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NFO:kivy:Kivy: v2.3.1</text:p>
      <text:p text:style-name="Preformatted_20_Text">INFO:kivy:Logger: Record log in /home/ambaence/.kivy/logs/kivy_25-04-03_39.txt</text:p>
      <text:p text:style-name="Preformatted_20_Text">INFO:kivy:Kivy: Installed at "/home/ambaence/.local/lib/python3.8/site-packages/kivy/__init__.py"</text:p>
      <text:p text:style-name="Preformatted_20_Text">INFO:kivy:Python: v3.8.10 (default, Mar 18 2025, 20:04:55) </text:p>
      <text:p text:style-name="Preformatted_20_Text">[GCC 9.4.0]</text:p>
      <text:p text:style-name="Preformatted_20_Text">INFO:kivy:Python: Interpreter at "/usr/bin/python3.8"</text:p>
      <text:p text:style-name="Preformatted_20_Text">INFO:kivy:Logger: Purge log fired. Processing...</text:p>
      <text:p text:style-name="Preformatted_20_Text">INFO:kivy:Logger: Purge finished!</text:p>
      <text:p text:style-name="Preformatted_20_Text">INFO:kivy:Factory: 195 symbols loaded</text:p>
      <text:p text:style-name="Preformatted_20_Text">INFO:kivy:Image: Providers: img_tex, img_dds, img_sdl2, img_pil (img_ffpyplayer ignored)</text:p>
      <text:p text:style-name="Preformatted_20_Text">INFO:kivy:Text: Provider: sdl2</text:p>
      <text:p text:style-name="Preformatted_20_Text">INFO:kivy:Window: Provider: sdl2</text:p>
      <text:p text:style-name="Preformatted_20_Text">INFO:kivy:GL: Using the "OpenGL" graphics system</text:p>
      <text:p text:style-name="Preformatted_20_Text">INFO:kivy:GL: Backend used &lt;sdl2&gt;</text:p>
      <text:p text:style-name="Preformatted_20_Text">INFO:kivy:GL: OpenGL version &lt;b'4.6 (Compatibility Profile) Mesa 21.2.6'&gt;</text:p>
      <text:p text:style-name="Preformatted_20_Text">INFO:kivy:GL: OpenGL vendor &lt;b'AMD'&gt;</text:p>
      <text:p text:style-name="Preformatted_20_Text">INFO:kivy:GL: OpenGL renderer &lt;b'AMD Radeon R7 Graphics (CARRIZO, DRM 3.35.0, 5.4.0-212-generic, LLVM 12.0.0)'&gt;</text:p>
      <text:p text:style-name="Preformatted_20_Text">INFO:kivy:GL: OpenGL parsed version: 4, 6</text:p>
      <text:p text:style-name="Preformatted_20_Text">INFO:kivy:GL: Shading version &lt;b'4.60'&gt;</text:p>
      <text:p text:style-name="Preformatted_20_Text">INFO:kivy:GL: Texture max size &lt;16384&gt;</text:p>
      <text:p text:style-name="Preformatted_20_Text">INFO:kivy:GL: Texture max units &lt;32&gt;</text:p>
      <text:p text:style-name="Preformatted_20_Text">INFO:kivy:Window: auto add sdl2 input provider</text:p>
      <text:p text:style-name="Preformatted_20_Text">INFO:kivy:Window: virtual keyboard not allowed, single mode, not docked</text:p>
      <text:p text:style-name="Preformatted_20_Text">DEBUG:asyncio:Using selector: EpollSelector</text:p>
      <text:p text:style-name="Preformatted_20_Text">INFO:__main__:{'event': 'initialization_start', 'simulate': True}</text:p>
      <text:p text:style-name="Preformatted_20_Text">INFO:api_handler:{'event': 'get_balance', 'cached': True}</text:p>
      <text:p text:style-name="Preformatted_20_Text">Level 1:tensorflow:Creating new FuncGraph for Python function &lt;function standard_lstm at 0x7f52e84b731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50), dtype=tf.float32, name=None)), Parameter(name=init_c, kind=POSITIONAL_OR_KEYWORD, optional=False, type_constraint=TensorSpec(shape=(None, 50), dtype=tf.float32, name=None)), Parameter(name=kernel, kind=POSITIONAL_OR_KEYWORD, optional=False, type_constraint=TensorSpec(shape=(2, 200), dtype=tf.float32, name=None)), Parameter(name=recurrent_kernel, kind=POSITIONAL_OR_KEYWORD, optional=False, type_constraint=TensorSpec(shape=(50, 200), dtype=tf.float32, name=None)), Parameter(name=bias, kind=POSITIONAL_OR_KEYWORD, optional=False, type_constraint=TensorSpec(shape=(200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Placeholder:0' shape=(None, 20, 2) dtype=float32&gt;, &lt;tf.Tensor 'lstm/zeros:0' shape=(None, 50) dtype=float32&gt;, &lt;tf.Tensor 'lstm/zeros_1:0' shape=(None, 50) dtype=float32&gt;, <text:soft-page-break/>&lt;tf.Tensor 'lstm/Identity:0' shape=(2, 200) dtype=float32&gt;, &lt;tf.Tensor 'lstm/Identity_1:0' shape=(50, 200) dtype=float32&gt;, &lt;tf.Tensor 'lstm/Identity_2:0' shape=(200,) dtype=float32&gt;, None, False, False, None, False, True)] [kwargs: {}]</text:p>
      <text:p text:style-name="Preformatted_20_Text">Level 1:tensorflow:Creating new FuncGraph for Python function &lt;function lstm_with_backend_selection.&lt;locals&gt;.gpu_lstm_with_fallback at 0x7f52e84b79d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50), dtype=tf.float32, name=None)), Parameter(name=init_c, kind=POSITIONAL_OR_KEYWORD, optional=False, type_constraint=TensorSpec(shape=(None, 50), dtype=tf.float32, name=None)), Parameter(name=kernel, kind=POSITIONAL_OR_KEYWORD, optional=False, type_constraint=TensorSpec(shape=(2, 200), dtype=tf.float32, name=None)), Parameter(name=recurrent_kernel, kind=POSITIONAL_OR_KEYWORD, optional=False, type_constraint=TensorSpec(shape=(50, 200), dtype=tf.float32, name=None)), Parameter(name=bias, kind=POSITIONAL_OR_KEYWORD, optional=False, type_constraint=TensorSpec(shape=(200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Placeholder:0' shape=(None, 20, 2) dtype=float32&gt;, &lt;tf.Tensor 'lstm/zeros:0' shape=(None, 50) dtype=float32&gt;, &lt;tf.Tensor 'lstm/zeros_1:0' shape=(None, 50) dtype=float32&gt;, &lt;tf.Tensor 'lstm/Identity:0' shape=(2, 200) dtype=float32&gt;, &lt;tf.Tensor 'lstm/Identity_1:0' shape=(50, 200) dtype=float32&gt;, &lt;tf.Tensor 'lstm/Identity_2:0' shape=(200,) dtype=float32&gt;, None, False, False, None, False, Tru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strided_slice'</text:p>
      <text:p text:style-name="Preformatted_20_Text">Level 1:tensorflow: <text:s/>in <text:s/>--&gt; gradients/grad_ys_0:0</text:p>
      <text:p text:style-name="Preformatted_20_Text">Level 1:tensorflow: <text:s/>out --&gt; gradients/strided_slice_grad/StridedSliceGrad:0</text:p>
      <text:p text:style-name="Preformatted_20_Text">Level 1:tensorflow:Gradient for 'transpose_9'</text:p>
      <text:p text:style-name="Preformatted_20_Text">Level 1:tensorflow: <text:s/>in <text:s/>--&gt; gradients/grad_ys_1:0</text:p>
      <text:p text:style-name="Preformatted_20_Text">Level 1:tensorflow: <text:s/>out --&gt; gradients/transpose_9_grad/transpos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Level 1:tensorflow: <text:s/>out --&gt; gradients/Squeeze_grad/Reshape:0</text:p>
      <text:p text:style-name="Preformatted_20_Text">Level 1:tensorflow:Gradient for 'Squeeze_1'</text:p>
      <text:p text:style-name="Preformatted_20_Text">Level 1:tensorflow: <text:s/>in <text:s/>--&gt; gradients/grad_ys_3:0</text:p>
      <text:p text:style-name="Preformatted_20_Text"><text:soft-page-break/>Level 1:tensorflow: <text:s/>out --&gt; gradients/Squeeze_1_grad/Reshape:0</text:p>
      <text:p text:style-name="Preformatted_20_Text">Level 2:tensorflow: <text:s/>_AggregatedGrads 2 x (20, None, 50) using add_n</text:p>
      <text:p text:style-name="Preformatted_20_Text">Level 1:tensorflow:Gradient for 'CudnnRNN'</text:p>
      <text:p text:style-name="Preformatted_20_Text">Level 1:tensorflow: <text:s/>in <text:s/>--&gt; gradients/AddN:0, gradients/Squeeze_grad/Reshape:0, gradients/Squeeze_1_grad/Reshape:0, gradients/zeros_like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ExpandDims_1'</text:p>
      <text:p text:style-name="Preformatted_20_Text">Level 1:tensorflow: <text:s/>in <text:s/>--&gt; gradients/CudnnRNN_grad/CudnnRNNBackprop:2</text:p>
      <text:p text:style-name="Preformatted_20_Text">Level 1:tensorflow: <text:s/>out --&gt; gradients/ExpandDims_1_grad/Reshape:0</text:p>
      <text:p text:style-name="Preformatted_20_Text">Level 1:tensorflow:Gradient for 'concat_1'</text:p>
      <text:p text:style-name="Preformatted_20_Text">Level 1:tensorflow: <text:s/>in <text:s/>--&gt; gradients/CudnnRNN_grad/CudnnRNNBackprop:3</text:p>
      <text:p text:style-name="Preformatted_20_Text">Level 1:tensorflow: <text:s/>out --&gt; gradients/concat_1_grad/Slice:0, gradients/concat_1_grad/Slice_1:0, gradients/concat_1_grad/Slice_2:0, gradients/concat_1_grad/Slice_3:0, gradients/concat_1_grad/Slice_4:0, gradients/concat_1_grad/Slice_5:0, gradients/concat_1_grad/Slice_6:0, gradients/concat_1_grad/Slice_7:0, gradients/concat_1_grad/Slice_8:0, gradients/concat_1_grad/Slice_9:0, gradients/concat_1_grad/Slice_10:0, gradients/concat_1_grad/Slice_11:0, gradients/concat_1_grad/Slice_12:0, gradients/concat_1_grad/Slice_13:0, gradients/concat_1_grad/Slice_14:0, gradients/concat_1_grad/Slice_15:0</text:p>
      <text:p text:style-name="Preformatted_20_Text">Level 1:tensorflow:Gradient for 'Reshape'</text:p>
      <text:p text:style-name="Preformatted_20_Text">Level 1:tensorflow: <text:s/>in <text:s/>--&gt; gradients/concat_1_grad/Slice:0</text:p>
      <text:p text:style-name="Preformatted_20_Text">Level 1:tensorflow: <text:s/>out --&gt; gradients/Reshape_grad/Reshape:0</text:p>
      <text:p text:style-name="Preformatted_20_Text">Level 1:tensorflow:Gradient for 'Reshape_1'</text:p>
      <text:p text:style-name="Preformatted_20_Text">Level 1:tensorflow: <text:s/>in <text:s/>--&gt; gradients/concat_1_grad/Slice_1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1_grad/Slice_2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1_grad/Slice_3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1_grad/Slice_4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1_grad/Slice_5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1_grad/Slice_6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1_grad/Slice_7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1_grad/Slice_8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1_grad/Slice_9:0</text:p>
      <text:p text:style-name="Preformatted_20_Text">Level 1:tensorflow: <text:s/>out --&gt; gradients/Reshape_9_grad/Reshape:0</text:p>
      <text:p text:style-name="Preformatted_20_Text"><text:soft-page-break/>Level 1:tensorflow:Gradient for 'Reshape_10'</text:p>
      <text:p text:style-name="Preformatted_20_Text">Level 1:tensorflow: <text:s/>in <text:s/>--&gt; gradients/concat_1_grad/Slice_10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1_grad/Slice_11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1_grad/Slice_12:0</text:p>
      <text:p text:style-name="Preformatted_20_Text">Level 1:tensorflow: <text:s/>out --&gt; gradients/Reshape_12_grad/Reshape:0</text:p>
      <text:p text:style-name="Preformatted_20_Text">Level 1:tensorflow:Gradient for 'Reshape_13'</text:p>
      <text:p text:style-name="Preformatted_20_Text">Level 1:tensorflow: <text:s/>in <text:s/>--&gt; gradients/concat_1_grad/Slice_13:0</text:p>
      <text:p text:style-name="Preformatted_20_Text">Level 1:tensorflow: <text:s/>out --&gt; gradients/Reshape_13_grad/Reshape:0</text:p>
      <text:p text:style-name="Preformatted_20_Text">Level 1:tensorflow:Gradient for 'Reshape_14'</text:p>
      <text:p text:style-name="Preformatted_20_Text">Level 1:tensorflow: <text:s/>in <text:s/>--&gt; gradients/concat_1_grad/Slice_14:0</text:p>
      <text:p text:style-name="Preformatted_20_Text">Level 1:tensorflow: <text:s/>out --&gt; gradients/Reshape_14_grad/Reshape:0</text:p>
      <text:p text:style-name="Preformatted_20_Text">Level 1:tensorflow:Gradient for 'Reshape_15'</text:p>
      <text:p text:style-name="Preformatted_20_Text">Level 1:tensorflow: <text:s/>in <text:s/>--&gt; gradients/concat_1_grad/Slice_15:0</text:p>
      <text:p text:style-name="Preformatted_20_Text">Level 1:tensorflow: <text:s/>out --&gt; gradients/Reshape_15_grad/Reshape:0</text:p>
      <text:p text:style-name="Preformatted_20_Text">Level 1:tensorflow:Gradient for 'transpose_1'</text:p>
      <text:p text:style-name="Preformatted_20_Text">Level 1:tensorflow: <text:s/>in <text:s/>--&gt; gradients/Reshape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Level 1:tensorflow: <text:s/>in <text:s/>--&gt; gradients/Reshape_1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2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3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4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5_grad/Reshape:0</text:p>
      <text:p text:style-name="Preformatted_20_Text">Level 1:tensorflow: <text:s/>out --&gt; gradients/transpose_6_grad/transpose:0</text:p>
      <text:p text:style-name="Preformatted_20_Text">Level 1:tensorflow:Gradient for 'transpose_7'</text:p>
      <text:p text:style-name="Preformatted_20_Text">Level 1:tensorflow: <text:s/>in <text:s/>--&gt; gradients/Reshape_6_grad/Reshape:0</text:p>
      <text:p text:style-name="Preformatted_20_Text">Level 1:tensorflow: <text:s/>out --&gt; gradients/transpose_7_grad/transpose:0</text:p>
      <text:p text:style-name="Preformatted_20_Text">Level 1:tensorflow:Gradient for 'transpose_8'</text:p>
      <text:p text:style-name="Preformatted_20_Text">Level 1:tensorflow: <text:s/>in <text:s/>--&gt; gradients/Reshape_7_grad/Reshape:0</text:p>
      <text:p text:style-name="Preformatted_20_Text">Level 1:tensorflow: <text:s/>out --&gt; gradients/transpose_8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9_grad/Reshape:0, gradients/Reshape_10_grad/Reshape:0, gradients/Reshape_11_grad/Reshape:0, gradients/Reshape_12_grad/Reshape:0, gradients/Reshape_13_grad/Reshape:0, gradients/Reshape_14_grad/Reshape:0, gradients/Reshape_15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1_grad/transpose:0, gradients/transpose_2_grad/transpose:0, gradients/transpose_3_grad/transpose:0, gradients/transpose_4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6_grad/transpose:0, gradients/transpose_7_grad/transpose:0, gradients/transpose_8_grad/transpose:0</text:p>
      <text:p text:style-name="Preformatted_20_Text">Level 1:tensorflow: <text:s/>out --&gt; gradients/split_1_grad/concat:0</text:p>
      <text:p text:style-name="Preformatted_20_Text"><text:soft-page-break/>Level 1:tensorflow:Gradient for 'concat'</text:p>
      <text:p text:style-name="Preformatted_20_Text">Level 1:tensorflow: <text:s/>in <text:s/>--&gt; gradients/split_2_grad/concat:0</text:p>
      <text:p text:style-name="Preformatted_20_Text">Level 1:tensorflow: <text:s/>out --&gt; gradients/concat_grad/Slice:0, gradients/concat_grad/Slice_1:0</text:p>
      <text:p text:style-name="Preformatted_20_Text">Level 1:tensorflow:Creating new FuncGraph for Python function &lt;function standard_lstm at 0x7f52e84b70d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50), dtype=tf.float32, name=None)), Parameter(name=init_h, kind=POSITIONAL_OR_KEYWORD, optional=False, type_constraint=TensorSpec(shape=(None, 50), dtype=tf.float32, name=None)), Parameter(name=init_c, kind=POSITIONAL_OR_KEYWORD, optional=False, type_constraint=TensorSpec(shape=(None, 50), dtype=tf.float32, name=None)), Parameter(name=kernel, kind=POSITIONAL_OR_KEYWORD, optional=False, type_constraint=TensorSpec(shape=(50, 200), dtype=tf.float32, name=None)), Parameter(name=recurrent_kernel, kind=POSITIONAL_OR_KEYWORD, optional=False, type_constraint=TensorSpec(shape=(50, 200), dtype=tf.float32, name=None)), Parameter(name=bias, kind=POSITIONAL_OR_KEYWORD, optional=False, type_constraint=TensorSpec(shape=(200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Placeholder:0' shape=(None, 20, 50) dtype=float32&gt;, &lt;tf.Tensor 'lstm_1/zeros:0' shape=(None, 50) dtype=float32&gt;, &lt;tf.Tensor 'lstm_1/zeros_1:0' shape=(None, 50) dtype=float32&gt;, &lt;tf.Tensor 'lstm_1/Identity:0' shape=(50, 200) dtype=float32&gt;, &lt;tf.Tensor 'lstm_1/Identity_1:0' shape=(50, 200) dtype=float32&gt;, &lt;tf.Tensor 'lstm_1/Identity_2:0' shape=(200,) dtype=float32&gt;, None, False, False, None, False, False)] [kwargs: {}]</text:p>
      <text:p text:style-name="Preformatted_20_Text">Level 1:tensorflow:Creating new FuncGraph for Python function &lt;function lstm_with_backend_selection.&lt;locals&gt;.gpu_lstm_with_fallback at 0x7f52e844082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50), dtype=tf.float32, name=None)), Parameter(name=init_h, kind=POSITIONAL_OR_KEYWORD, optional=False, type_constraint=TensorSpec(shape=(None, 50), dtype=tf.float32, name=None)), Parameter(name=init_c, kind=POSITIONAL_OR_KEYWORD, optional=False, type_constraint=TensorSpec(shape=(None, 50), dtype=tf.float32, name=None)), Parameter(name=kernel, kind=POSITIONAL_OR_KEYWORD, optional=False, type_constraint=TensorSpec(shape=(50, 200), dtype=tf.float32, name=None)), Parameter(name=recurrent_kernel, kind=POSITIONAL_OR_KEYWORD, optional=False, type_constraint=TensorSpec(shape=(50, 200), dtype=tf.float32, name=None)), Parameter(name=bias, kind=POSITIONAL_OR_KEYWORD, optional=False, type_constraint=TensorSpec(shape=(200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<text:soft-page-break/>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Placeholder:0' shape=(None, 20, 50) dtype=float32&gt;, &lt;tf.Tensor 'lstm_1/zeros:0' shape=(None, 50) dtype=float32&gt;, &lt;tf.Tensor 'lstm_1/zeros_1:0' shape=(None, 50) dtype=float32&gt;, &lt;tf.Tensor 'lstm_1/Identity:0' shape=(50, 200) dtype=float32&gt;, &lt;tf.Tensor 'lstm_1/Identity_1:0' shape=(50, 200) dtype=float32&gt;, &lt;tf.Tensor 'lstm_1/Identity_2:0' shape=(200,) dtype=float32&gt;, None, False, False, None, False, Fals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ExpandDims_2'</text:p>
      <text:p text:style-name="Preformatted_20_Text">Level 1:tensorflow: <text:s/>in <text:s/>--&gt; gradients/grad_ys_1:0</text:p>
      <text:p text:style-name="Preformatted_20_Text">Level 1:tensorflow: <text:s/>out --&gt; gradients/ExpandDims_2_grad/Reshap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Level 1:tensorflow: <text:s/>out --&gt; gradients/Squeeze_grad/Reshape:0</text:p>
      <text:p text:style-name="Preformatted_20_Text">Level 1:tensorflow:Gradient for 'Squeeze_1'</text:p>
      <text:p text:style-name="Preformatted_20_Text">Level 1:tensorflow: <text:s/>in <text:s/>--&gt; gradients/grad_ys_3:0</text:p>
      <text:p text:style-name="Preformatted_20_Text">Level 1:tensorflow: <text:s/>out --&gt; gradients/Squeeze_1_grad/Reshape:0</text:p>
      <text:p text:style-name="Preformatted_20_Text">Level 2:tensorflow: <text:s/>_AggregatedGrads 2 x (None, 50) using add_n</text:p>
      <text:p text:style-name="Preformatted_20_Text">Level 1:tensorflow:Gradient for 'strided_slice'</text:p>
      <text:p text:style-name="Preformatted_20_Text">Level 1:tensorflow: <text:s/>in <text:s/>--&gt; gradients/AddN:0</text:p>
      <text:p text:style-name="Preformatted_20_Text">Level 1:tensorflow: <text:s/>out --&gt; gradients/strided_slice_grad/StridedSliceGrad:0</text:p>
      <text:p text:style-name="Preformatted_20_Text">Level 1:tensorflow:Gradient for 'CudnnRNN'</text:p>
      <text:p text:style-name="Preformatted_20_Text">Level 1:tensorflow: <text:s/>in <text:s/>--&gt; gradients/strided_slice_grad/StridedSliceGrad:0, gradients/Squeeze_grad/Reshape:0, gradients/Squeeze_1_grad/Reshape:0, gradients/zeros_like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ExpandDims_1'</text:p>
      <text:p text:style-name="Preformatted_20_Text">Level 1:tensorflow: <text:s/>in <text:s/>--&gt; gradients/CudnnRNN_grad/CudnnRNNBackprop:2</text:p>
      <text:p text:style-name="Preformatted_20_Text">Level 1:tensorflow: <text:s/>out --&gt; gradients/ExpandDims_1_grad/Reshape:0</text:p>
      <text:p text:style-name="Preformatted_20_Text">Level 1:tensorflow:Gradient for 'concat_1'</text:p>
      <text:p text:style-name="Preformatted_20_Text">Level 1:tensorflow: <text:s/>in <text:s/>--&gt; gradients/CudnnRNN_grad/CudnnRNNBackprop:3</text:p>
      <text:p text:style-name="Preformatted_20_Text">Level 1:tensorflow: <text:s/>out --&gt; gradients/concat_1_grad/Slice:0, gradients/concat_1_grad/Slice_1:0, gradients/concat_1_grad/Slice_2:0, <text:soft-page-break/>gradients/concat_1_grad/Slice_3:0, gradients/concat_1_grad/Slice_4:0, gradients/concat_1_grad/Slice_5:0, gradients/concat_1_grad/Slice_6:0, gradients/concat_1_grad/Slice_7:0, gradients/concat_1_grad/Slice_8:0, gradients/concat_1_grad/Slice_9:0, gradients/concat_1_grad/Slice_10:0, gradients/concat_1_grad/Slice_11:0, gradients/concat_1_grad/Slice_12:0, gradients/concat_1_grad/Slice_13:0, gradients/concat_1_grad/Slice_14:0, gradients/concat_1_grad/Slice_15:0</text:p>
      <text:p text:style-name="Preformatted_20_Text">Level 1:tensorflow:Gradient for 'Reshape'</text:p>
      <text:p text:style-name="Preformatted_20_Text">Level 1:tensorflow: <text:s/>in <text:s/>--&gt; gradients/concat_1_grad/Slice:0</text:p>
      <text:p text:style-name="Preformatted_20_Text">Level 1:tensorflow: <text:s/>out --&gt; gradients/Reshape_grad/Reshape:0</text:p>
      <text:p text:style-name="Preformatted_20_Text">Level 1:tensorflow:Gradient for 'Reshape_1'</text:p>
      <text:p text:style-name="Preformatted_20_Text">Level 1:tensorflow: <text:s/>in <text:s/>--&gt; gradients/concat_1_grad/Slice_1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1_grad/Slice_2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1_grad/Slice_3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1_grad/Slice_4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1_grad/Slice_5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1_grad/Slice_6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1_grad/Slice_7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1_grad/Slice_8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1_grad/Slice_9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1_grad/Slice_10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1_grad/Slice_11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1_grad/Slice_12:0</text:p>
      <text:p text:style-name="Preformatted_20_Text">Level 1:tensorflow: <text:s/>out --&gt; gradients/Reshape_12_grad/Reshape:0</text:p>
      <text:p text:style-name="Preformatted_20_Text">Level 1:tensorflow:Gradient for 'Reshape_13'</text:p>
      <text:p text:style-name="Preformatted_20_Text">Level 1:tensorflow: <text:s/>in <text:s/>--&gt; gradients/concat_1_grad/Slice_13:0</text:p>
      <text:p text:style-name="Preformatted_20_Text">Level 1:tensorflow: <text:s/>out --&gt; gradients/Reshape_13_grad/Reshape:0</text:p>
      <text:p text:style-name="Preformatted_20_Text">Level 1:tensorflow:Gradient for 'Reshape_14'</text:p>
      <text:p text:style-name="Preformatted_20_Text">Level 1:tensorflow: <text:s/>in <text:s/>--&gt; gradients/concat_1_grad/Slice_14:0</text:p>
      <text:p text:style-name="Preformatted_20_Text">Level 1:tensorflow: <text:s/>out --&gt; gradients/Reshape_14_grad/Reshape:0</text:p>
      <text:p text:style-name="Preformatted_20_Text">Level 1:tensorflow:Gradient for 'Reshape_15'</text:p>
      <text:p text:style-name="Preformatted_20_Text">Level 1:tensorflow: <text:s/>in <text:s/>--&gt; gradients/concat_1_grad/Slice_15:0</text:p>
      <text:p text:style-name="Preformatted_20_Text">Level 1:tensorflow: <text:s/>out --&gt; gradients/Reshape_15_grad/Reshape:0</text:p>
      <text:p text:style-name="Preformatted_20_Text">Level 1:tensorflow:Gradient for 'transpose_1'</text:p>
      <text:p text:style-name="Preformatted_20_Text">Level 1:tensorflow: <text:s/>in <text:s/>--&gt; gradients/Reshape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<text:soft-page-break/>Level 1:tensorflow: <text:s/>in <text:s/>--&gt; gradients/Reshape_1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2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3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4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5_grad/Reshape:0</text:p>
      <text:p text:style-name="Preformatted_20_Text">Level 1:tensorflow: <text:s/>out --&gt; gradients/transpose_6_grad/transpose:0</text:p>
      <text:p text:style-name="Preformatted_20_Text">Level 1:tensorflow:Gradient for 'transpose_7'</text:p>
      <text:p text:style-name="Preformatted_20_Text">Level 1:tensorflow: <text:s/>in <text:s/>--&gt; gradients/Reshape_6_grad/Reshape:0</text:p>
      <text:p text:style-name="Preformatted_20_Text">Level 1:tensorflow: <text:s/>out --&gt; gradients/transpose_7_grad/transpose:0</text:p>
      <text:p text:style-name="Preformatted_20_Text">Level 1:tensorflow:Gradient for 'transpose_8'</text:p>
      <text:p text:style-name="Preformatted_20_Text">Level 1:tensorflow: <text:s/>in <text:s/>--&gt; gradients/Reshape_7_grad/Reshape:0</text:p>
      <text:p text:style-name="Preformatted_20_Text">Level 1:tensorflow: <text:s/>out --&gt; gradients/transpose_8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9_grad/Reshape:0, gradients/Reshape_10_grad/Reshape:0, gradients/Reshape_11_grad/Reshape:0, gradients/Reshape_12_grad/Reshape:0, gradients/Reshape_13_grad/Reshape:0, gradients/Reshape_14_grad/Reshape:0, gradients/Reshape_15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1_grad/transpose:0, gradients/transpose_2_grad/transpose:0, gradients/transpose_3_grad/transpose:0, gradients/transpose_4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6_grad/transpose:0, gradients/transpose_7_grad/transpose:0, gradients/transpose_8_grad/transpose:0</text:p>
      <text:p text:style-name="Preformatted_20_Text">Level 1:tensorflow: <text:s/>out --&gt; gradients/split_1_grad/concat:0</text:p>
      <text:p text:style-name="Preformatted_20_Text">Level 1:tensorflow:Gradient for 'concat'</text:p>
      <text:p text:style-name="Preformatted_20_Text">Level 1:tensorflow: <text:s/>in <text:s/>--&gt; gradients/split_2_grad/concat:0</text:p>
      <text:p text:style-name="Preformatted_20_Text">Level 1:tensorflow: <text:s/>out --&gt; gradients/concat_grad/Slice:0, gradients/concat_grad/Slice_1:0</text:p>
      <text:p text:style-name="Preformatted_20_Text">Level 1:tensorflow:Creating new FuncGraph for Python function &lt;function standard_gru at 0x7f52e82c83a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50), dtype=tf.float32, name=None)), Parameter(name=kernel, kind=POSITIONAL_OR_KEYWORD, optional=False, type_constraint=TensorSpec(shape=(2, 150), dtype=tf.float32, name=None)), Parameter(name=recurrent_kernel, kind=POSITIONAL_OR_KEYWORD, optional=False, type_constraint=TensorSpec(shape=(50, 150), dtype=tf.float32, name=None)), Parameter(name=bias, kind=POSITIONAL_OR_KEYWORD, optional=False, type_constraint=TensorSpec(shape=(2, 150), dtype=tf.float32, name=None)), Parameter(name=mask, kind=POSITIONAL_OR_KEYWORD, optional=False, type_constraint=Literal(value=None)), Parameter(name=time_major, kind=POSITIONAL_OR_KEYWORD, optional=False, type_constraint=Literal(value=False)), Parameter(name=go_backwards, <text:soft-page-break/>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Placeholder:0' shape=(None, 20, 2) dtype=float32&gt;, &lt;tf.Tensor 'gru/zeros:0' shape=(None, 50) dtype=float32&gt;, &lt;tf.Tensor 'gru/Identity:0' shape=(2, 150) dtype=float32&gt;, &lt;tf.Tensor 'gru/Identity_1:0' shape=(50, 150) dtype=float32&gt;, &lt;tf.Tensor 'gru/Identity_2:0' shape=(2, 150) dtype=float32&gt;, None, False, False, None, False, True)] [kwargs: {}]</text:p>
      <text:p text:style-name="Preformatted_20_Text">Level 1:tensorflow:Creating new FuncGraph for Python function &lt;function gru_with_backend_selection.&lt;locals&gt;.gpu_gru_with_fallback at 0x7f52e82c879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50), dtype=tf.float32, name=None)), Parameter(name=kernel, kind=POSITIONAL_OR_KEYWORD, optional=False, type_constraint=TensorSpec(shape=(2, 150), dtype=tf.float32, name=None)), Parameter(name=recurrent_kernel, kind=POSITIONAL_OR_KEYWORD, optional=False, type_constraint=TensorSpec(shape=(50, 150), dtype=tf.float32, name=None)), Parameter(name=bias, kind=POSITIONAL_OR_KEYWORD, optional=False, type_constraint=TensorSpec(shape=(2, 150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Placeholder:0' shape=(None, 20, 2) dtype=float32&gt;, &lt;tf.Tensor 'gru/zeros:0' shape=(None, 50) dtype=float32&gt;, &lt;tf.Tensor 'gru/Identity:0' shape=(2, 150) dtype=float32&gt;, &lt;tf.Tensor 'gru/Identity_1:0' shape=(50, 150) dtype=float32&gt;, &lt;tf.Tensor 'gru/Identity_2:0' shape=(2, 150) dtype=float32&gt;, None, False, False, None, False, Tru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strided_slice'</text:p>
      <text:p text:style-name="Preformatted_20_Text">Level 1:tensorflow: <text:s/>in <text:s/>--&gt; gradients/grad_ys_0:0</text:p>
      <text:p text:style-name="Preformatted_20_Text">Level 1:tensorflow: <text:s/>out --&gt; gradients/strided_slice_grad/StridedSliceGrad:0</text:p>
      <text:p text:style-name="Preformatted_20_Text">Level 1:tensorflow:Gradient for 'transpose_7'</text:p>
      <text:p text:style-name="Preformatted_20_Text">Level 1:tensorflow: <text:s/>in <text:s/>--&gt; gradients/grad_ys_1:0</text:p>
      <text:p text:style-name="Preformatted_20_Text">Level 1:tensorflow: <text:s/>out --&gt; gradients/transpose_7_grad/transpos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<text:soft-page-break/>Level 1:tensorflow: <text:s/>out --&gt; gradients/Squeeze_grad/Reshape:0</text:p>
      <text:p text:style-name="Preformatted_20_Text">Level 2:tensorflow: <text:s/>_AggregatedGrads 2 x (20, None, 50) using add_n</text:p>
      <text:p text:style-name="Preformatted_20_Text">Level 1:tensorflow:Gradient for 'CudnnRNN'</text:p>
      <text:p text:style-name="Preformatted_20_Text">Level 1:tensorflow: <text:s/>in <text:s/>--&gt; gradients/AddN:0, gradients/Squeeze_grad/Reshape:0, gradients/zeros_like:0, gradients/zeros_like_1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concat'</text:p>
      <text:p text:style-name="Preformatted_20_Text">Level 1:tensorflow: <text:s/>in <text:s/>--&gt; gradients/CudnnRNN_grad/CudnnRNNBackprop:3</text:p>
      <text:p text:style-name="Preformatted_20_Text">Level 1:tensorflow: <text:s/>out --&gt; gradients/concat_grad/Slice:0, gradients/concat_grad/Slice_1:0, gradients/concat_grad/Slice_2:0, gradients/concat_grad/Slice_3:0, gradients/concat_grad/Slice_4:0, gradients/concat_grad/Slice_5:0, gradients/concat_grad/Slice_6:0, gradients/concat_grad/Slice_7:0, gradients/concat_grad/Slice_8:0, gradients/concat_grad/Slice_9:0, gradients/concat_grad/Slice_10:0, gradients/concat_grad/Slice_11:0</text:p>
      <text:p text:style-name="Preformatted_20_Text">Level 1:tensorflow:Gradient for 'Reshape_1'</text:p>
      <text:p text:style-name="Preformatted_20_Text">Level 1:tensorflow: <text:s/>in <text:s/>--&gt; gradients/concat_grad/Slice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grad/Slice_1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grad/Slice_2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grad/Slice_3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grad/Slice_4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grad/Slice_5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grad/Slice_6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grad/Slice_7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grad/Slice_8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grad/Slice_9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grad/Slice_10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grad/Slice_11:0</text:p>
      <text:p text:style-name="Preformatted_20_Text"><text:soft-page-break/>Level 1:tensorflow: <text:s/>out --&gt; gradients/Reshape_12_grad/Reshape:0</text:p>
      <text:p text:style-name="Preformatted_20_Text">Level 1:tensorflow:Gradient for 'transpose_1'</text:p>
      <text:p text:style-name="Preformatted_20_Text">Level 1:tensorflow: <text:s/>in <text:s/>--&gt; gradients/Reshape_1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Level 1:tensorflow: <text:s/>in <text:s/>--&gt; gradients/Reshape_2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3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4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5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6_grad/Reshape:0</text:p>
      <text:p text:style-name="Preformatted_20_Text">Level 1:tensorflow: <text:s/>out --&gt; gradients/transpose_6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7_grad/Reshape:0, gradients/Reshape_9_grad/Reshape:0, gradients/Reshape_11_grad/Reshape:0, gradients/Reshape_10_grad/Reshape:0, gradients/Reshape_12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2_grad/transpose:0, gradients/transpose_1_grad/transpose:0, gradients/transpose_3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4_grad/transpose:0, gradients/transpose_6_grad/transpose:0</text:p>
      <text:p text:style-name="Preformatted_20_Text">Level 1:tensorflow: <text:s/>out --&gt; gradients/split_1_grad/concat:0</text:p>
      <text:p text:style-name="Preformatted_20_Text">Level 1:tensorflow:Gradient for 'Reshape'</text:p>
      <text:p text:style-name="Preformatted_20_Text">Level 1:tensorflow: <text:s/>in <text:s/>--&gt; gradients/split_2_grad/concat:0</text:p>
      <text:p text:style-name="Preformatted_20_Text">Level 1:tensorflow: <text:s/>out --&gt; gradients/Reshape_grad/Reshape:0</text:p>
      <text:p text:style-name="Preformatted_20_Text">Level 1:tensorflow:Creating new FuncGraph for Python function &lt;function standard_gru at 0x7f52e82c89d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50), dtype=tf.float32, name=None)), Parameter(name=init_h, kind=POSITIONAL_OR_KEYWORD, optional=False, type_constraint=TensorSpec(shape=(None, 50), dtype=tf.float32, name=None)), Parameter(name=kernel, kind=POSITIONAL_OR_KEYWORD, optional=False, type_constraint=TensorSpec(shape=(50, 150), dtype=tf.float32, name=None)), Parameter(name=recurrent_kernel, kind=POSITIONAL_OR_KEYWORD, optional=False, type_constraint=TensorSpec(shape=(50, 150), dtype=tf.float32, name=None)), Parameter(name=bias, kind=POSITIONAL_OR_KEYWORD, optional=False, type_constraint=TensorSpec(shape=(2, 150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<text:soft-page-break/>type_constraint=Literal(value=False))], captures=OrderedDict()))</text:p>
      <text:p text:style-name="Preformatted_20_Text">Level 2:tensorflow:Python function signature [args: (&lt;tf.Tensor 'Placeholder:0' shape=(None, 20, 50) dtype=float32&gt;, &lt;tf.Tensor 'gru_1/zeros:0' shape=(None, 50) dtype=float32&gt;, &lt;tf.Tensor 'gru_1/Identity:0' shape=(50, 150) dtype=float32&gt;, &lt;tf.Tensor 'gru_1/Identity_1:0' shape=(50, 150) dtype=float32&gt;, &lt;tf.Tensor 'gru_1/Identity_2:0' shape=(2, 150) dtype=float32&gt;, None, False, False, None, False, False)] [kwargs: {}]</text:p>
      <text:p text:style-name="Preformatted_20_Text">Level 1:tensorflow:Creating new FuncGraph for Python function &lt;function gru_with_backend_selection.&lt;locals&gt;.gpu_gru_with_fallback at 0x7f52e823b43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50), dtype=tf.float32, name=None)), Parameter(name=init_h, kind=POSITIONAL_OR_KEYWORD, optional=False, type_constraint=TensorSpec(shape=(None, 50), dtype=tf.float32, name=None)), Parameter(name=kernel, kind=POSITIONAL_OR_KEYWORD, optional=False, type_constraint=TensorSpec(shape=(50, 150), dtype=tf.float32, name=None)), Parameter(name=recurrent_kernel, kind=POSITIONAL_OR_KEYWORD, optional=False, type_constraint=TensorSpec(shape=(50, 150), dtype=tf.float32, name=None)), Parameter(name=bias, kind=POSITIONAL_OR_KEYWORD, optional=False, type_constraint=TensorSpec(shape=(2, 150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Placeholder:0' shape=(None, 20, 50) dtype=float32&gt;, &lt;tf.Tensor 'gru_1/zeros:0' shape=(None, 50) dtype=float32&gt;, &lt;tf.Tensor 'gru_1/Identity:0' shape=(50, 150) dtype=float32&gt;, &lt;tf.Tensor 'gru_1/Identity_1:0' shape=(50, 150) dtype=float32&gt;, &lt;tf.Tensor 'gru_1/Identity_2:0' shape=(2, 150) dtype=float32&gt;, None, False, False, None, False, Fals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ExpandDims_1'</text:p>
      <text:p text:style-name="Preformatted_20_Text">Level 1:tensorflow: <text:s/>in <text:s/>--&gt; gradients/grad_ys_1:0</text:p>
      <text:p text:style-name="Preformatted_20_Text">Level 1:tensorflow: <text:s/>out --&gt; gradients/ExpandDims_1_grad/Reshap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Level 1:tensorflow: <text:s/>out --&gt; gradients/Squeeze_grad/Reshape:0</text:p>
      <text:p text:style-name="Preformatted_20_Text">Level 2:tensorflow: <text:s/>_AggregatedGrads 2 x (None, 50) using add_n</text:p>
      <text:p text:style-name="Preformatted_20_Text">Level 1:tensorflow:Gradient for 'strided_slice'</text:p>
      <text:p text:style-name="Preformatted_20_Text">Level 1:tensorflow: <text:s/>in <text:s/>--&gt; gradients/AddN:0</text:p>
      <text:p text:style-name="Preformatted_20_Text">Level 1:tensorflow: <text:s/>out --&gt; gradients/strided_slice_grad/StridedSliceGrad:0</text:p>
      <text:p text:style-name="Preformatted_20_Text">Level 1:tensorflow:Gradient for 'CudnnRNN'</text:p>
      <text:p text:style-name="Preformatted_20_Text">Level 1:tensorflow: <text:s/>in <text:s/>--&gt; gradients/strided_slice_grad/StridedSliceGrad:0, gradients/Squeeze_grad/Reshape:0, gradients/zeros_like:0, gradients/zeros_like_1:0</text:p>
      <text:p text:style-name="Preformatted_20_Text"><text:soft-page-break/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concat'</text:p>
      <text:p text:style-name="Preformatted_20_Text">Level 1:tensorflow: <text:s/>in <text:s/>--&gt; gradients/CudnnRNN_grad/CudnnRNNBackprop:3</text:p>
      <text:p text:style-name="Preformatted_20_Text">Level 1:tensorflow: <text:s/>out --&gt; gradients/concat_grad/Slice:0, gradients/concat_grad/Slice_1:0, gradients/concat_grad/Slice_2:0, gradients/concat_grad/Slice_3:0, gradients/concat_grad/Slice_4:0, gradients/concat_grad/Slice_5:0, gradients/concat_grad/Slice_6:0, gradients/concat_grad/Slice_7:0, gradients/concat_grad/Slice_8:0, gradients/concat_grad/Slice_9:0, gradients/concat_grad/Slice_10:0, gradients/concat_grad/Slice_11:0</text:p>
      <text:p text:style-name="Preformatted_20_Text">Level 1:tensorflow:Gradient for 'Reshape_1'</text:p>
      <text:p text:style-name="Preformatted_20_Text">Level 1:tensorflow: <text:s/>in <text:s/>--&gt; gradients/concat_grad/Slice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grad/Slice_1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grad/Slice_2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grad/Slice_3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grad/Slice_4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grad/Slice_5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grad/Slice_6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grad/Slice_7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grad/Slice_8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grad/Slice_9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grad/Slice_10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grad/Slice_11:0</text:p>
      <text:p text:style-name="Preformatted_20_Text">Level 1:tensorflow: <text:s/>out --&gt; gradients/Reshape_12_grad/Reshape:0</text:p>
      <text:p text:style-name="Preformatted_20_Text">Level 1:tensorflow:Gradient for 'transpose_1'</text:p>
      <text:p text:style-name="Preformatted_20_Text">Level 1:tensorflow: <text:s/>in <text:s/>--&gt; gradients/Reshape_1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<text:soft-page-break/>Level 1:tensorflow: <text:s/>in <text:s/>--&gt; gradients/Reshape_2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3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4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5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6_grad/Reshape:0</text:p>
      <text:p text:style-name="Preformatted_20_Text">Level 1:tensorflow: <text:s/>out --&gt; gradients/transpose_6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7_grad/Reshape:0, gradients/Reshape_9_grad/Reshape:0, gradients/Reshape_11_grad/Reshape:0, gradients/Reshape_10_grad/Reshape:0, gradients/Reshape_12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2_grad/transpose:0, gradients/transpose_1_grad/transpose:0, gradients/transpose_3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4_grad/transpose:0, gradients/transpose_6_grad/transpose:0</text:p>
      <text:p text:style-name="Preformatted_20_Text">Level 1:tensorflow: <text:s/>out --&gt; gradients/split_1_grad/concat:0</text:p>
      <text:p text:style-name="Preformatted_20_Text">Level 1:tensorflow:Gradient for 'Reshape'</text:p>
      <text:p text:style-name="Preformatted_20_Text">Level 1:tensorflow: <text:s/>in <text:s/>--&gt; gradients/split_2_grad/concat:0</text:p>
      <text:p text:style-name="Preformatted_20_Text">Level 1:tensorflow: <text:s/>out --&gt; gradients/Reshape_grad/Reshape:0</text:p>
      <text:p text:style-name="Preformatted_20_Text">Level 1:tensorflow:Creating new FuncGraph for Python function &lt;function standard_lstm at 0x7f52e804e28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64), dtype=tf.float32, name=None)), Parameter(name=init_c, kind=POSITIONAL_OR_KEYWORD, optional=False, type_constraint=TensorSpec(shape=(None, 64), dtype=tf.float32, name=None)), Parameter(name=kernel, kind=POSITIONAL_OR_KEYWORD, optional=False, type_constraint=TensorSpec(shape=(2, 256), dtype=tf.float32, name=None)), Parameter(name=recurrent_kernel, kind=POSITIONAL_OR_KEYWORD, optional=False, type_constraint=TensorSpec(shape=(64, 256), dtype=tf.float32, name=None)), Parameter(name=bias, kind=POSITIONAL_OR_KEYWORD, optional=False, type_constraint=TensorSpec(shape=(256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Placeholder:0' <text:soft-page-break/>shape=(None, 20, 2) dtype=float32&gt;, &lt;tf.Tensor 'lstm1/zeros:0' shape=(None, 64) dtype=float32&gt;, &lt;tf.Tensor 'lstm1/zeros_1:0' shape=(None, 64) dtype=float32&gt;, &lt;tf.Tensor 'lstm1/Identity:0' shape=(2, 256) dtype=float32&gt;, &lt;tf.Tensor 'lstm1/Identity_1:0' shape=(64, 256) dtype=float32&gt;, &lt;tf.Tensor 'lstm1/Identity_2:0' shape=(256,) dtype=float32&gt;, None, False, False, None, False, True)] [kwargs: {}]</text:p>
      <text:p text:style-name="Preformatted_20_Text">Level 1:tensorflow:Creating new FuncGraph for Python function &lt;function lstm_with_backend_selection.&lt;locals&gt;.gpu_lstm_with_fallback at 0x7f52e804e70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64), dtype=tf.float32, name=None)), Parameter(name=init_c, kind=POSITIONAL_OR_KEYWORD, optional=False, type_constraint=TensorSpec(shape=(None, 64), dtype=tf.float32, name=None)), Parameter(name=kernel, kind=POSITIONAL_OR_KEYWORD, optional=False, type_constraint=TensorSpec(shape=(2, 256), dtype=tf.float32, name=None)), Parameter(name=recurrent_kernel, kind=POSITIONAL_OR_KEYWORD, optional=False, type_constraint=TensorSpec(shape=(64, 256), dtype=tf.float32, name=None)), Parameter(name=bias, kind=POSITIONAL_OR_KEYWORD, optional=False, type_constraint=TensorSpec(shape=(256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Placeholder:0' shape=(None, 20, 2) dtype=float32&gt;, &lt;tf.Tensor 'lstm1/zeros:0' shape=(None, 64) dtype=float32&gt;, &lt;tf.Tensor 'lstm1/zeros_1:0' shape=(None, 64) dtype=float32&gt;, &lt;tf.Tensor 'lstm1/Identity:0' shape=(2, 256) dtype=float32&gt;, &lt;tf.Tensor 'lstm1/Identity_1:0' shape=(64, 256) dtype=float32&gt;, &lt;tf.Tensor 'lstm1/Identity_2:0' shape=(256,) dtype=float32&gt;, None, False, False, None, False, Tru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strided_slice'</text:p>
      <text:p text:style-name="Preformatted_20_Text">Level 1:tensorflow: <text:s/>in <text:s/>--&gt; gradients/grad_ys_0:0</text:p>
      <text:p text:style-name="Preformatted_20_Text">Level 1:tensorflow: <text:s/>out --&gt; gradients/strided_slice_grad/StridedSliceGrad:0</text:p>
      <text:p text:style-name="Preformatted_20_Text">Level 1:tensorflow:Gradient for 'transpose_9'</text:p>
      <text:p text:style-name="Preformatted_20_Text">Level 1:tensorflow: <text:s/>in <text:s/>--&gt; gradients/grad_ys_1:0</text:p>
      <text:p text:style-name="Preformatted_20_Text">Level 1:tensorflow: <text:s/>out --&gt; gradients/transpose_9_grad/transpose:0</text:p>
      <text:p text:style-name="Preformatted_20_Text">Level 1:tensorflow:Gradient for 'Squeeze'</text:p>
      <text:p text:style-name="Preformatted_20_Text"><text:soft-page-break/>Level 1:tensorflow: <text:s/>in <text:s/>--&gt; gradients/grad_ys_2:0</text:p>
      <text:p text:style-name="Preformatted_20_Text">Level 1:tensorflow: <text:s/>out --&gt; gradients/Squeeze_grad/Reshape:0</text:p>
      <text:p text:style-name="Preformatted_20_Text">Level 1:tensorflow:Gradient for 'Squeeze_1'</text:p>
      <text:p text:style-name="Preformatted_20_Text">Level 1:tensorflow: <text:s/>in <text:s/>--&gt; gradients/grad_ys_3:0</text:p>
      <text:p text:style-name="Preformatted_20_Text">Level 1:tensorflow: <text:s/>out --&gt; gradients/Squeeze_1_grad/Reshape:0</text:p>
      <text:p text:style-name="Preformatted_20_Text">Level 2:tensorflow: <text:s/>_AggregatedGrads 2 x (20, None, 64) using add_n</text:p>
      <text:p text:style-name="Preformatted_20_Text">Level 1:tensorflow:Gradient for 'CudnnRNN'</text:p>
      <text:p text:style-name="Preformatted_20_Text">Level 1:tensorflow: <text:s/>in <text:s/>--&gt; gradients/AddN:0, gradients/Squeeze_grad/Reshape:0, gradients/Squeeze_1_grad/Reshape:0, gradients/zeros_like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ExpandDims_1'</text:p>
      <text:p text:style-name="Preformatted_20_Text">Level 1:tensorflow: <text:s/>in <text:s/>--&gt; gradients/CudnnRNN_grad/CudnnRNNBackprop:2</text:p>
      <text:p text:style-name="Preformatted_20_Text">Level 1:tensorflow: <text:s/>out --&gt; gradients/ExpandDims_1_grad/Reshape:0</text:p>
      <text:p text:style-name="Preformatted_20_Text">Level 1:tensorflow:Gradient for 'concat_1'</text:p>
      <text:p text:style-name="Preformatted_20_Text">Level 1:tensorflow: <text:s/>in <text:s/>--&gt; gradients/CudnnRNN_grad/CudnnRNNBackprop:3</text:p>
      <text:p text:style-name="Preformatted_20_Text">Level 1:tensorflow: <text:s/>out --&gt; gradients/concat_1_grad/Slice:0, gradients/concat_1_grad/Slice_1:0, gradients/concat_1_grad/Slice_2:0, gradients/concat_1_grad/Slice_3:0, gradients/concat_1_grad/Slice_4:0, gradients/concat_1_grad/Slice_5:0, gradients/concat_1_grad/Slice_6:0, gradients/concat_1_grad/Slice_7:0, gradients/concat_1_grad/Slice_8:0, gradients/concat_1_grad/Slice_9:0, gradients/concat_1_grad/Slice_10:0, gradients/concat_1_grad/Slice_11:0, gradients/concat_1_grad/Slice_12:0, gradients/concat_1_grad/Slice_13:0, gradients/concat_1_grad/Slice_14:0, gradients/concat_1_grad/Slice_15:0</text:p>
      <text:p text:style-name="Preformatted_20_Text">Level 1:tensorflow:Gradient for 'Reshape'</text:p>
      <text:p text:style-name="Preformatted_20_Text">Level 1:tensorflow: <text:s/>in <text:s/>--&gt; gradients/concat_1_grad/Slice:0</text:p>
      <text:p text:style-name="Preformatted_20_Text">Level 1:tensorflow: <text:s/>out --&gt; gradients/Reshape_grad/Reshape:0</text:p>
      <text:p text:style-name="Preformatted_20_Text">Level 1:tensorflow:Gradient for 'Reshape_1'</text:p>
      <text:p text:style-name="Preformatted_20_Text">Level 1:tensorflow: <text:s/>in <text:s/>--&gt; gradients/concat_1_grad/Slice_1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1_grad/Slice_2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1_grad/Slice_3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1_grad/Slice_4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1_grad/Slice_5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1_grad/Slice_6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1_grad/Slice_7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1_grad/Slice_8:0</text:p>
      <text:p text:style-name="Preformatted_20_Text"><text:soft-page-break/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1_grad/Slice_9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1_grad/Slice_10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1_grad/Slice_11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1_grad/Slice_12:0</text:p>
      <text:p text:style-name="Preformatted_20_Text">Level 1:tensorflow: <text:s/>out --&gt; gradients/Reshape_12_grad/Reshape:0</text:p>
      <text:p text:style-name="Preformatted_20_Text">Level 1:tensorflow:Gradient for 'Reshape_13'</text:p>
      <text:p text:style-name="Preformatted_20_Text">Level 1:tensorflow: <text:s/>in <text:s/>--&gt; gradients/concat_1_grad/Slice_13:0</text:p>
      <text:p text:style-name="Preformatted_20_Text">Level 1:tensorflow: <text:s/>out --&gt; gradients/Reshape_13_grad/Reshape:0</text:p>
      <text:p text:style-name="Preformatted_20_Text">Level 1:tensorflow:Gradient for 'Reshape_14'</text:p>
      <text:p text:style-name="Preformatted_20_Text">Level 1:tensorflow: <text:s/>in <text:s/>--&gt; gradients/concat_1_grad/Slice_14:0</text:p>
      <text:p text:style-name="Preformatted_20_Text">Level 1:tensorflow: <text:s/>out --&gt; gradients/Reshape_14_grad/Reshape:0</text:p>
      <text:p text:style-name="Preformatted_20_Text">Level 1:tensorflow:Gradient for 'Reshape_15'</text:p>
      <text:p text:style-name="Preformatted_20_Text">Level 1:tensorflow: <text:s/>in <text:s/>--&gt; gradients/concat_1_grad/Slice_15:0</text:p>
      <text:p text:style-name="Preformatted_20_Text">Level 1:tensorflow: <text:s/>out --&gt; gradients/Reshape_15_grad/Reshape:0</text:p>
      <text:p text:style-name="Preformatted_20_Text">Level 1:tensorflow:Gradient for 'transpose_1'</text:p>
      <text:p text:style-name="Preformatted_20_Text">Level 1:tensorflow: <text:s/>in <text:s/>--&gt; gradients/Reshape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Level 1:tensorflow: <text:s/>in <text:s/>--&gt; gradients/Reshape_1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2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3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4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5_grad/Reshape:0</text:p>
      <text:p text:style-name="Preformatted_20_Text">Level 1:tensorflow: <text:s/>out --&gt; gradients/transpose_6_grad/transpose:0</text:p>
      <text:p text:style-name="Preformatted_20_Text">Level 1:tensorflow:Gradient for 'transpose_7'</text:p>
      <text:p text:style-name="Preformatted_20_Text">Level 1:tensorflow: <text:s/>in <text:s/>--&gt; gradients/Reshape_6_grad/Reshape:0</text:p>
      <text:p text:style-name="Preformatted_20_Text">Level 1:tensorflow: <text:s/>out --&gt; gradients/transpose_7_grad/transpose:0</text:p>
      <text:p text:style-name="Preformatted_20_Text">Level 1:tensorflow:Gradient for 'transpose_8'</text:p>
      <text:p text:style-name="Preformatted_20_Text">Level 1:tensorflow: <text:s/>in <text:s/>--&gt; gradients/Reshape_7_grad/Reshape:0</text:p>
      <text:p text:style-name="Preformatted_20_Text">Level 1:tensorflow: <text:s/>out --&gt; gradients/transpose_8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9_grad/Reshape:0, gradients/Reshape_10_grad/Reshape:0, gradients/Reshape_11_grad/Reshape:0, gradients/Reshape_12_grad/Reshape:0, gradients/Reshape_13_grad/Reshape:0, gradients/Reshape_14_grad/Reshape:0, gradients/Reshape_15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1_grad/transpose:0, gradients/transpose_2_grad/transpose:0, gradients/transpose_3_grad/transpose:0, gradients/transpose_4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<text:soft-page-break/>Level 1:tensorflow: <text:s/>in <text:s/>--&gt; gradients/transpose_5_grad/transpose:0, gradients/transpose_6_grad/transpose:0, gradients/transpose_7_grad/transpose:0, gradients/transpose_8_grad/transpose:0</text:p>
      <text:p text:style-name="Preformatted_20_Text">Level 1:tensorflow: <text:s/>out --&gt; gradients/split_1_grad/concat:0</text:p>
      <text:p text:style-name="Preformatted_20_Text">Level 1:tensorflow:Gradient for 'concat'</text:p>
      <text:p text:style-name="Preformatted_20_Text">Level 1:tensorflow: <text:s/>in <text:s/>--&gt; gradients/split_2_grad/concat:0</text:p>
      <text:p text:style-name="Preformatted_20_Text">Level 1:tensorflow: <text:s/>out --&gt; gradients/concat_grad/Slice:0, gradients/concat_grad/Slice_1:0</text:p>
      <text:p text:style-name="Preformatted_20_Text">Level 1:tensorflow:Creating new FuncGraph for Python function &lt;function standard_lstm at 0x7f52e804e43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64), dtype=tf.float32, name=None)), Parameter(name=init_h, kind=POSITIONAL_OR_KEYWORD, optional=False, type_constraint=TensorSpec(shape=(None, 32), dtype=tf.float32, name=None)), Parameter(name=init_c, kind=POSITIONAL_OR_KEYWORD, optional=False, type_constraint=TensorSpec(shape=(None, 32), dtype=tf.float32, name=None)), Parameter(name=kernel, kind=POSITIONAL_OR_KEYWORD, optional=False, type_constraint=TensorSpec(shape=(64, 128), dtype=tf.float32, name=None)), Parameter(name=recurrent_kernel, kind=POSITIONAL_OR_KEYWORD, optional=False, type_constraint=TensorSpec(shape=(32, 128), dtype=tf.float32, name=None)), Parameter(name=bias, kind=POSITIONAL_OR_KEYWORD, optional=False, type_constraint=TensorSpec(shape=(128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Placeholder:0' shape=(None, 20, 64) dtype=float32&gt;, &lt;tf.Tensor 'lstm2/zeros:0' shape=(None, 32) dtype=float32&gt;, &lt;tf.Tensor 'lstm2/zeros_1:0' shape=(None, 32) dtype=float32&gt;, &lt;tf.Tensor 'lstm2/Identity:0' shape=(64, 128) dtype=float32&gt;, &lt;tf.Tensor 'lstm2/Identity_1:0' shape=(32, 128) dtype=float32&gt;, &lt;tf.Tensor 'lstm2/Identity_2:0' shape=(128,) dtype=float32&gt;, None, False, False, None, False, False)] [kwargs: {}]</text:p>
      <text:p text:style-name="Preformatted_20_Text">Level 1:tensorflow:Creating new FuncGraph for Python function &lt;function lstm_with_backend_selection.&lt;locals&gt;.gpu_lstm_with_fallback at 0x7f52e804edc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64), dtype=tf.float32, name=None)), Parameter(name=init_h, kind=POSITIONAL_OR_KEYWORD, optional=False, type_constraint=TensorSpec(shape=(None, 32), dtype=tf.float32, name=None)), Parameter(name=init_c, kind=POSITIONAL_OR_KEYWORD, optional=False, type_constraint=TensorSpec(shape=(None, 32), dtype=tf.float32, name=None)), Parameter(name=kernel, kind=POSITIONAL_OR_KEYWORD, optional=False, type_constraint=TensorSpec(shape=(64, 128), dtype=tf.float32, name=None)), Parameter(name=recurrent_kernel, kind=POSITIONAL_OR_KEYWORD, optional=False, type_constraint=TensorSpec(shape=(32, 128), dtype=tf.float32, name=None)), Parameter(name=bias, kind=POSITIONAL_OR_KEYWORD, optional=False, type_constraint=TensorSpec(shape=(128,), dtype=tf.float32, name=None)), <text:soft-page-break/>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Placeholder:0' shape=(None, 20, 64) dtype=float32&gt;, &lt;tf.Tensor 'lstm2/zeros:0' shape=(None, 32) dtype=float32&gt;, &lt;tf.Tensor 'lstm2/zeros_1:0' shape=(None, 32) dtype=float32&gt;, &lt;tf.Tensor 'lstm2/Identity:0' shape=(64, 128) dtype=float32&gt;, &lt;tf.Tensor 'lstm2/Identity_1:0' shape=(32, 128) dtype=float32&gt;, &lt;tf.Tensor 'lstm2/Identity_2:0' shape=(128,) dtype=float32&gt;, None, False, False, None, False, Fals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ExpandDims_2'</text:p>
      <text:p text:style-name="Preformatted_20_Text">Level 1:tensorflow: <text:s/>in <text:s/>--&gt; gradients/grad_ys_1:0</text:p>
      <text:p text:style-name="Preformatted_20_Text">Level 1:tensorflow: <text:s/>out --&gt; gradients/ExpandDims_2_grad/Reshap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Level 1:tensorflow: <text:s/>out --&gt; gradients/Squeeze_grad/Reshape:0</text:p>
      <text:p text:style-name="Preformatted_20_Text">Level 1:tensorflow:Gradient for 'Squeeze_1'</text:p>
      <text:p text:style-name="Preformatted_20_Text">Level 1:tensorflow: <text:s/>in <text:s/>--&gt; gradients/grad_ys_3:0</text:p>
      <text:p text:style-name="Preformatted_20_Text">Level 1:tensorflow: <text:s/>out --&gt; gradients/Squeeze_1_grad/Reshape:0</text:p>
      <text:p text:style-name="Preformatted_20_Text">Level 2:tensorflow: <text:s/>_AggregatedGrads 2 x (None, 32) using add_n</text:p>
      <text:p text:style-name="Preformatted_20_Text">Level 1:tensorflow:Gradient for 'strided_slice'</text:p>
      <text:p text:style-name="Preformatted_20_Text">Level 1:tensorflow: <text:s/>in <text:s/>--&gt; gradients/AddN:0</text:p>
      <text:p text:style-name="Preformatted_20_Text">Level 1:tensorflow: <text:s/>out --&gt; gradients/strided_slice_grad/StridedSliceGrad:0</text:p>
      <text:p text:style-name="Preformatted_20_Text">Level 1:tensorflow:Gradient for 'CudnnRNN'</text:p>
      <text:p text:style-name="Preformatted_20_Text">Level 1:tensorflow: <text:s/>in <text:s/>--&gt; gradients/strided_slice_grad/StridedSliceGrad:0, gradients/Squeeze_grad/Reshape:0, gradients/Squeeze_1_grad/Reshape:0, gradients/zeros_like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ExpandDims_1'</text:p>
      <text:p text:style-name="Preformatted_20_Text">Level 1:tensorflow: <text:s/>in <text:s/>--&gt; gradients/CudnnRNN_grad/CudnnRNNBackprop:2</text:p>
      <text:p text:style-name="Preformatted_20_Text">Level 1:tensorflow: <text:s/>out --&gt; gradients/ExpandDims_1_grad/Reshape:0</text:p>
      <text:p text:style-name="Preformatted_20_Text"><text:soft-page-break/>Level 1:tensorflow:Gradient for 'concat_1'</text:p>
      <text:p text:style-name="Preformatted_20_Text">Level 1:tensorflow: <text:s/>in <text:s/>--&gt; gradients/CudnnRNN_grad/CudnnRNNBackprop:3</text:p>
      <text:p text:style-name="Preformatted_20_Text">Level 1:tensorflow: <text:s/>out --&gt; gradients/concat_1_grad/Slice:0, gradients/concat_1_grad/Slice_1:0, gradients/concat_1_grad/Slice_2:0, gradients/concat_1_grad/Slice_3:0, gradients/concat_1_grad/Slice_4:0, gradients/concat_1_grad/Slice_5:0, gradients/concat_1_grad/Slice_6:0, gradients/concat_1_grad/Slice_7:0, gradients/concat_1_grad/Slice_8:0, gradients/concat_1_grad/Slice_9:0, gradients/concat_1_grad/Slice_10:0, gradients/concat_1_grad/Slice_11:0, gradients/concat_1_grad/Slice_12:0, gradients/concat_1_grad/Slice_13:0, gradients/concat_1_grad/Slice_14:0, gradients/concat_1_grad/Slice_15:0</text:p>
      <text:p text:style-name="Preformatted_20_Text">Level 1:tensorflow:Gradient for 'Reshape'</text:p>
      <text:p text:style-name="Preformatted_20_Text">Level 1:tensorflow: <text:s/>in <text:s/>--&gt; gradients/concat_1_grad/Slice:0</text:p>
      <text:p text:style-name="Preformatted_20_Text">Level 1:tensorflow: <text:s/>out --&gt; gradients/Reshape_grad/Reshape:0</text:p>
      <text:p text:style-name="Preformatted_20_Text">Level 1:tensorflow:Gradient for 'Reshape_1'</text:p>
      <text:p text:style-name="Preformatted_20_Text">Level 1:tensorflow: <text:s/>in <text:s/>--&gt; gradients/concat_1_grad/Slice_1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1_grad/Slice_2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1_grad/Slice_3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1_grad/Slice_4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1_grad/Slice_5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1_grad/Slice_6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1_grad/Slice_7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1_grad/Slice_8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1_grad/Slice_9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1_grad/Slice_10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1_grad/Slice_11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1_grad/Slice_12:0</text:p>
      <text:p text:style-name="Preformatted_20_Text">Level 1:tensorflow: <text:s/>out --&gt; gradients/Reshape_12_grad/Reshape:0</text:p>
      <text:p text:style-name="Preformatted_20_Text">Level 1:tensorflow:Gradient for 'Reshape_13'</text:p>
      <text:p text:style-name="Preformatted_20_Text">Level 1:tensorflow: <text:s/>in <text:s/>--&gt; gradients/concat_1_grad/Slice_13:0</text:p>
      <text:p text:style-name="Preformatted_20_Text">Level 1:tensorflow: <text:s/>out --&gt; gradients/Reshape_13_grad/Reshape:0</text:p>
      <text:p text:style-name="Preformatted_20_Text">Level 1:tensorflow:Gradient for 'Reshape_14'</text:p>
      <text:p text:style-name="Preformatted_20_Text">Level 1:tensorflow: <text:s/>in <text:s/>--&gt; gradients/concat_1_grad/Slice_14:0</text:p>
      <text:p text:style-name="Preformatted_20_Text">Level 1:tensorflow: <text:s/>out --&gt; gradients/Reshape_14_grad/Reshape:0</text:p>
      <text:p text:style-name="Preformatted_20_Text">Level 1:tensorflow:Gradient for 'Reshape_15'</text:p>
      <text:p text:style-name="Preformatted_20_Text">Level 1:tensorflow: <text:s/>in <text:s/>--&gt; gradients/concat_1_grad/Slice_15:0</text:p>
      <text:p text:style-name="Preformatted_20_Text">Level 1:tensorflow: <text:s/>out --&gt; gradients/Reshape_15_grad/Reshape:0</text:p>
      <text:p text:style-name="Preformatted_20_Text"><text:soft-page-break/>Level 1:tensorflow:Gradient for 'transpose_1'</text:p>
      <text:p text:style-name="Preformatted_20_Text">Level 1:tensorflow: <text:s/>in <text:s/>--&gt; gradients/Reshape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Level 1:tensorflow: <text:s/>in <text:s/>--&gt; gradients/Reshape_1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2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3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4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5_grad/Reshape:0</text:p>
      <text:p text:style-name="Preformatted_20_Text">Level 1:tensorflow: <text:s/>out --&gt; gradients/transpose_6_grad/transpose:0</text:p>
      <text:p text:style-name="Preformatted_20_Text">Level 1:tensorflow:Gradient for 'transpose_7'</text:p>
      <text:p text:style-name="Preformatted_20_Text">Level 1:tensorflow: <text:s/>in <text:s/>--&gt; gradients/Reshape_6_grad/Reshape:0</text:p>
      <text:p text:style-name="Preformatted_20_Text">Level 1:tensorflow: <text:s/>out --&gt; gradients/transpose_7_grad/transpose:0</text:p>
      <text:p text:style-name="Preformatted_20_Text">Level 1:tensorflow:Gradient for 'transpose_8'</text:p>
      <text:p text:style-name="Preformatted_20_Text">Level 1:tensorflow: <text:s/>in <text:s/>--&gt; gradients/Reshape_7_grad/Reshape:0</text:p>
      <text:p text:style-name="Preformatted_20_Text">Level 1:tensorflow: <text:s/>out --&gt; gradients/transpose_8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9_grad/Reshape:0, gradients/Reshape_10_grad/Reshape:0, gradients/Reshape_11_grad/Reshape:0, gradients/Reshape_12_grad/Reshape:0, gradients/Reshape_13_grad/Reshape:0, gradients/Reshape_14_grad/Reshape:0, gradients/Reshape_15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1_grad/transpose:0, gradients/transpose_2_grad/transpose:0, gradients/transpose_3_grad/transpose:0, gradients/transpose_4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6_grad/transpose:0, gradients/transpose_7_grad/transpose:0, gradients/transpose_8_grad/transpose:0</text:p>
      <text:p text:style-name="Preformatted_20_Text">Level 1:tensorflow: <text:s/>out --&gt; gradients/split_1_grad/concat:0</text:p>
      <text:p text:style-name="Preformatted_20_Text">Level 1:tensorflow:Gradient for 'concat'</text:p>
      <text:p text:style-name="Preformatted_20_Text">Level 1:tensorflow: <text:s/>in <text:s/>--&gt; gradients/split_2_grad/concat:0</text:p>
      <text:p text:style-name="Preformatted_20_Text">Level 1:tensorflow: <text:s/>out --&gt; gradients/concat_grad/Slice:0, gradients/concat_grad/Slice_1:0</text:p>
      <text:p text:style-name="Preformatted_20_Text">Level 1:tensorflow:Creating new FuncGraph for Python function &lt;function StructuredFunctionWrapper.__init__.&lt;locals&gt;.trace_tf_function.&lt;locals&gt;.wrapped_fn at 0x7f52e07ad0d0&gt; (key: FunctionContext(context=EagerContext(parent_graph=None, device_functions=(), colocation_stack=(), in_cross_replica_context=False, variable_policy=None, xla_context_id=0)), FunctionType(parameters=[Parameter(name=args_0, kind=POSITIONAL_ONLY, optional=False, type_constraint=TensorSpec(shape=(), dtype=tf.int64, name=None))], captures=OrderedDict()))</text:p>
      <text:p text:style-name="Preformatted_20_Text">Level 2:tensorflow:Python function signature [args: (TensorSpec(shape=(), dtype=tf.int64, name=None),)] [kwargs: {}]</text:p>
      <text:p text:style-name="Preformatted_20_Text">Level 1:tensorflow:Creating new FuncGraph for Python function &lt;function StructuredFunctionWrapper.__init__.&lt;locals&gt;.trace_tf_function.&lt;locals&gt;.wrapped_fn at 0x7f52e07ad8b0&gt; (key: FunctionContext(context=EagerContext(parent_graph=None, device_functions=(), colocation_stack=(), in_cross_replica_context=False, <text:soft-page-break/>variable_policy=None, xla_context_id=0)), FunctionType(parameters=[Parameter(name=args_0, kind=POSITIONAL_ONLY, optional=False, type_constraint=TensorSpec(shape=(100,), dtype=tf.int64, name=None))], captures=OrderedDict()))</text:p>
      <text:p text:style-name="Preformatted_20_Text">Level 2:tensorflow:Python function signature [args: (TensorSpec(shape=(100,), dtype=tf.int64, name=None),)] [kwargs: {}]</text:p>
      <text:p text:style-name="Preformatted_20_Text">Level 1:tensorflow:Creating new FuncGraph for Python function &lt;function StructuredFunctionWrapper.__init__.&lt;locals&gt;.trace_tf_function.&lt;locals&gt;.wrapped_fn at 0x7f52e06d11f0&gt; (key: FunctionContext(context=EagerContext(parent_graph=None, device_functions=(), colocation_stack=(), in_cross_replica_context=False, variable_policy=None, xla_context_id=0)), FunctionType(parameters=[Parameter(name=args_0, kind=POSITIONAL_ONLY, optional=False, type_constraint=TensorSpec(shape=(None,), dtype=tf.int64, name=None)), Parameter(name=args_1, kind=POSITIONAL_ONLY, optional=False, type_constraint=TensorSpec(shape=(100, 20, 2), dtype=tf.float32, name=None)), Parameter(name=args_2, kind=POSITIONAL_ONLY, optional=False, type_constraint=TensorSpec(shape=(100, 1), dtype=tf.float32, name=None))], captures=OrderedDict()))</text:p>
      <text:p text:style-name="Preformatted_20_Text">Level 2:tensorflow:Python function signature [args: (TensorSpec(shape=(None,), dtype=tf.int64, name=None), TensorSpec(shape=(100, 20, 2), dtype=tf.float32, name=None), TensorSpec(shape=(100, 1), dtype=tf.float32, name=None))] [kwargs: {}]</text:p>
      <text:p text:style-name="Preformatted_20_Text">Level 1:tensorflow:Creating new FuncGraph for Python function &lt;function Model.make_train_function.&lt;locals&gt;.train_function at 0x7f52e06d1430&gt; (key: FunctionContext(context=EagerContext(parent_graph=None, device_functions=(), colocation_stack=(), in_cross_replica_context=False, variable_policy=None, xla_context_id=0)), FunctionType(parameters=[Parameter(name=iterator, kind=POSITIONAL_OR_KEYWORD, optional=False, type_constraint=IteratorSpec((TensorSpec(shape=(None, 20, 2), dtype=tf.float32, name=None), TensorSpec(shape=(None, 1), dtype=tf.float32, name=None)),))], captures=OrderedDict()))</text:p>
      <text:p text:style-name="Preformatted_20_Text">Level 2:tensorflow:Python function signature [args: (&lt;tensorflow.python.data.ops.iterator_ops.OwnedIterator object at 0x7f52e06e6e50&gt;,)] [kwargs: {}]</text:p>
      <text:p text:style-name="Preformatted_20_Text">Level 1:tensorflow:Creating new FuncGraph for Python function &lt;function standard_lstm at 0x7f52e05a116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64), dtype=tf.float32, name=None)), Parameter(name=init_c, kind=POSITIONAL_OR_KEYWORD, optional=False, type_constraint=TensorSpec(shape=(None, 64), dtype=tf.float32, name=None)), Parameter(name=kernel, kind=POSITIONAL_OR_KEYWORD, optional=False, type_constraint=TensorSpec(shape=(2, 256), dtype=tf.float32, name=None)), Parameter(name=recurrent_kernel, kind=POSITIONAL_OR_KEYWORD, optional=False, type_constraint=TensorSpec(shape=(64, 256), dtype=tf.float32, name=None)), Parameter(name=bias, kind=POSITIONAL_OR_KEYWORD, optional=False, type_constraint=TensorSpec(shape=(256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<text:soft-page-break/>captures=OrderedDict()))</text:p>
      <text:p text:style-name="Preformatted_20_Text">Level 2:tensorflow:Python function signature [args: (&lt;tf.Tensor 'IteratorGetNext:0' shape=(None, 20, 2) dtype=float32&gt;, &lt;tf.Tensor 'model_2/lstm1/zeros:0' shape=(None, 64) dtype=float32&gt;, &lt;tf.Tensor 'model_2/lstm1/zeros_1:0' shape=(None, 64) dtype=float32&gt;, &lt;tf.Tensor 'model_2/lstm1/Identity:0' shape=(2, 256) dtype=float32&gt;, &lt;tf.Tensor 'model_2/lstm1/Identity_1:0' shape=(64, 256) dtype=float32&gt;, &lt;tf.Tensor 'model_2/lstm1/Identity_2:0' shape=(256,) dtype=float32&gt;, None, False, False, None, False, True)] [kwargs: {}]</text:p>
      <text:p text:style-name="Preformatted_20_Text">Level 1:tensorflow:Creating new FuncGraph for Python function &lt;function lstm_with_backend_selection.&lt;locals&gt;.gpu_lstm_with_fallback at 0x7f52e05a15e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64), dtype=tf.float32, name=None)), Parameter(name=init_c, kind=POSITIONAL_OR_KEYWORD, optional=False, type_constraint=TensorSpec(shape=(None, 64), dtype=tf.float32, name=None)), Parameter(name=kernel, kind=POSITIONAL_OR_KEYWORD, optional=False, type_constraint=TensorSpec(shape=(2, 256), dtype=tf.float32, name=None)), Parameter(name=recurrent_kernel, kind=POSITIONAL_OR_KEYWORD, optional=False, type_constraint=TensorSpec(shape=(64, 256), dtype=tf.float32, name=None)), Parameter(name=bias, kind=POSITIONAL_OR_KEYWORD, optional=False, type_constraint=TensorSpec(shape=(256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IteratorGetNext:0' shape=(None, 20, 2) dtype=float32&gt;, &lt;tf.Tensor 'model_2/lstm1/zeros:0' shape=(None, 64) dtype=float32&gt;, &lt;tf.Tensor 'model_2/lstm1/zeros_1:0' shape=(None, 64) dtype=float32&gt;, &lt;tf.Tensor 'model_2/lstm1/Identity:0' shape=(2, 256) dtype=float32&gt;, &lt;tf.Tensor 'model_2/lstm1/Identity_1:0' shape=(64, 256) dtype=float32&gt;, &lt;tf.Tensor 'model_2/lstm1/Identity_2:0' shape=(256,) dtype=float32&gt;, None, False, False, None, False, Tru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strided_slice'</text:p>
      <text:p text:style-name="Preformatted_20_Text">Level 1:tensorflow: <text:s/>in <text:s/>--&gt; gradients/grad_ys_0:0</text:p>
      <text:p text:style-name="Preformatted_20_Text">Level 1:tensorflow: <text:s/>out --&gt; gradients/strided_slice_grad/StridedSliceGrad:0</text:p>
      <text:p text:style-name="Preformatted_20_Text">Level 1:tensorflow:Gradient for 'transpose_9'</text:p>
      <text:p text:style-name="Preformatted_20_Text">Level 1:tensorflow: <text:s/>in <text:s/>--&gt; gradients/grad_ys_1:0</text:p>
      <text:p text:style-name="Preformatted_20_Text"><text:soft-page-break/>Level 1:tensorflow: <text:s/>out --&gt; gradients/transpose_9_grad/transpos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Level 1:tensorflow: <text:s/>out --&gt; gradients/Squeeze_grad/Reshape:0</text:p>
      <text:p text:style-name="Preformatted_20_Text">Level 1:tensorflow:Gradient for 'Squeeze_1'</text:p>
      <text:p text:style-name="Preformatted_20_Text">Level 1:tensorflow: <text:s/>in <text:s/>--&gt; gradients/grad_ys_3:0</text:p>
      <text:p text:style-name="Preformatted_20_Text">Level 1:tensorflow: <text:s/>out --&gt; gradients/Squeeze_1_grad/Reshape:0</text:p>
      <text:p text:style-name="Preformatted_20_Text">Level 2:tensorflow: <text:s/>_AggregatedGrads 2 x (20, None, 64) using add_n</text:p>
      <text:p text:style-name="Preformatted_20_Text">Level 1:tensorflow:Gradient for 'CudnnRNN'</text:p>
      <text:p text:style-name="Preformatted_20_Text">Level 1:tensorflow: <text:s/>in <text:s/>--&gt; gradients/AddN:0, gradients/Squeeze_grad/Reshape:0, gradients/Squeeze_1_grad/Reshape:0, gradients/zeros_like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ExpandDims_1'</text:p>
      <text:p text:style-name="Preformatted_20_Text">Level 1:tensorflow: <text:s/>in <text:s/>--&gt; gradients/CudnnRNN_grad/CudnnRNNBackprop:2</text:p>
      <text:p text:style-name="Preformatted_20_Text">Level 1:tensorflow: <text:s/>out --&gt; gradients/ExpandDims_1_grad/Reshape:0</text:p>
      <text:p text:style-name="Preformatted_20_Text">Level 1:tensorflow:Gradient for 'concat_1'</text:p>
      <text:p text:style-name="Preformatted_20_Text">Level 1:tensorflow: <text:s/>in <text:s/>--&gt; gradients/CudnnRNN_grad/CudnnRNNBackprop:3</text:p>
      <text:p text:style-name="Preformatted_20_Text">Level 1:tensorflow: <text:s/>out --&gt; gradients/concat_1_grad/Slice:0, gradients/concat_1_grad/Slice_1:0, gradients/concat_1_grad/Slice_2:0, gradients/concat_1_grad/Slice_3:0, gradients/concat_1_grad/Slice_4:0, gradients/concat_1_grad/Slice_5:0, gradients/concat_1_grad/Slice_6:0, gradients/concat_1_grad/Slice_7:0, gradients/concat_1_grad/Slice_8:0, gradients/concat_1_grad/Slice_9:0, gradients/concat_1_grad/Slice_10:0, gradients/concat_1_grad/Slice_11:0, gradients/concat_1_grad/Slice_12:0, gradients/concat_1_grad/Slice_13:0, gradients/concat_1_grad/Slice_14:0, gradients/concat_1_grad/Slice_15:0</text:p>
      <text:p text:style-name="Preformatted_20_Text">Level 1:tensorflow:Gradient for 'Reshape'</text:p>
      <text:p text:style-name="Preformatted_20_Text">Level 1:tensorflow: <text:s/>in <text:s/>--&gt; gradients/concat_1_grad/Slice:0</text:p>
      <text:p text:style-name="Preformatted_20_Text">Level 1:tensorflow: <text:s/>out --&gt; gradients/Reshape_grad/Reshape:0</text:p>
      <text:p text:style-name="Preformatted_20_Text">Level 1:tensorflow:Gradient for 'Reshape_1'</text:p>
      <text:p text:style-name="Preformatted_20_Text">Level 1:tensorflow: <text:s/>in <text:s/>--&gt; gradients/concat_1_grad/Slice_1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1_grad/Slice_2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1_grad/Slice_3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1_grad/Slice_4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1_grad/Slice_5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1_grad/Slice_6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1_grad/Slice_7:0</text:p>
      <text:p text:style-name="Preformatted_20_Text">Level 1:tensorflow: <text:s/>out --&gt; gradients/Reshape_7_grad/Reshape:0</text:p>
      <text:p text:style-name="Preformatted_20_Text"><text:soft-page-break/>Level 1:tensorflow:Gradient for 'Reshape_8'</text:p>
      <text:p text:style-name="Preformatted_20_Text">Level 1:tensorflow: <text:s/>in <text:s/>--&gt; gradients/concat_1_grad/Slice_8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1_grad/Slice_9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1_grad/Slice_10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1_grad/Slice_11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1_grad/Slice_12:0</text:p>
      <text:p text:style-name="Preformatted_20_Text">Level 1:tensorflow: <text:s/>out --&gt; gradients/Reshape_12_grad/Reshape:0</text:p>
      <text:p text:style-name="Preformatted_20_Text">Level 1:tensorflow:Gradient for 'Reshape_13'</text:p>
      <text:p text:style-name="Preformatted_20_Text">Level 1:tensorflow: <text:s/>in <text:s/>--&gt; gradients/concat_1_grad/Slice_13:0</text:p>
      <text:p text:style-name="Preformatted_20_Text">Level 1:tensorflow: <text:s/>out --&gt; gradients/Reshape_13_grad/Reshape:0</text:p>
      <text:p text:style-name="Preformatted_20_Text">Level 1:tensorflow:Gradient for 'Reshape_14'</text:p>
      <text:p text:style-name="Preformatted_20_Text">Level 1:tensorflow: <text:s/>in <text:s/>--&gt; gradients/concat_1_grad/Slice_14:0</text:p>
      <text:p text:style-name="Preformatted_20_Text">Level 1:tensorflow: <text:s/>out --&gt; gradients/Reshape_14_grad/Reshape:0</text:p>
      <text:p text:style-name="Preformatted_20_Text">Level 1:tensorflow:Gradient for 'Reshape_15'</text:p>
      <text:p text:style-name="Preformatted_20_Text">Level 1:tensorflow: <text:s/>in <text:s/>--&gt; gradients/concat_1_grad/Slice_15:0</text:p>
      <text:p text:style-name="Preformatted_20_Text">Level 1:tensorflow: <text:s/>out --&gt; gradients/Reshape_15_grad/Reshape:0</text:p>
      <text:p text:style-name="Preformatted_20_Text">Level 1:tensorflow:Gradient for 'transpose_1'</text:p>
      <text:p text:style-name="Preformatted_20_Text">Level 1:tensorflow: <text:s/>in <text:s/>--&gt; gradients/Reshape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Level 1:tensorflow: <text:s/>in <text:s/>--&gt; gradients/Reshape_1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2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3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4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5_grad/Reshape:0</text:p>
      <text:p text:style-name="Preformatted_20_Text">Level 1:tensorflow: <text:s/>out --&gt; gradients/transpose_6_grad/transpose:0</text:p>
      <text:p text:style-name="Preformatted_20_Text">Level 1:tensorflow:Gradient for 'transpose_7'</text:p>
      <text:p text:style-name="Preformatted_20_Text">Level 1:tensorflow: <text:s/>in <text:s/>--&gt; gradients/Reshape_6_grad/Reshape:0</text:p>
      <text:p text:style-name="Preformatted_20_Text">Level 1:tensorflow: <text:s/>out --&gt; gradients/transpose_7_grad/transpose:0</text:p>
      <text:p text:style-name="Preformatted_20_Text">Level 1:tensorflow:Gradient for 'transpose_8'</text:p>
      <text:p text:style-name="Preformatted_20_Text">Level 1:tensorflow: <text:s/>in <text:s/>--&gt; gradients/Reshape_7_grad/Reshape:0</text:p>
      <text:p text:style-name="Preformatted_20_Text">Level 1:tensorflow: <text:s/>out --&gt; gradients/transpose_8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9_grad/Reshape:0, gradients/Reshape_10_grad/Reshape:0, gradients/Reshape_11_grad/Reshape:0, gradients/Reshape_12_grad/Reshape:0, gradients/Reshape_13_grad/Reshape:0, gradients/Reshape_14_grad/Reshape:0, gradients/Reshape_15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1_grad/transpose:0, gradients/transpose_2_grad/transpose:0, gradients/transpose_3_grad/transpose:0, gradients/transpose_4_grad/transpose:0</text:p>
      <text:p text:style-name="Preformatted_20_Text"><text:soft-page-break/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6_grad/transpose:0, gradients/transpose_7_grad/transpose:0, gradients/transpose_8_grad/transpose:0</text:p>
      <text:p text:style-name="Preformatted_20_Text">Level 1:tensorflow: <text:s/>out --&gt; gradients/split_1_grad/concat:0</text:p>
      <text:p text:style-name="Preformatted_20_Text">Level 1:tensorflow:Gradient for 'concat'</text:p>
      <text:p text:style-name="Preformatted_20_Text">Level 1:tensorflow: <text:s/>in <text:s/>--&gt; gradients/split_2_grad/concat:0</text:p>
      <text:p text:style-name="Preformatted_20_Text">Level 1:tensorflow: <text:s/>out --&gt; gradients/concat_grad/Slice:0, gradients/concat_grad/Slice_1:0</text:p>
      <text:p text:style-name="Preformatted_20_Text">Level 1:tensorflow:Creating new FuncGraph for Python function &lt;function standard_lstm at 0x7f52e07ad04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64), dtype=tf.float32, name=None)), Parameter(name=init_h, kind=POSITIONAL_OR_KEYWORD, optional=False, type_constraint=TensorSpec(shape=(None, 32), dtype=tf.float32, name=None)), Parameter(name=init_c, kind=POSITIONAL_OR_KEYWORD, optional=False, type_constraint=TensorSpec(shape=(None, 32), dtype=tf.float32, name=None)), Parameter(name=kernel, kind=POSITIONAL_OR_KEYWORD, optional=False, type_constraint=TensorSpec(shape=(64, 128), dtype=tf.float32, name=None)), Parameter(name=recurrent_kernel, kind=POSITIONAL_OR_KEYWORD, optional=False, type_constraint=TensorSpec(shape=(32, 128), dtype=tf.float32, name=None)), Parameter(name=bias, kind=POSITIONAL_OR_KEYWORD, optional=False, type_constraint=TensorSpec(shape=(128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model_2/lstm1/PartitionedCall:1' shape=(None, 20, 64) dtype=float32&gt;, &lt;tf.Tensor 'model_2/lstm2/zeros:0' shape=(None, 32) dtype=float32&gt;, &lt;tf.Tensor 'model_2/lstm2/zeros_1:0' shape=(None, 32) dtype=float32&gt;, &lt;tf.Tensor 'model_2/lstm2/Identity:0' shape=(64, 128) dtype=float32&gt;, &lt;tf.Tensor 'model_2/lstm2/Identity_1:0' shape=(32, 128) dtype=float32&gt;, &lt;tf.Tensor 'model_2/lstm2/Identity_2:0' shape=(128,) dtype=float32&gt;, None, False, False, None, False, False)] [kwargs: {}]</text:p>
      <text:p text:style-name="Preformatted_20_Text">Level 1:tensorflow:Creating new FuncGraph for Python function &lt;function lstm_with_backend_selection.&lt;locals&gt;.gpu_lstm_with_fallback at 0x7f52e05a14c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64), dtype=tf.float32, name=None)), Parameter(name=init_h, kind=POSITIONAL_OR_KEYWORD, optional=False, type_constraint=TensorSpec(shape=(None, 32), dtype=tf.float32, name=None)), Parameter(name=init_c, kind=POSITIONAL_OR_KEYWORD, optional=False, type_constraint=TensorSpec(shape=(None, 32), dtype=tf.float32, name=None)), Parameter(name=kernel, kind=POSITIONAL_OR_KEYWORD, optional=False, type_constraint=TensorSpec(shape=(64, 128), dtype=tf.float32, name=None)), Parameter(name=recurrent_kernel, kind=POSITIONAL_OR_KEYWORD, optional=False, type_constraint=TensorSpec(shape=(32, <text:soft-page-break/>128), dtype=tf.float32, name=None)), Parameter(name=bias, kind=POSITIONAL_OR_KEYWORD, optional=False, type_constraint=TensorSpec(shape=(128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model_2/lstm1/PartitionedCall:1' shape=(None, 20, 64) dtype=float32&gt;, &lt;tf.Tensor 'model_2/lstm2/zeros:0' shape=(None, 32) dtype=float32&gt;, &lt;tf.Tensor 'model_2/lstm2/zeros_1:0' shape=(None, 32) dtype=float32&gt;, &lt;tf.Tensor 'model_2/lstm2/Identity:0' shape=(64, 128) dtype=float32&gt;, &lt;tf.Tensor 'model_2/lstm2/Identity_1:0' shape=(32, 128) dtype=float32&gt;, &lt;tf.Tensor 'model_2/lstm2/Identity_2:0' shape=(128,) dtype=float32&gt;, None, False, False, None, False, Fals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ExpandDims_2'</text:p>
      <text:p text:style-name="Preformatted_20_Text">Level 1:tensorflow: <text:s/>in <text:s/>--&gt; gradients/grad_ys_1:0</text:p>
      <text:p text:style-name="Preformatted_20_Text">Level 1:tensorflow: <text:s/>out --&gt; gradients/ExpandDims_2_grad/Reshap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Level 1:tensorflow: <text:s/>out --&gt; gradients/Squeeze_grad/Reshape:0</text:p>
      <text:p text:style-name="Preformatted_20_Text">Level 1:tensorflow:Gradient for 'Squeeze_1'</text:p>
      <text:p text:style-name="Preformatted_20_Text">Level 1:tensorflow: <text:s/>in <text:s/>--&gt; gradients/grad_ys_3:0</text:p>
      <text:p text:style-name="Preformatted_20_Text">Level 1:tensorflow: <text:s/>out --&gt; gradients/Squeeze_1_grad/Reshape:0</text:p>
      <text:p text:style-name="Preformatted_20_Text">Level 2:tensorflow: <text:s/>_AggregatedGrads 2 x (None, 32) using add_n</text:p>
      <text:p text:style-name="Preformatted_20_Text">Level 1:tensorflow:Gradient for 'strided_slice'</text:p>
      <text:p text:style-name="Preformatted_20_Text">Level 1:tensorflow: <text:s/>in <text:s/>--&gt; gradients/AddN:0</text:p>
      <text:p text:style-name="Preformatted_20_Text">Level 1:tensorflow: <text:s/>out --&gt; gradients/strided_slice_grad/StridedSliceGrad:0</text:p>
      <text:p text:style-name="Preformatted_20_Text">Level 1:tensorflow:Gradient for 'CudnnRNN'</text:p>
      <text:p text:style-name="Preformatted_20_Text">Level 1:tensorflow: <text:s/>in <text:s/>--&gt; gradients/strided_slice_grad/StridedSliceGrad:0, gradients/Squeeze_grad/Reshape:0, gradients/Squeeze_1_grad/Reshape:0, gradients/zeros_like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<text:soft-page-break/>Level 1:tensorflow: <text:s/>out --&gt; gradients/ExpandDims_grad/Reshape:0</text:p>
      <text:p text:style-name="Preformatted_20_Text">Level 1:tensorflow:Gradient for 'ExpandDims_1'</text:p>
      <text:p text:style-name="Preformatted_20_Text">Level 1:tensorflow: <text:s/>in <text:s/>--&gt; gradients/CudnnRNN_grad/CudnnRNNBackprop:2</text:p>
      <text:p text:style-name="Preformatted_20_Text">Level 1:tensorflow: <text:s/>out --&gt; gradients/ExpandDims_1_grad/Reshape:0</text:p>
      <text:p text:style-name="Preformatted_20_Text">Level 1:tensorflow:Gradient for 'concat_1'</text:p>
      <text:p text:style-name="Preformatted_20_Text">Level 1:tensorflow: <text:s/>in <text:s/>--&gt; gradients/CudnnRNN_grad/CudnnRNNBackprop:3</text:p>
      <text:p text:style-name="Preformatted_20_Text">Level 1:tensorflow: <text:s/>out --&gt; gradients/concat_1_grad/Slice:0, gradients/concat_1_grad/Slice_1:0, gradients/concat_1_grad/Slice_2:0, gradients/concat_1_grad/Slice_3:0, gradients/concat_1_grad/Slice_4:0, gradients/concat_1_grad/Slice_5:0, gradients/concat_1_grad/Slice_6:0, gradients/concat_1_grad/Slice_7:0, gradients/concat_1_grad/Slice_8:0, gradients/concat_1_grad/Slice_9:0, gradients/concat_1_grad/Slice_10:0, gradients/concat_1_grad/Slice_11:0, gradients/concat_1_grad/Slice_12:0, gradients/concat_1_grad/Slice_13:0, gradients/concat_1_grad/Slice_14:0, gradients/concat_1_grad/Slice_15:0</text:p>
      <text:p text:style-name="Preformatted_20_Text">Level 1:tensorflow:Gradient for 'Reshape'</text:p>
      <text:p text:style-name="Preformatted_20_Text">Level 1:tensorflow: <text:s/>in <text:s/>--&gt; gradients/concat_1_grad/Slice:0</text:p>
      <text:p text:style-name="Preformatted_20_Text">Level 1:tensorflow: <text:s/>out --&gt; gradients/Reshape_grad/Reshape:0</text:p>
      <text:p text:style-name="Preformatted_20_Text">Level 1:tensorflow:Gradient for 'Reshape_1'</text:p>
      <text:p text:style-name="Preformatted_20_Text">Level 1:tensorflow: <text:s/>in <text:s/>--&gt; gradients/concat_1_grad/Slice_1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1_grad/Slice_2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1_grad/Slice_3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1_grad/Slice_4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1_grad/Slice_5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1_grad/Slice_6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1_grad/Slice_7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1_grad/Slice_8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1_grad/Slice_9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1_grad/Slice_10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1_grad/Slice_11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1_grad/Slice_12:0</text:p>
      <text:p text:style-name="Preformatted_20_Text">Level 1:tensorflow: <text:s/>out --&gt; gradients/Reshape_12_grad/Reshape:0</text:p>
      <text:p text:style-name="Preformatted_20_Text">Level 1:tensorflow:Gradient for 'Reshape_13'</text:p>
      <text:p text:style-name="Preformatted_20_Text">Level 1:tensorflow: <text:s/>in <text:s/>--&gt; gradients/concat_1_grad/Slice_13:0</text:p>
      <text:p text:style-name="Preformatted_20_Text">Level 1:tensorflow: <text:s/>out --&gt; gradients/Reshape_13_grad/Reshape:0</text:p>
      <text:p text:style-name="Preformatted_20_Text">Level 1:tensorflow:Gradient for 'Reshape_14'</text:p>
      <text:p text:style-name="Preformatted_20_Text">Level 1:tensorflow: <text:s/>in <text:s/>--&gt; gradients/concat_1_grad/Slice_14:0</text:p>
      <text:p text:style-name="Preformatted_20_Text"><text:soft-page-break/>Level 1:tensorflow: <text:s/>out --&gt; gradients/Reshape_14_grad/Reshape:0</text:p>
      <text:p text:style-name="Preformatted_20_Text">Level 1:tensorflow:Gradient for 'Reshape_15'</text:p>
      <text:p text:style-name="Preformatted_20_Text">Level 1:tensorflow: <text:s/>in <text:s/>--&gt; gradients/concat_1_grad/Slice_15:0</text:p>
      <text:p text:style-name="Preformatted_20_Text">Level 1:tensorflow: <text:s/>out --&gt; gradients/Reshape_15_grad/Reshape:0</text:p>
      <text:p text:style-name="Preformatted_20_Text">Level 1:tensorflow:Gradient for 'transpose_1'</text:p>
      <text:p text:style-name="Preformatted_20_Text">Level 1:tensorflow: <text:s/>in <text:s/>--&gt; gradients/Reshape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Level 1:tensorflow: <text:s/>in <text:s/>--&gt; gradients/Reshape_1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2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3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4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5_grad/Reshape:0</text:p>
      <text:p text:style-name="Preformatted_20_Text">Level 1:tensorflow: <text:s/>out --&gt; gradients/transpose_6_grad/transpose:0</text:p>
      <text:p text:style-name="Preformatted_20_Text">Level 1:tensorflow:Gradient for 'transpose_7'</text:p>
      <text:p text:style-name="Preformatted_20_Text">Level 1:tensorflow: <text:s/>in <text:s/>--&gt; gradients/Reshape_6_grad/Reshape:0</text:p>
      <text:p text:style-name="Preformatted_20_Text">Level 1:tensorflow: <text:s/>out --&gt; gradients/transpose_7_grad/transpose:0</text:p>
      <text:p text:style-name="Preformatted_20_Text">Level 1:tensorflow:Gradient for 'transpose_8'</text:p>
      <text:p text:style-name="Preformatted_20_Text">Level 1:tensorflow: <text:s/>in <text:s/>--&gt; gradients/Reshape_7_grad/Reshape:0</text:p>
      <text:p text:style-name="Preformatted_20_Text">Level 1:tensorflow: <text:s/>out --&gt; gradients/transpose_8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9_grad/Reshape:0, gradients/Reshape_10_grad/Reshape:0, gradients/Reshape_11_grad/Reshape:0, gradients/Reshape_12_grad/Reshape:0, gradients/Reshape_13_grad/Reshape:0, gradients/Reshape_14_grad/Reshape:0, gradients/Reshape_15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1_grad/transpose:0, gradients/transpose_2_grad/transpose:0, gradients/transpose_3_grad/transpose:0, gradients/transpose_4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6_grad/transpose:0, gradients/transpose_7_grad/transpose:0, gradients/transpose_8_grad/transpose:0</text:p>
      <text:p text:style-name="Preformatted_20_Text">Level 1:tensorflow: <text:s/>out --&gt; gradients/split_1_grad/concat:0</text:p>
      <text:p text:style-name="Preformatted_20_Text">Level 1:tensorflow:Gradient for 'concat'</text:p>
      <text:p text:style-name="Preformatted_20_Text">Level 1:tensorflow: <text:s/>in <text:s/>--&gt; gradients/split_2_grad/concat:0</text:p>
      <text:p text:style-name="Preformatted_20_Text">Level 1:tensorflow: <text:s/>out --&gt; gradients/concat_grad/Slice:0, gradients/concat_grad/Slice_1:0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<text:soft-page-break/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strided_slice_2'</text:p>
      <text:p text:style-name="Preformatted_20_Text">Level 1:tensorflow: <text:s/>in <text:s/>--&gt; gradients/grad_ys_0:0</text:p>
      <text:p text:style-name="Preformatted_20_Text">Level 1:tensorflow: <text:s/>out --&gt; gradients/strided_slice_2_grad/StridedSliceGrad:0</text:p>
      <text:p text:style-name="Preformatted_20_Text">Level 1:tensorflow:Gradient for 'transpose_1'</text:p>
      <text:p text:style-name="Preformatted_20_Text">Level 1:tensorflow: <text:s/>in <text:s/>--&gt; gradients/grad_ys_1:0</text:p>
      <text:p text:style-name="Preformatted_20_Text">Level 1:tensorflow: <text:s/>out --&gt; gradients/transpose_1_grad/transpose:0</text:p>
      <text:p text:style-name="Preformatted_20_Text">Level 2:tensorflow: <text:s/>_AggregatedGrads 2 x (1, None, 32) using add_n</text:p>
      <text:p text:style-name="Preformatted_20_Text">Level 1:tensorflow:Gradient for 'TensorArrayV2Stack/TensorListStack'</text:p>
      <text:p text:style-name="Preformatted_20_Text">Level 1:tensorflow: <text:s/>in <text:s/>--&gt; gradients/AddN:0</text:p>
      <text:p text:style-name="Preformatted_20_Text">Level 1:tensorflow: <text:s/>out --&gt; gradients/TensorArrayV2Stack/TensorListStack_grad/TensorListFromTensor:0</text:p>
      <text:p text:style-name="Preformatted_20_Text">Level 1:tensorflow:Gradient for 'while/Identity_3'</text:p>
      <text:p text:style-name="Preformatted_20_Text">Level 1:tensorflow: <text:s/>in <text:s/>--&gt; gradients/while_grad/gradients/grad_ys_0:0</text:p>
      <text:p text:style-name="Preformatted_20_Text">Level 1:tensorflow: <text:s/>out --&gt; gradients/while_grad/gradients/grad_ys_0:0</text:p>
      <text:p text:style-name="Preformatted_20_Text">Level 1:tensorflow:Gradient for 'while/Identity_4'</text:p>
      <text:p text:style-name="Preformatted_20_Text">Level 1:tensorflow: <text:s/>in <text:s/>--&gt; gradients/while_grad/gradients/grad_ys_1:0</text:p>
      <text:p text:style-name="Preformatted_20_Text">Level 1:tensorflow: <text:s/>out --&gt; gradients/while_grad/gradients/grad_ys_1:0</text:p>
      <text:p text:style-name="Preformatted_20_Text">Level 1:tensorflow:Gradient for 'while/Identity_5'</text:p>
      <text:p text:style-name="Preformatted_20_Text">Level 1:tensorflow: <text:s/>in <text:s/>--&gt; gradients/while_grad/gradients/grad_ys_2:0</text:p>
      <text:p text:style-name="Preformatted_20_Text">Level 1:tensorflow: <text:s/>out --&gt; gradients/while_grad/gradients/grad_ys_2:0</text:p>
      <text:p text:style-name="Preformatted_20_Text">Level 1:tensorflow:Gradient for 'while/TensorArrayV2Write/TensorListSetItem'</text:p>
      <text:p text:style-name="Preformatted_20_Text">Level 1:tensorflow: <text:s/>in <text:s/>--&gt; gradients/while_grad/gradients/grad_ys_0:0</text:p>
      <text:p text:style-name="Preformatted_20_Text">Level 1:tensorflow: <text:s/>out --&gt; gradients/while_grad/gradients/while/TensorArrayV2Write/TensorListSetItem_grad/TensorListSetItem:0, gradients/while_grad/gradients/while/TensorArrayV2Write/TensorListSetItem_grad/TensorListGetItem:0</text:p>
      <text:p text:style-name="Preformatted_20_Text">Level 2:tensorflow: <text:s/>_AggregatedGrads 2 x (None, 32) using add_n</text:p>
      <text:p text:style-name="Preformatted_20_Text">Level 1:tensorflow:Gradient for 'while/mul_2'</text:p>
      <text:p text:style-name="Preformatted_20_Text">Level 1:tensorflow: <text:s/>in <text:s/>--&gt; gradients/while_grad/gradients/AddN:0</text:p>
      <text:p text:style-name="Preformatted_20_Text">Level 1:tensorflow: <text:s/>out --&gt; gradients/while_grad/gradients/while/mul_2_grad/Reshape:0, gradients/while_grad/gradients/while/mul_2_grad/Reshape_1:0</text:p>
      <text:p text:style-name="Preformatted_20_Text">Level 1:tensorflow:Gradient for 'while/Sigmoid_2'</text:p>
      <text:p text:style-name="Preformatted_20_Text">Level 1:tensorflow: <text:s/>in <text:s/>--&gt; gradients/while_grad/gradients/while/mul_2_grad/Reshape:0</text:p>
      <text:p text:style-name="Preformatted_20_Text">Level 1:tensorflow: <text:s/>out --&gt; gradients/while_grad/gradients/while/Sigmoid_2_grad/SigmoidGrad:0</text:p>
      <text:p text:style-name="Preformatted_20_Text">Level 1:tensorflow:Gradient for 'while/Tanh_1'</text:p>
      <text:p text:style-name="Preformatted_20_Text">Level 1:tensorflow: <text:s/>in <text:s/>--&gt; gradients/while_grad/gradients/while/mul_2_grad/Reshape_1:0</text:p>
      <text:p text:style-name="Preformatted_20_Text">Level 1:tensorflow: <text:s/>out --&gt; gradients/while_grad/gradients/while/Tanh_1_grad/TanhGrad:0</text:p>
      <text:p text:style-name="Preformatted_20_Text">Level 2:tensorflow: <text:s/>_AggregatedGrads 2 x (None, 32) using add_n</text:p>
      <text:p text:style-name="Preformatted_20_Text">Level 1:tensorflow:Gradient for 'while/add_1'</text:p>
      <text:p text:style-name="Preformatted_20_Text">Level 1:tensorflow: <text:s/>in <text:s/>--&gt; gradients/while_grad/gradients/AddN_1:0</text:p>
      <text:p text:style-name="Preformatted_20_Text">Level 1:tensorflow: <text:s/>out --&gt; gradients/while_grad/gradients/while/add_1_grad/Reshape:0, gradients/while_grad/gradients/while/add_1_grad/Reshape_1:0</text:p>
      <text:p text:style-name="Preformatted_20_Text">Level 1:tensorflow:Gradient for 'while/mul'</text:p>
      <text:p text:style-name="Preformatted_20_Text">Level 1:tensorflow: <text:s/>in <text:s/>--&gt; gradients/while_grad/gradients/while/add_1_grad/Reshape:0</text:p>
      <text:p text:style-name="Preformatted_20_Text">Level 1:tensorflow: <text:s/>out --&gt; gradients/while_grad/gradients/while/mul_grad/Reshape:0, gradients/while_grad/gradients/while/mul_grad/Reshape_1:0</text:p>
      <text:p text:style-name="Preformatted_20_Text">Level 1:tensorflow:Gradient for 'while/mul_1'</text:p>
      <text:p text:style-name="Preformatted_20_Text">Level 1:tensorflow: <text:s/>in <text:s/>--&gt; <text:soft-page-break/>gradients/while_grad/gradients/while/add_1_grad/Reshape_1:0</text:p>
      <text:p text:style-name="Preformatted_20_Text">Level 1:tensorflow: <text:s/>out --&gt; gradients/while_grad/gradients/while/mul_1_grad/Reshape:0, gradients/while_grad/gradients/while/mul_1_grad/Reshape_1:0</text:p>
      <text:p text:style-name="Preformatted_20_Text">Level 1:tensorflow:Gradient for 'while/Sigmoid_1'</text:p>
      <text:p text:style-name="Preformatted_20_Text">Level 1:tensorflow: <text:s/>in <text:s/>--&gt; gradients/while_grad/gradients/while/mul_grad/Reshape:0</text:p>
      <text:p text:style-name="Preformatted_20_Text">Level 1:tensorflow: <text:s/>out --&gt; gradients/while_grad/gradients/while/Sigmoid_1_grad/SigmoidGrad:0</text:p>
      <text:p text:style-name="Preformatted_20_Text">Level 1:tensorflow:Gradient for 'while/Sigmoid'</text:p>
      <text:p text:style-name="Preformatted_20_Text">Level 1:tensorflow: <text:s/>in <text:s/>--&gt; gradients/while_grad/gradients/while/mul_1_grad/Reshape:0</text:p>
      <text:p text:style-name="Preformatted_20_Text">Level 1:tensorflow: <text:s/>out --&gt; gradients/while_grad/gradients/while/Sigmoid_grad/SigmoidGrad:0</text:p>
      <text:p text:style-name="Preformatted_20_Text">Level 1:tensorflow:Gradient for 'while/Tanh'</text:p>
      <text:p text:style-name="Preformatted_20_Text">Level 1:tensorflow: <text:s/>in <text:s/>--&gt; gradients/while_grad/gradients/while/mul_1_grad/Reshape_1:0</text:p>
      <text:p text:style-name="Preformatted_20_Text">Level 1:tensorflow: <text:s/>out --&gt; gradients/while_grad/gradients/while/Tanh_grad/TanhGrad:0</text:p>
      <text:p text:style-name="Preformatted_20_Text">Level 1:tensorflow:Gradient for 'while/split'</text:p>
      <text:p text:style-name="Preformatted_20_Text">Level 1:tensorflow: <text:s/>in <text:s/>--&gt; gradients/while_grad/gradients/while/Sigmoid_grad/SigmoidGrad:0, gradients/while_grad/gradients/while/Sigmoid_1_grad/SigmoidGrad:0, gradients/while_grad/gradients/while/Tanh_grad/TanhGrad:0, gradients/while_grad/gradients/while/Sigmoid_2_grad/SigmoidGrad:0</text:p>
      <text:p text:style-name="Preformatted_20_Text">Level 1:tensorflow: <text:s/>out --&gt; gradients/while_grad/gradients/while/split_grad/concat:0</text:p>
      <text:p text:style-name="Preformatted_20_Text">Level 1:tensorflow:Gradient for 'while/BiasAdd'</text:p>
      <text:p text:style-name="Preformatted_20_Text">Level 1:tensorflow: <text:s/>in <text:s/>--&gt; gradients/while_grad/gradients/while/split_grad/concat:0</text:p>
      <text:p text:style-name="Preformatted_20_Text">Level 1:tensorflow: <text:s/>out --&gt; gradients/while_grad/gradients/while/split_grad/concat:0, gradients/while_grad/gradients/while/BiasAdd_grad/BiasAddGrad:0</text:p>
      <text:p text:style-name="Preformatted_20_Text">Level 1:tensorflow:Gradient for 'while/add'</text:p>
      <text:p text:style-name="Preformatted_20_Text">Level 1:tensorflow: <text:s/>in <text:s/>--&gt; gradients/while_grad/gradients/while/split_grad/concat:0</text:p>
      <text:p text:style-name="Preformatted_20_Text">Level 1:tensorflow: <text:s/>out --&gt; gradients/while_grad/gradients/while/add_grad/Reshape:0, gradients/while_grad/gradients/while/add_grad/Reshape_1:0</text:p>
      <text:p text:style-name="Preformatted_20_Text">Level 2:tensorflow: <text:s/>_AggregatedGrads 2 x (128,) using add_n</text:p>
      <text:p text:style-name="Preformatted_20_Text">Level 1:tensorflow:Gradient for 'while/MatMul'</text:p>
      <text:p text:style-name="Preformatted_20_Text">Level 1:tensorflow: <text:s/>in <text:s/>--&gt; gradients/while_grad/gradients/while/add_grad/Reshape:0</text:p>
      <text:p text:style-name="Preformatted_20_Text">Level 1:tensorflow: <text:s/>out --&gt; gradients/while_grad/gradients/while/MatMul_grad/MatMul:0, gradients/while_grad/gradients/while/MatMul_grad/MatMul_1:0</text:p>
      <text:p text:style-name="Preformatted_20_Text">Level 1:tensorflow:Gradient for 'while/MatMul_1'</text:p>
      <text:p text:style-name="Preformatted_20_Text">Level 1:tensorflow: <text:s/>in <text:s/>--&gt; gradients/while_grad/gradients/while/add_grad/Reshape_1:0</text:p>
      <text:p text:style-name="Preformatted_20_Text">Level 1:tensorflow: <text:s/>out --&gt; gradients/while_grad/gradients/while/MatMul_1_grad/MatMul:0, gradients/while_grad/gradients/while/MatMul_1_grad/MatMul_1:0</text:p>
      <text:p text:style-name="Preformatted_20_Text">Level 1:tensorflow:Gradient for 'while/TensorArrayV2Read/TensorListGetItem'</text:p>
      <text:p text:style-name="Preformatted_20_Text">Level 1:tensorflow: <text:s/>in <text:s/>--&gt; gradients/while_grad/gradients/while/MatMul_grad/MatMul:0</text:p>
      <text:p text:style-name="Preformatted_20_Text">Level 1:tensorflow: <text:s/>out --&gt; gradients/while_grad/gradients/while/TensorArrayV2Read/TensorListGetItem_grad/TensorListSetItem:0</text:p>
      <text:p text:style-name="Preformatted_20_Text">Level 2:tensorflow: <text:s/>_AggregatedGrads 2 x (64, 128) using add_n</text:p>
      <text:p text:style-name="Preformatted_20_Text"><text:soft-page-break/>Level 2:tensorflow: <text:s/>_AggregatedGrads 2 x (32, 128) using add_n</text:p>
      <text:p text:style-name="Preformatted_20_Text">Level 2:tensorflow: <text:s/>_AggregatedGrads 2 x () using add_n</text:p>
      <text:p text:style-name="Preformatted_20_Text">Level 1:tensorflow:Gradient for 'while'</text:p>
      <text:p text:style-name="Preformatted_20_Text">Level 1:tensorflow: <text:s/>in <text:s/>--&gt; gradients/TensorArrayV2Stack/TensorListStack_grad/TensorListFromTensor:0, gradients/grad_ys_2:0, gradients/grad_ys_3:0, gradients/zeros_like:0, gradients/zeros_like_1:0, gradients/zeros_like_2:0, gradients/zeros_like_3:0</text:p>
      <text:p text:style-name="Preformatted_20_Text">Level 1:tensorflow: <text:s/>out --&gt; gradients/while_grad/Identity_3:0, gradients/while_grad/Identity_4:0, gradients/while_grad/Identity_5:0, gradients/while_grad/Identity_6:0, gradients/while_grad/Identity_7:0, gradients/while_grad/Identity_8:0, gradients/while_grad/Identity_9:0</text:p>
      <text:p text:style-name="Preformatted_20_Text">Level 1:tensorflow:Gradient for 'TensorArrayUnstack/TensorListFromTensor'</text:p>
      <text:p text:style-name="Preformatted_20_Text">Level 1:tensorflow: <text:s/>in <text:s/>--&gt; gradients/while_grad/Identity_6:0</text:p>
      <text:p text:style-name="Preformatted_20_Text">Level 1:tensorflow: <text:s/>out --&gt; gradients/TensorArrayUnstack/TensorListFromTensor_grad/TensorListStack:0</text:p>
      <text:p text:style-name="Preformatted_20_Text">Level 1:tensorflow:Gradient for 'transpose'</text:p>
      <text:p text:style-name="Preformatted_20_Text">Level 1:tensorflow: <text:s/>in <text:s/>--&gt; gradients/TensorArrayUnstack/TensorListFromTensor_grad/TensorListStack:0</text:p>
      <text:p text:style-name="Preformatted_20_Text">Level 1:tensorflow: <text:s/>out --&gt; gradients/transpose_grad/transpose:0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strided_slice_2'</text:p>
      <text:p text:style-name="Preformatted_20_Text">Level 1:tensorflow: <text:s/>in <text:s/>--&gt; gradients/grad_ys_0:0</text:p>
      <text:p text:style-name="Preformatted_20_Text">Level 1:tensorflow: <text:s/>out --&gt; gradients/strided_slice_2_grad/StridedSliceGrad:0</text:p>
      <text:p text:style-name="Preformatted_20_Text">Level 1:tensorflow:Gradient for 'transpose_1'</text:p>
      <text:p text:style-name="Preformatted_20_Text">Level 1:tensorflow: <text:s/>in <text:s/>--&gt; gradients/grad_ys_1:0</text:p>
      <text:p text:style-name="Preformatted_20_Text">Level 1:tensorflow: <text:s/>out --&gt; gradients/transpose_1_grad/transpose:0</text:p>
      <text:p text:style-name="Preformatted_20_Text">Level 2:tensorflow: <text:s/>_AggregatedGrads 2 x (20, None, 64) using add_n</text:p>
      <text:p text:style-name="Preformatted_20_Text">Level 1:tensorflow:Gradient for 'TensorArrayV2Stack/TensorListStack'</text:p>
      <text:p text:style-name="Preformatted_20_Text">Level 1:tensorflow: <text:s/>in <text:s/>--&gt; gradients/AddN:0</text:p>
      <text:p text:style-name="Preformatted_20_Text">Level 1:tensorflow: <text:s/>out --&gt; gradients/TensorArrayV2Stack/TensorListStack_grad/TensorListFromTensor:0</text:p>
      <text:p text:style-name="Preformatted_20_Text">Level 1:tensorflow:Gradient for 'while/Identity_3'</text:p>
      <text:p text:style-name="Preformatted_20_Text">Level 1:tensorflow: <text:s/>in <text:s/>--&gt; gradients/while_grad/gradients/grad_ys_0:0</text:p>
      <text:p text:style-name="Preformatted_20_Text">Level 1:tensorflow: <text:s/>out --&gt; gradients/while_grad/gradients/grad_ys_0:0</text:p>
      <text:p text:style-name="Preformatted_20_Text">Level 1:tensorflow:Gradient for 'while/Identity_4'</text:p>
      <text:p text:style-name="Preformatted_20_Text">Level 1:tensorflow: <text:s/>in <text:s/>--&gt; gradients/while_grad/gradients/grad_ys_1:0</text:p>
      <text:p text:style-name="Preformatted_20_Text">Level 1:tensorflow: <text:s/>out --&gt; gradients/while_grad/gradients/grad_ys_1:0</text:p>
      <text:p text:style-name="Preformatted_20_Text">Level 1:tensorflow:Gradient for 'while/Identity_5'</text:p>
      <text:p text:style-name="Preformatted_20_Text">Level 1:tensorflow: <text:s/>in <text:s/>--&gt; gradients/while_grad/gradients/grad_ys_2:0</text:p>
      <text:p text:style-name="Preformatted_20_Text">Level 1:tensorflow: <text:s/>out --&gt; gradients/while_grad/gradients/grad_ys_2:0</text:p>
      <text:p text:style-name="Preformatted_20_Text">Level 1:tensorflow:Gradient for 'while/TensorArrayV2Write/TensorListSetItem'</text:p>
      <text:p text:style-name="Preformatted_20_Text">Level 1:tensorflow: <text:s/>in <text:s/>--&gt; gradients/while_grad/gradients/grad_ys_0:0</text:p>
      <text:p text:style-name="Preformatted_20_Text">Level 1:tensorflow: <text:s/>out --&gt; gradients/while_grad/gradients/while/TensorArrayV2Write/TensorListSetItem_grad/TensorListSetItem:0, gradients/while_grad/gradients/while/TensorArrayV2Write/TensorListSetItem_grad/TensorListGetItem:0</text:p>
      <text:p text:style-name="Preformatted_20_Text">Level 2:tensorflow: <text:s/>_AggregatedGrads 2 x (None, 64) using add_n</text:p>
      <text:p text:style-name="Preformatted_20_Text"><text:soft-page-break/>Level 1:tensorflow:Gradient for 'while/mul_2'</text:p>
      <text:p text:style-name="Preformatted_20_Text">Level 1:tensorflow: <text:s/>in <text:s/>--&gt; gradients/while_grad/gradients/AddN:0</text:p>
      <text:p text:style-name="Preformatted_20_Text">Level 1:tensorflow: <text:s/>out --&gt; gradients/while_grad/gradients/while/mul_2_grad/Reshape:0, gradients/while_grad/gradients/while/mul_2_grad/Reshape_1:0</text:p>
      <text:p text:style-name="Preformatted_20_Text">Level 1:tensorflow:Gradient for 'while/Sigmoid_2'</text:p>
      <text:p text:style-name="Preformatted_20_Text">Level 1:tensorflow: <text:s/>in <text:s/>--&gt; gradients/while_grad/gradients/while/mul_2_grad/Reshape:0</text:p>
      <text:p text:style-name="Preformatted_20_Text">Level 1:tensorflow: <text:s/>out --&gt; gradients/while_grad/gradients/while/Sigmoid_2_grad/SigmoidGrad:0</text:p>
      <text:p text:style-name="Preformatted_20_Text">Level 1:tensorflow:Gradient for 'while/Tanh_1'</text:p>
      <text:p text:style-name="Preformatted_20_Text">Level 1:tensorflow: <text:s/>in <text:s/>--&gt; gradients/while_grad/gradients/while/mul_2_grad/Reshape_1:0</text:p>
      <text:p text:style-name="Preformatted_20_Text">Level 1:tensorflow: <text:s/>out --&gt; gradients/while_grad/gradients/while/Tanh_1_grad/TanhGrad:0</text:p>
      <text:p text:style-name="Preformatted_20_Text">Level 2:tensorflow: <text:s/>_AggregatedGrads 2 x (None, 64) using add_n</text:p>
      <text:p text:style-name="Preformatted_20_Text">Level 1:tensorflow:Gradient for 'while/add_1'</text:p>
      <text:p text:style-name="Preformatted_20_Text">Level 1:tensorflow: <text:s/>in <text:s/>--&gt; gradients/while_grad/gradients/AddN_1:0</text:p>
      <text:p text:style-name="Preformatted_20_Text">Level 1:tensorflow: <text:s/>out --&gt; gradients/while_grad/gradients/while/add_1_grad/Reshape:0, gradients/while_grad/gradients/while/add_1_grad/Reshape_1:0</text:p>
      <text:p text:style-name="Preformatted_20_Text">Level 1:tensorflow:Gradient for 'while/mul'</text:p>
      <text:p text:style-name="Preformatted_20_Text">Level 1:tensorflow: <text:s/>in <text:s/>--&gt; gradients/while_grad/gradients/while/add_1_grad/Reshape:0</text:p>
      <text:p text:style-name="Preformatted_20_Text">Level 1:tensorflow: <text:s/>out --&gt; gradients/while_grad/gradients/while/mul_grad/Reshape:0, gradients/while_grad/gradients/while/mul_grad/Reshape_1:0</text:p>
      <text:p text:style-name="Preformatted_20_Text">Level 1:tensorflow:Gradient for 'while/mul_1'</text:p>
      <text:p text:style-name="Preformatted_20_Text">Level 1:tensorflow: <text:s/>in <text:s/>--&gt; gradients/while_grad/gradients/while/add_1_grad/Reshape_1:0</text:p>
      <text:p text:style-name="Preformatted_20_Text">Level 1:tensorflow: <text:s/>out --&gt; gradients/while_grad/gradients/while/mul_1_grad/Reshape:0, gradients/while_grad/gradients/while/mul_1_grad/Reshape_1:0</text:p>
      <text:p text:style-name="Preformatted_20_Text">Level 1:tensorflow:Gradient for 'while/Sigmoid_1'</text:p>
      <text:p text:style-name="Preformatted_20_Text">Level 1:tensorflow: <text:s/>in <text:s/>--&gt; gradients/while_grad/gradients/while/mul_grad/Reshape:0</text:p>
      <text:p text:style-name="Preformatted_20_Text">Level 1:tensorflow: <text:s/>out --&gt; gradients/while_grad/gradients/while/Sigmoid_1_grad/SigmoidGrad:0</text:p>
      <text:p text:style-name="Preformatted_20_Text">Level 1:tensorflow:Gradient for 'while/Sigmoid'</text:p>
      <text:p text:style-name="Preformatted_20_Text">Level 1:tensorflow: <text:s/>in <text:s/>--&gt; gradients/while_grad/gradients/while/mul_1_grad/Reshape:0</text:p>
      <text:p text:style-name="Preformatted_20_Text">Level 1:tensorflow: <text:s/>out --&gt; gradients/while_grad/gradients/while/Sigmoid_grad/SigmoidGrad:0</text:p>
      <text:p text:style-name="Preformatted_20_Text">Level 1:tensorflow:Gradient for 'while/Tanh'</text:p>
      <text:p text:style-name="Preformatted_20_Text">Level 1:tensorflow: <text:s/>in <text:s/>--&gt; gradients/while_grad/gradients/while/mul_1_grad/Reshape_1:0</text:p>
      <text:p text:style-name="Preformatted_20_Text">Level 1:tensorflow: <text:s/>out --&gt; gradients/while_grad/gradients/while/Tanh_grad/TanhGrad:0</text:p>
      <text:p text:style-name="Preformatted_20_Text">Level 1:tensorflow:Gradient for 'while/split'</text:p>
      <text:p text:style-name="Preformatted_20_Text">Level 1:tensorflow: <text:s/>in <text:s/>--&gt; gradients/while_grad/gradients/while/Sigmoid_grad/SigmoidGrad:0, gradients/while_grad/gradients/while/Sigmoid_1_grad/SigmoidGrad:0, gradients/while_grad/gradients/while/Tanh_grad/TanhGrad:0, gradients/while_grad/gradients/while/Sigmoid_2_grad/SigmoidGrad:0</text:p>
      <text:p text:style-name="Preformatted_20_Text">Level 1:tensorflow: <text:s/>out --&gt; gradients/while_grad/gradients/while/split_grad/concat:0</text:p>
      <text:p text:style-name="Preformatted_20_Text">Level 1:tensorflow:Gradient for 'while/BiasAdd'</text:p>
      <text:p text:style-name="Preformatted_20_Text">Level 1:tensorflow: <text:s/>in <text:s/>--&gt; gradients/while_grad/gradients/while/split_grad/concat:0</text:p>
      <text:p text:style-name="Preformatted_20_Text"><text:soft-page-break/>Level 1:tensorflow: <text:s/>out --&gt; gradients/while_grad/gradients/while/split_grad/concat:0, gradients/while_grad/gradients/while/BiasAdd_grad/BiasAddGrad:0</text:p>
      <text:p text:style-name="Preformatted_20_Text">Level 1:tensorflow:Gradient for 'while/add'</text:p>
      <text:p text:style-name="Preformatted_20_Text">Level 1:tensorflow: <text:s/>in <text:s/>--&gt; gradients/while_grad/gradients/while/split_grad/concat:0</text:p>
      <text:p text:style-name="Preformatted_20_Text">Level 1:tensorflow: <text:s/>out --&gt; gradients/while_grad/gradients/while/add_grad/Reshape:0, gradients/while_grad/gradients/while/add_grad/Reshape_1:0</text:p>
      <text:p text:style-name="Preformatted_20_Text">Level 2:tensorflow: <text:s/>_AggregatedGrads 2 x (256,) using add_n</text:p>
      <text:p text:style-name="Preformatted_20_Text">Level 1:tensorflow:Gradient for 'while/MatMul'</text:p>
      <text:p text:style-name="Preformatted_20_Text">Level 1:tensorflow: <text:s/>in <text:s/>--&gt; gradients/while_grad/gradients/while/add_grad/Reshape:0</text:p>
      <text:p text:style-name="Preformatted_20_Text">Level 1:tensorflow: <text:s/>out --&gt; gradients/while_grad/gradients/while/MatMul_grad/MatMul:0, gradients/while_grad/gradients/while/MatMul_grad/MatMul_1:0</text:p>
      <text:p text:style-name="Preformatted_20_Text">Level 1:tensorflow:Gradient for 'while/MatMul_1'</text:p>
      <text:p text:style-name="Preformatted_20_Text">Level 1:tensorflow: <text:s/>in <text:s/>--&gt; gradients/while_grad/gradients/while/add_grad/Reshape_1:0</text:p>
      <text:p text:style-name="Preformatted_20_Text">Level 1:tensorflow: <text:s/>out --&gt; gradients/while_grad/gradients/while/MatMul_1_grad/MatMul:0, gradients/while_grad/gradients/while/MatMul_1_grad/MatMul_1:0</text:p>
      <text:p text:style-name="Preformatted_20_Text">Level 1:tensorflow:Gradient for 'while/TensorArrayV2Read/TensorListGetItem'</text:p>
      <text:p text:style-name="Preformatted_20_Text">Level 1:tensorflow: <text:s/>in <text:s/>--&gt; gradients/while_grad/gradients/while/MatMul_grad/MatMul:0</text:p>
      <text:p text:style-name="Preformatted_20_Text">Level 1:tensorflow: <text:s/>out --&gt; gradients/while_grad/gradients/while/TensorArrayV2Read/TensorListGetItem_grad/TensorListSetItem:0</text:p>
      <text:p text:style-name="Preformatted_20_Text">Level 2:tensorflow: <text:s/>_AggregatedGrads 2 x (2, 256) using add_n</text:p>
      <text:p text:style-name="Preformatted_20_Text">Level 2:tensorflow: <text:s/>_AggregatedGrads 2 x (64, 256) using add_n</text:p>
      <text:p text:style-name="Preformatted_20_Text">Level 2:tensorflow: <text:s/>_AggregatedGrads 2 x () using add_n</text:p>
      <text:p text:style-name="Preformatted_20_Text">Level 1:tensorflow:Gradient for 'while'</text:p>
      <text:p text:style-name="Preformatted_20_Text">Level 1:tensorflow: <text:s/>in <text:s/>--&gt; gradients/TensorArrayV2Stack/TensorListStack_grad/TensorListFromTensor:0, gradients/grad_ys_2:0, gradients/grad_ys_3:0, gradients/zeros_like:0, gradients/zeros_like_1:0, gradients/zeros_like_2:0, gradients/zeros_like_3:0</text:p>
      <text:p text:style-name="Preformatted_20_Text">Level 1:tensorflow: <text:s/>out --&gt; gradients/while_grad/Identity_3:0, gradients/while_grad/Identity_4:0, gradients/while_grad/Identity_5:0, gradients/while_grad/Identity_6:0, gradients/while_grad/Identity_7:0, gradients/while_grad/Identity_8:0, gradients/while_grad/Identity_9:0</text:p>
      <text:p text:style-name="Preformatted_20_Text">Level 1:tensorflow:Gradient for 'TensorArrayUnstack/TensorListFromTensor'</text:p>
      <text:p text:style-name="Preformatted_20_Text">Level 1:tensorflow: <text:s/>in <text:s/>--&gt; gradients/while_grad/Identity_6:0</text:p>
      <text:p text:style-name="Preformatted_20_Text">Level 1:tensorflow: <text:s/>out --&gt; gradients/TensorArrayUnstack/TensorListFromTensor_grad/TensorListStack:0</text:p>
      <text:p text:style-name="Preformatted_20_Text">Level 1:tensorflow:Gradient for 'transpose'</text:p>
      <text:p text:style-name="Preformatted_20_Text">Level 1:tensorflow: <text:s/>in <text:s/>--&gt; gradients/TensorArrayUnstack/TensorListFromTensor_grad/TensorListStack:0</text:p>
      <text:p text:style-name="Preformatted_20_Text">Level 1:tensorflow: <text:s/>out --&gt; gradients/transpose_grad/transpose:0</text:p>
      <text:p text:style-name="Preformatted_20_Text">Level 1:tensorflow:Registering CustomGradient-6377 (&lt;function _graph_mode_decorator.&lt;locals&gt;.internal_grad_fn at 0x7f52e05a1820&gt;) in gradient.</text:p>
      <text:p text:style-name="Preformatted_20_Text">Level 1:tensorflow:Creating new FuncGraph for Python function &lt;function Model.make_train_function.&lt;locals&gt;.train_function at 0x7f52e058c430&gt; (key: FunctionContext(context=EagerContext(parent_graph=None, device_functions=(), colocation_stack=(), in_cross_replica_context=False, variable_policy=None, xla_context_id=0)), FunctionType(parameters=[Parameter(name=iterator, kind=POSITIONAL_OR_KEYWORD, optional=False, type_constraint=IteratorSpec((TensorSpec(shape=(None, 20, 2), dtype=tf.float32, name=None), TensorSpec(shape=(None, 1), dtype=tf.float32, name=None)),))], captures=OrderedDict()))</text:p>
      <text:p text:style-name="Preformatted_20_Text"><text:soft-page-break/>Level 2:tensorflow:Python function signature [args: (&lt;tensorflow.python.data.ops.iterator_ops.OwnedIterator object at 0x7f52e06e6e50&gt;,)] [kwargs: {}]</text:p>
      <text:p text:style-name="Preformatted_20_Text">Level 1:tensorflow:Creating new FuncGraph for Python function &lt;function standard_lstm at 0x7f52e025ec1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64), dtype=tf.float32, name=None)), Parameter(name=init_c, kind=POSITIONAL_OR_KEYWORD, optional=False, type_constraint=TensorSpec(shape=(None, 64), dtype=tf.float32, name=None)), Parameter(name=kernel, kind=POSITIONAL_OR_KEYWORD, optional=False, type_constraint=TensorSpec(shape=(2, 256), dtype=tf.float32, name=None)), Parameter(name=recurrent_kernel, kind=POSITIONAL_OR_KEYWORD, optional=False, type_constraint=TensorSpec(shape=(64, 256), dtype=tf.float32, name=None)), Parameter(name=bias, kind=POSITIONAL_OR_KEYWORD, optional=False, type_constraint=TensorSpec(shape=(256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IteratorGetNext:0' shape=(None, 20, 2) dtype=float32&gt;, &lt;tf.Tensor 'model_2/lstm1/zeros:0' shape=(None, 64) dtype=float32&gt;, &lt;tf.Tensor 'model_2/lstm1/zeros_1:0' shape=(None, 64) dtype=float32&gt;, &lt;tf.Tensor 'model_2/lstm1/Identity:0' shape=(2, 256) dtype=float32&gt;, &lt;tf.Tensor 'model_2/lstm1/Identity_1:0' shape=(64, 256) dtype=float32&gt;, &lt;tf.Tensor 'model_2/lstm1/Identity_2:0' shape=(256,) dtype=float32&gt;, None, False, False, None, False, True)] [kwargs: {}]</text:p>
      <text:p text:style-name="Preformatted_20_Text">Level 1:tensorflow:Creating new FuncGraph for Python function &lt;function lstm_with_backend_selection.&lt;locals&gt;.gpu_lstm_with_fallback at 0x7f52e01a10d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2), dtype=tf.float32, name=None)), Parameter(name=init_h, kind=POSITIONAL_OR_KEYWORD, optional=False, type_constraint=TensorSpec(shape=(None, 64), dtype=tf.float32, name=None)), Parameter(name=init_c, kind=POSITIONAL_OR_KEYWORD, optional=False, type_constraint=TensorSpec(shape=(None, 64), dtype=tf.float32, name=None)), Parameter(name=kernel, kind=POSITIONAL_OR_KEYWORD, optional=False, type_constraint=TensorSpec(shape=(2, 256), dtype=tf.float32, name=None)), Parameter(name=recurrent_kernel, kind=POSITIONAL_OR_KEYWORD, optional=False, type_constraint=TensorSpec(shape=(64, 256), dtype=tf.float32, name=None)), Parameter(name=bias, kind=POSITIONAL_OR_KEYWORD, optional=False, type_constraint=TensorSpec(shape=(256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<text:soft-page-break/>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True))], captures=OrderedDict()))</text:p>
      <text:p text:style-name="Preformatted_20_Text">Level 2:tensorflow:Python function signature [args: (&lt;tf.Tensor 'IteratorGetNext:0' shape=(None, 20, 2) dtype=float32&gt;, &lt;tf.Tensor 'model_2/lstm1/zeros:0' shape=(None, 64) dtype=float32&gt;, &lt;tf.Tensor 'model_2/lstm1/zeros_1:0' shape=(None, 64) dtype=float32&gt;, &lt;tf.Tensor 'model_2/lstm1/Identity:0' shape=(2, 256) dtype=float32&gt;, &lt;tf.Tensor 'model_2/lstm1/Identity_1:0' shape=(64, 256) dtype=float32&gt;, &lt;tf.Tensor 'model_2/lstm1/Identity_2:0' shape=(256,) dtype=float32&gt;, None, False, False, None, False, Tru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strided_slice'</text:p>
      <text:p text:style-name="Preformatted_20_Text">Level 1:tensorflow: <text:s/>in <text:s/>--&gt; gradients/grad_ys_0:0</text:p>
      <text:p text:style-name="Preformatted_20_Text">Level 1:tensorflow: <text:s/>out --&gt; gradients/strided_slice_grad/StridedSliceGrad:0</text:p>
      <text:p text:style-name="Preformatted_20_Text">Level 1:tensorflow:Gradient for 'transpose_9'</text:p>
      <text:p text:style-name="Preformatted_20_Text">Level 1:tensorflow: <text:s/>in <text:s/>--&gt; gradients/grad_ys_1:0</text:p>
      <text:p text:style-name="Preformatted_20_Text">Level 1:tensorflow: <text:s/>out --&gt; gradients/transpose_9_grad/transpos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Level 1:tensorflow: <text:s/>out --&gt; gradients/Squeeze_grad/Reshape:0</text:p>
      <text:p text:style-name="Preformatted_20_Text">Level 1:tensorflow:Gradient for 'Squeeze_1'</text:p>
      <text:p text:style-name="Preformatted_20_Text">Level 1:tensorflow: <text:s/>in <text:s/>--&gt; gradients/grad_ys_3:0</text:p>
      <text:p text:style-name="Preformatted_20_Text">Level 1:tensorflow: <text:s/>out --&gt; gradients/Squeeze_1_grad/Reshape:0</text:p>
      <text:p text:style-name="Preformatted_20_Text">Level 2:tensorflow: <text:s/>_AggregatedGrads 2 x (20, None, 64) using add_n</text:p>
      <text:p text:style-name="Preformatted_20_Text">Level 1:tensorflow:Gradient for 'CudnnRNN'</text:p>
      <text:p text:style-name="Preformatted_20_Text">Level 1:tensorflow: <text:s/>in <text:s/>--&gt; gradients/AddN:0, gradients/Squeeze_grad/Reshape:0, gradients/Squeeze_1_grad/Reshape:0, gradients/zeros_like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ExpandDims_1'</text:p>
      <text:p text:style-name="Preformatted_20_Text">Level 1:tensorflow: <text:s/>in <text:s/>--&gt; gradients/CudnnRNN_grad/CudnnRNNBackprop:2</text:p>
      <text:p text:style-name="Preformatted_20_Text">Level 1:tensorflow: <text:s/>out --&gt; gradients/ExpandDims_1_grad/Reshape:0</text:p>
      <text:p text:style-name="Preformatted_20_Text">Level 1:tensorflow:Gradient for 'concat_1'</text:p>
      <text:p text:style-name="Preformatted_20_Text">Level 1:tensorflow: <text:s/>in <text:s/>--&gt; gradients/CudnnRNN_grad/CudnnRNNBackprop:3</text:p>
      <text:p text:style-name="Preformatted_20_Text">Level 1:tensorflow: <text:s/>out --&gt; gradients/concat_1_grad/Slice:0, gradients/concat_1_grad/Slice_1:0, gradients/concat_1_grad/Slice_2:0, gradients/concat_1_grad/Slice_3:0, gradients/concat_1_grad/Slice_4:0, gradients/concat_1_grad/Slice_5:0, gradients/concat_1_grad/Slice_6:0, <text:soft-page-break/>gradients/concat_1_grad/Slice_7:0, gradients/concat_1_grad/Slice_8:0, gradients/concat_1_grad/Slice_9:0, gradients/concat_1_grad/Slice_10:0, gradients/concat_1_grad/Slice_11:0, gradients/concat_1_grad/Slice_12:0, gradients/concat_1_grad/Slice_13:0, gradients/concat_1_grad/Slice_14:0, gradients/concat_1_grad/Slice_15:0</text:p>
      <text:p text:style-name="Preformatted_20_Text">Level 1:tensorflow:Gradient for 'Reshape'</text:p>
      <text:p text:style-name="Preformatted_20_Text">Level 1:tensorflow: <text:s/>in <text:s/>--&gt; gradients/concat_1_grad/Slice:0</text:p>
      <text:p text:style-name="Preformatted_20_Text">Level 1:tensorflow: <text:s/>out --&gt; gradients/Reshape_grad/Reshape:0</text:p>
      <text:p text:style-name="Preformatted_20_Text">Level 1:tensorflow:Gradient for 'Reshape_1'</text:p>
      <text:p text:style-name="Preformatted_20_Text">Level 1:tensorflow: <text:s/>in <text:s/>--&gt; gradients/concat_1_grad/Slice_1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1_grad/Slice_2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1_grad/Slice_3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1_grad/Slice_4:0</text:p>
      <text:p text:style-name="Preformatted_20_Text">Level 1:tensorflow: <text:s/>out --&gt; gradients/Reshape_4_grad/Reshape:0</text:p>
      <text:p text:style-name="Preformatted_20_Text">Level 1:tensorflow:Gradient for 'Reshape_5'</text:p>
      <text:p text:style-name="Preformatted_20_Text">Level 1:tensorflow: <text:s/>in <text:s/>--&gt; gradients/concat_1_grad/Slice_5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1_grad/Slice_6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1_grad/Slice_7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1_grad/Slice_8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1_grad/Slice_9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1_grad/Slice_10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1_grad/Slice_11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1_grad/Slice_12:0</text:p>
      <text:p text:style-name="Preformatted_20_Text">Level 1:tensorflow: <text:s/>out --&gt; gradients/Reshape_12_grad/Reshape:0</text:p>
      <text:p text:style-name="Preformatted_20_Text">Level 1:tensorflow:Gradient for 'Reshape_13'</text:p>
      <text:p text:style-name="Preformatted_20_Text">Level 1:tensorflow: <text:s/>in <text:s/>--&gt; gradients/concat_1_grad/Slice_13:0</text:p>
      <text:p text:style-name="Preformatted_20_Text">Level 1:tensorflow: <text:s/>out --&gt; gradients/Reshape_13_grad/Reshape:0</text:p>
      <text:p text:style-name="Preformatted_20_Text">Level 1:tensorflow:Gradient for 'Reshape_14'</text:p>
      <text:p text:style-name="Preformatted_20_Text">Level 1:tensorflow: <text:s/>in <text:s/>--&gt; gradients/concat_1_grad/Slice_14:0</text:p>
      <text:p text:style-name="Preformatted_20_Text">Level 1:tensorflow: <text:s/>out --&gt; gradients/Reshape_14_grad/Reshape:0</text:p>
      <text:p text:style-name="Preformatted_20_Text">Level 1:tensorflow:Gradient for 'Reshape_15'</text:p>
      <text:p text:style-name="Preformatted_20_Text">Level 1:tensorflow: <text:s/>in <text:s/>--&gt; gradients/concat_1_grad/Slice_15:0</text:p>
      <text:p text:style-name="Preformatted_20_Text">Level 1:tensorflow: <text:s/>out --&gt; gradients/Reshape_15_grad/Reshape:0</text:p>
      <text:p text:style-name="Preformatted_20_Text">Level 1:tensorflow:Gradient for 'transpose_1'</text:p>
      <text:p text:style-name="Preformatted_20_Text">Level 1:tensorflow: <text:s/>in <text:s/>--&gt; gradients/Reshape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Level 1:tensorflow: <text:s/>in <text:s/>--&gt; gradients/Reshape_1_grad/Reshape:0</text:p>
      <text:p text:style-name="Preformatted_20_Text">Level 1:tensorflow: <text:s/>out --&gt; gradients/transpose_2_grad/transpose:0</text:p>
      <text:p text:style-name="Preformatted_20_Text"><text:soft-page-break/>Level 1:tensorflow:Gradient for 'transpose_3'</text:p>
      <text:p text:style-name="Preformatted_20_Text">Level 1:tensorflow: <text:s/>in <text:s/>--&gt; gradients/Reshape_2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3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4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5_grad/Reshape:0</text:p>
      <text:p text:style-name="Preformatted_20_Text">Level 1:tensorflow: <text:s/>out --&gt; gradients/transpose_6_grad/transpose:0</text:p>
      <text:p text:style-name="Preformatted_20_Text">Level 1:tensorflow:Gradient for 'transpose_7'</text:p>
      <text:p text:style-name="Preformatted_20_Text">Level 1:tensorflow: <text:s/>in <text:s/>--&gt; gradients/Reshape_6_grad/Reshape:0</text:p>
      <text:p text:style-name="Preformatted_20_Text">Level 1:tensorflow: <text:s/>out --&gt; gradients/transpose_7_grad/transpose:0</text:p>
      <text:p text:style-name="Preformatted_20_Text">Level 1:tensorflow:Gradient for 'transpose_8'</text:p>
      <text:p text:style-name="Preformatted_20_Text">Level 1:tensorflow: <text:s/>in <text:s/>--&gt; gradients/Reshape_7_grad/Reshape:0</text:p>
      <text:p text:style-name="Preformatted_20_Text">Level 1:tensorflow: <text:s/>out --&gt; gradients/transpose_8_grad/transpose:0</text:p>
      <text:p text:style-name="Preformatted_20_Text">Level 1:tensorflow:Gradient for 'split_2'</text:p>
      <text:p text:style-name="Preformatted_20_Text">Level 1:tensorflow: <text:s/>in <text:s/>--&gt; gradients/Reshape_8_grad/Reshape:0, gradients/Reshape_9_grad/Reshape:0, gradients/Reshape_10_grad/Reshape:0, gradients/Reshape_11_grad/Reshape:0, gradients/Reshape_12_grad/Reshape:0, gradients/Reshape_13_grad/Reshape:0, gradients/Reshape_14_grad/Reshape:0, gradients/Reshape_15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1_grad/transpose:0, gradients/transpose_2_grad/transpose:0, gradients/transpose_3_grad/transpose:0, gradients/transpose_4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6_grad/transpose:0, gradients/transpose_7_grad/transpose:0, gradients/transpose_8_grad/transpose:0</text:p>
      <text:p text:style-name="Preformatted_20_Text">Level 1:tensorflow: <text:s/>out --&gt; gradients/split_1_grad/concat:0</text:p>
      <text:p text:style-name="Preformatted_20_Text">Level 1:tensorflow:Gradient for 'concat'</text:p>
      <text:p text:style-name="Preformatted_20_Text">Level 1:tensorflow: <text:s/>in <text:s/>--&gt; gradients/split_2_grad/concat:0</text:p>
      <text:p text:style-name="Preformatted_20_Text">Level 1:tensorflow: <text:s/>out --&gt; gradients/concat_grad/Slice:0, gradients/concat_grad/Slice_1:0</text:p>
      <text:p text:style-name="Preformatted_20_Text">Level 1:tensorflow:Creating new FuncGraph for Python function &lt;function standard_lstm at 0x7f52e058ca6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64), dtype=tf.float32, name=None)), Parameter(name=init_h, kind=POSITIONAL_OR_KEYWORD, optional=False, type_constraint=TensorSpec(shape=(None, 32), dtype=tf.float32, name=None)), Parameter(name=init_c, kind=POSITIONAL_OR_KEYWORD, optional=False, type_constraint=TensorSpec(shape=(None, 32), dtype=tf.float32, name=None)), Parameter(name=kernel, kind=POSITIONAL_OR_KEYWORD, optional=False, type_constraint=TensorSpec(shape=(64, 128), dtype=tf.float32, name=None)), Parameter(name=recurrent_kernel, kind=POSITIONAL_OR_KEYWORD, optional=False, type_constraint=TensorSpec(shape=(32, 128), dtype=tf.float32, name=None)), Parameter(name=bias, kind=POSITIONAL_OR_KEYWORD, optional=False, type_constraint=TensorSpec(shape=(128,), dtype=tf.float32, name=None)), Parameter(name=mask, kind=POSITIONAL_OR_KEYWORD, optional=False, type_constraint=Literal(value=None)), Parameter(name=time_major, kind=POSITIONAL_OR_KEYWORD, optional=False, type_constraint=Literal(value=False)), <text:soft-page-break/>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model_2/lstm1/PartitionedCall:1' shape=(None, 20, 64) dtype=float32&gt;, &lt;tf.Tensor 'model_2/lstm2/zeros:0' shape=(None, 32) dtype=float32&gt;, &lt;tf.Tensor 'model_2/lstm2/zeros_1:0' shape=(None, 32) dtype=float32&gt;, &lt;tf.Tensor 'model_2/lstm2/Identity:0' shape=(64, 128) dtype=float32&gt;, &lt;tf.Tensor 'model_2/lstm2/Identity_1:0' shape=(32, 128) dtype=float32&gt;, &lt;tf.Tensor 'model_2/lstm2/Identity_2:0' shape=(128,) dtype=float32&gt;, None, False, False, None, False, False)] [kwargs: {}]</text:p>
      <text:p text:style-name="Preformatted_20_Text">Level 1:tensorflow:Creating new FuncGraph for Python function &lt;function lstm_with_backend_selection.&lt;locals&gt;.gpu_lstm_with_fallback at 0x7f52e01a1670&gt; (key: FunctionContext(context=EagerContext(parent_graph=None, device_functions=(), colocation_stack=(), in_cross_replica_context=False, variable_policy=None, xla_context_id=0)), FunctionType(parameters=[Parameter(name=inputs, kind=POSITIONAL_OR_KEYWORD, optional=False, type_constraint=TensorSpec(shape=(None, 20, 64), dtype=tf.float32, name=None)), Parameter(name=init_h, kind=POSITIONAL_OR_KEYWORD, optional=False, type_constraint=TensorSpec(shape=(None, 32), dtype=tf.float32, name=None)), Parameter(name=init_c, kind=POSITIONAL_OR_KEYWORD, optional=False, type_constraint=TensorSpec(shape=(None, 32), dtype=tf.float32, name=None)), Parameter(name=kernel, kind=POSITIONAL_OR_KEYWORD, optional=False, type_constraint=TensorSpec(shape=(64, 128), dtype=tf.float32, name=None)), Parameter(name=recurrent_kernel, kind=POSITIONAL_OR_KEYWORD, optional=False, type_constraint=TensorSpec(shape=(32, 128), dtype=tf.float32, name=None)), Parameter(name=bias, kind=POSITIONAL_OR_KEYWORD, optional=False, type_constraint=TensorSpec(shape=(128,), dtype=tf.float32, name=None)), Parameter(name=mask, kind=POSITIONAL_OR_KEYWORD, optional=False, type_constraint=Literal(value=None)), Parameter(name=time_major, kind=POSITIONAL_OR_KEYWORD, optional=False, type_constraint=Literal(value=False)), Parameter(name=go_backwards, kind=POSITIONAL_OR_KEYWORD, optional=False, type_constraint=Literal(value=False)), Parameter(name=sequence_lengths, kind=POSITIONAL_OR_KEYWORD, optional=False, type_constraint=Literal(value=None)), Parameter(name=zero_output_for_mask, kind=POSITIONAL_OR_KEYWORD, optional=False, type_constraint=Literal(value=False)), Parameter(name=return_sequences, kind=POSITIONAL_OR_KEYWORD, optional=False, type_constraint=Literal(value=False))], captures=OrderedDict()))</text:p>
      <text:p text:style-name="Preformatted_20_Text">Level 2:tensorflow:Python function signature [args: (&lt;tf.Tensor 'model_2/lstm1/PartitionedCall:1' shape=(None, 20, 64) dtype=float32&gt;, &lt;tf.Tensor 'model_2/lstm2/zeros:0' shape=(None, 32) dtype=float32&gt;, &lt;tf.Tensor 'model_2/lstm2/zeros_1:0' shape=(None, 32) dtype=float32&gt;, &lt;tf.Tensor 'model_2/lstm2/Identity:0' shape=(64, 128) dtype=float32&gt;, &lt;tf.Tensor 'model_2/lstm2/Identity_1:0' shape=(32, 128) dtype=float32&gt;, &lt;tf.Tensor 'model_2/lstm2/Identity_2:0' shape=(128,) dtype=float32&gt;, None, False, False, None, False, False)] [kwargs: {}]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<text:soft-page-break/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ExpandDims_2'</text:p>
      <text:p text:style-name="Preformatted_20_Text">Level 1:tensorflow: <text:s/>in <text:s/>--&gt; gradients/grad_ys_1:0</text:p>
      <text:p text:style-name="Preformatted_20_Text">Level 1:tensorflow: <text:s/>out --&gt; gradients/ExpandDims_2_grad/Reshape:0</text:p>
      <text:p text:style-name="Preformatted_20_Text">Level 1:tensorflow:Gradient for 'Squeeze'</text:p>
      <text:p text:style-name="Preformatted_20_Text">Level 1:tensorflow: <text:s/>in <text:s/>--&gt; gradients/grad_ys_2:0</text:p>
      <text:p text:style-name="Preformatted_20_Text">Level 1:tensorflow: <text:s/>out --&gt; gradients/Squeeze_grad/Reshape:0</text:p>
      <text:p text:style-name="Preformatted_20_Text">Level 1:tensorflow:Gradient for 'Squeeze_1'</text:p>
      <text:p text:style-name="Preformatted_20_Text">Level 1:tensorflow: <text:s/>in <text:s/>--&gt; gradients/grad_ys_3:0</text:p>
      <text:p text:style-name="Preformatted_20_Text">Level 1:tensorflow: <text:s/>out --&gt; gradients/Squeeze_1_grad/Reshape:0</text:p>
      <text:p text:style-name="Preformatted_20_Text">Level 2:tensorflow: <text:s/>_AggregatedGrads 2 x (None, 32) using add_n</text:p>
      <text:p text:style-name="Preformatted_20_Text">Level 1:tensorflow:Gradient for 'strided_slice'</text:p>
      <text:p text:style-name="Preformatted_20_Text">Level 1:tensorflow: <text:s/>in <text:s/>--&gt; gradients/AddN:0</text:p>
      <text:p text:style-name="Preformatted_20_Text">Level 1:tensorflow: <text:s/>out --&gt; gradients/strided_slice_grad/StridedSliceGrad:0</text:p>
      <text:p text:style-name="Preformatted_20_Text">Level 1:tensorflow:Gradient for 'CudnnRNN'</text:p>
      <text:p text:style-name="Preformatted_20_Text">Level 1:tensorflow: <text:s/>in <text:s/>--&gt; gradients/strided_slice_grad/StridedSliceGrad:0, gradients/Squeeze_grad/Reshape:0, gradients/Squeeze_1_grad/Reshape:0, gradients/zeros_like:0</text:p>
      <text:p text:style-name="Preformatted_20_Text">Level 1:tensorflow: <text:s/>out --&gt; gradients/CudnnRNN_grad/CudnnRNNBackprop:0, gradients/CudnnRNN_grad/CudnnRNNBackprop:1, gradients/CudnnRNN_grad/CudnnRNNBackprop:2, gradients/CudnnRNN_grad/CudnnRNNBackprop:3</text:p>
      <text:p text:style-name="Preformatted_20_Text">Level 1:tensorflow:Gradient for 'transpose'</text:p>
      <text:p text:style-name="Preformatted_20_Text">Level 1:tensorflow: <text:s/>in <text:s/>--&gt; gradients/CudnnRNN_grad/CudnnRNNBackprop:0</text:p>
      <text:p text:style-name="Preformatted_20_Text">Level 1:tensorflow: <text:s/>out --&gt; gradients/transpose_grad/transpose:0</text:p>
      <text:p text:style-name="Preformatted_20_Text">Level 1:tensorflow:Gradient for 'ExpandDims'</text:p>
      <text:p text:style-name="Preformatted_20_Text">Level 1:tensorflow: <text:s/>in <text:s/>--&gt; gradients/CudnnRNN_grad/CudnnRNNBackprop:1</text:p>
      <text:p text:style-name="Preformatted_20_Text">Level 1:tensorflow: <text:s/>out --&gt; gradients/ExpandDims_grad/Reshape:0</text:p>
      <text:p text:style-name="Preformatted_20_Text">Level 1:tensorflow:Gradient for 'ExpandDims_1'</text:p>
      <text:p text:style-name="Preformatted_20_Text">Level 1:tensorflow: <text:s/>in <text:s/>--&gt; gradients/CudnnRNN_grad/CudnnRNNBackprop:2</text:p>
      <text:p text:style-name="Preformatted_20_Text">Level 1:tensorflow: <text:s/>out --&gt; gradients/ExpandDims_1_grad/Reshape:0</text:p>
      <text:p text:style-name="Preformatted_20_Text">Level 1:tensorflow:Gradient for 'concat_1'</text:p>
      <text:p text:style-name="Preformatted_20_Text">Level 1:tensorflow: <text:s/>in <text:s/>--&gt; gradients/CudnnRNN_grad/CudnnRNNBackprop:3</text:p>
      <text:p text:style-name="Preformatted_20_Text">Level 1:tensorflow: <text:s/>out --&gt; gradients/concat_1_grad/Slice:0, gradients/concat_1_grad/Slice_1:0, gradients/concat_1_grad/Slice_2:0, gradients/concat_1_grad/Slice_3:0, gradients/concat_1_grad/Slice_4:0, gradients/concat_1_grad/Slice_5:0, gradients/concat_1_grad/Slice_6:0, gradients/concat_1_grad/Slice_7:0, gradients/concat_1_grad/Slice_8:0, gradients/concat_1_grad/Slice_9:0, gradients/concat_1_grad/Slice_10:0, gradients/concat_1_grad/Slice_11:0, gradients/concat_1_grad/Slice_12:0, gradients/concat_1_grad/Slice_13:0, gradients/concat_1_grad/Slice_14:0, gradients/concat_1_grad/Slice_15:0</text:p>
      <text:p text:style-name="Preformatted_20_Text">Level 1:tensorflow:Gradient for 'Reshape'</text:p>
      <text:p text:style-name="Preformatted_20_Text">Level 1:tensorflow: <text:s/>in <text:s/>--&gt; gradients/concat_1_grad/Slice:0</text:p>
      <text:p text:style-name="Preformatted_20_Text">Level 1:tensorflow: <text:s/>out --&gt; gradients/Reshape_grad/Reshape:0</text:p>
      <text:p text:style-name="Preformatted_20_Text">Level 1:tensorflow:Gradient for 'Reshape_1'</text:p>
      <text:p text:style-name="Preformatted_20_Text">Level 1:tensorflow: <text:s/>in <text:s/>--&gt; gradients/concat_1_grad/Slice_1:0</text:p>
      <text:p text:style-name="Preformatted_20_Text">Level 1:tensorflow: <text:s/>out --&gt; gradients/Reshape_1_grad/Reshape:0</text:p>
      <text:p text:style-name="Preformatted_20_Text">Level 1:tensorflow:Gradient for 'Reshape_2'</text:p>
      <text:p text:style-name="Preformatted_20_Text">Level 1:tensorflow: <text:s/>in <text:s/>--&gt; gradients/concat_1_grad/Slice_2:0</text:p>
      <text:p text:style-name="Preformatted_20_Text">Level 1:tensorflow: <text:s/>out --&gt; gradients/Reshape_2_grad/Reshape:0</text:p>
      <text:p text:style-name="Preformatted_20_Text">Level 1:tensorflow:Gradient for 'Reshape_3'</text:p>
      <text:p text:style-name="Preformatted_20_Text">Level 1:tensorflow: <text:s/>in <text:s/>--&gt; gradients/concat_1_grad/Slice_3:0</text:p>
      <text:p text:style-name="Preformatted_20_Text">Level 1:tensorflow: <text:s/>out --&gt; gradients/Reshape_3_grad/Reshape:0</text:p>
      <text:p text:style-name="Preformatted_20_Text">Level 1:tensorflow:Gradient for 'Reshape_4'</text:p>
      <text:p text:style-name="Preformatted_20_Text">Level 1:tensorflow: <text:s/>in <text:s/>--&gt; gradients/concat_1_grad/Slice_4:0</text:p>
      <text:p text:style-name="Preformatted_20_Text">Level 1:tensorflow: <text:s/>out --&gt; gradients/Reshape_4_grad/Reshape:0</text:p>
      <text:p text:style-name="Preformatted_20_Text"><text:soft-page-break/>Level 1:tensorflow:Gradient for 'Reshape_5'</text:p>
      <text:p text:style-name="Preformatted_20_Text">Level 1:tensorflow: <text:s/>in <text:s/>--&gt; gradients/concat_1_grad/Slice_5:0</text:p>
      <text:p text:style-name="Preformatted_20_Text">Level 1:tensorflow: <text:s/>out --&gt; gradients/Reshape_5_grad/Reshape:0</text:p>
      <text:p text:style-name="Preformatted_20_Text">Level 1:tensorflow:Gradient for 'Reshape_6'</text:p>
      <text:p text:style-name="Preformatted_20_Text">Level 1:tensorflow: <text:s/>in <text:s/>--&gt; gradients/concat_1_grad/Slice_6:0</text:p>
      <text:p text:style-name="Preformatted_20_Text">Level 1:tensorflow: <text:s/>out --&gt; gradients/Reshape_6_grad/Reshape:0</text:p>
      <text:p text:style-name="Preformatted_20_Text">Level 1:tensorflow:Gradient for 'Reshape_7'</text:p>
      <text:p text:style-name="Preformatted_20_Text">Level 1:tensorflow: <text:s/>in <text:s/>--&gt; gradients/concat_1_grad/Slice_7:0</text:p>
      <text:p text:style-name="Preformatted_20_Text">Level 1:tensorflow: <text:s/>out --&gt; gradients/Reshape_7_grad/Reshape:0</text:p>
      <text:p text:style-name="Preformatted_20_Text">Level 1:tensorflow:Gradient for 'Reshape_8'</text:p>
      <text:p text:style-name="Preformatted_20_Text">Level 1:tensorflow: <text:s/>in <text:s/>--&gt; gradients/concat_1_grad/Slice_8:0</text:p>
      <text:p text:style-name="Preformatted_20_Text">Level 1:tensorflow: <text:s/>out --&gt; gradients/Reshape_8_grad/Reshape:0</text:p>
      <text:p text:style-name="Preformatted_20_Text">Level 1:tensorflow:Gradient for 'Reshape_9'</text:p>
      <text:p text:style-name="Preformatted_20_Text">Level 1:tensorflow: <text:s/>in <text:s/>--&gt; gradients/concat_1_grad/Slice_9:0</text:p>
      <text:p text:style-name="Preformatted_20_Text">Level 1:tensorflow: <text:s/>out --&gt; gradients/Reshape_9_grad/Reshape:0</text:p>
      <text:p text:style-name="Preformatted_20_Text">Level 1:tensorflow:Gradient for 'Reshape_10'</text:p>
      <text:p text:style-name="Preformatted_20_Text">Level 1:tensorflow: <text:s/>in <text:s/>--&gt; gradients/concat_1_grad/Slice_10:0</text:p>
      <text:p text:style-name="Preformatted_20_Text">Level 1:tensorflow: <text:s/>out --&gt; gradients/Reshape_10_grad/Reshape:0</text:p>
      <text:p text:style-name="Preformatted_20_Text">Level 1:tensorflow:Gradient for 'Reshape_11'</text:p>
      <text:p text:style-name="Preformatted_20_Text">Level 1:tensorflow: <text:s/>in <text:s/>--&gt; gradients/concat_1_grad/Slice_11:0</text:p>
      <text:p text:style-name="Preformatted_20_Text">Level 1:tensorflow: <text:s/>out --&gt; gradients/Reshape_11_grad/Reshape:0</text:p>
      <text:p text:style-name="Preformatted_20_Text">Level 1:tensorflow:Gradient for 'Reshape_12'</text:p>
      <text:p text:style-name="Preformatted_20_Text">Level 1:tensorflow: <text:s/>in <text:s/>--&gt; gradients/concat_1_grad/Slice_12:0</text:p>
      <text:p text:style-name="Preformatted_20_Text">Level 1:tensorflow: <text:s/>out --&gt; gradients/Reshape_12_grad/Reshape:0</text:p>
      <text:p text:style-name="Preformatted_20_Text">Level 1:tensorflow:Gradient for 'Reshape_13'</text:p>
      <text:p text:style-name="Preformatted_20_Text">Level 1:tensorflow: <text:s/>in <text:s/>--&gt; gradients/concat_1_grad/Slice_13:0</text:p>
      <text:p text:style-name="Preformatted_20_Text">Level 1:tensorflow: <text:s/>out --&gt; gradients/Reshape_13_grad/Reshape:0</text:p>
      <text:p text:style-name="Preformatted_20_Text">Level 1:tensorflow:Gradient for 'Reshape_14'</text:p>
      <text:p text:style-name="Preformatted_20_Text">Level 1:tensorflow: <text:s/>in <text:s/>--&gt; gradients/concat_1_grad/Slice_14:0</text:p>
      <text:p text:style-name="Preformatted_20_Text">Level 1:tensorflow: <text:s/>out --&gt; gradients/Reshape_14_grad/Reshape:0</text:p>
      <text:p text:style-name="Preformatted_20_Text">Level 1:tensorflow:Gradient for 'Reshape_15'</text:p>
      <text:p text:style-name="Preformatted_20_Text">Level 1:tensorflow: <text:s/>in <text:s/>--&gt; gradients/concat_1_grad/Slice_15:0</text:p>
      <text:p text:style-name="Preformatted_20_Text">Level 1:tensorflow: <text:s/>out --&gt; gradients/Reshape_15_grad/Reshape:0</text:p>
      <text:p text:style-name="Preformatted_20_Text">Level 1:tensorflow:Gradient for 'transpose_1'</text:p>
      <text:p text:style-name="Preformatted_20_Text">Level 1:tensorflow: <text:s/>in <text:s/>--&gt; gradients/Reshape_grad/Reshape:0</text:p>
      <text:p text:style-name="Preformatted_20_Text">Level 1:tensorflow: <text:s/>out --&gt; gradients/transpose_1_grad/transpose:0</text:p>
      <text:p text:style-name="Preformatted_20_Text">Level 1:tensorflow:Gradient for 'transpose_2'</text:p>
      <text:p text:style-name="Preformatted_20_Text">Level 1:tensorflow: <text:s/>in <text:s/>--&gt; gradients/Reshape_1_grad/Reshape:0</text:p>
      <text:p text:style-name="Preformatted_20_Text">Level 1:tensorflow: <text:s/>out --&gt; gradients/transpose_2_grad/transpose:0</text:p>
      <text:p text:style-name="Preformatted_20_Text">Level 1:tensorflow:Gradient for 'transpose_3'</text:p>
      <text:p text:style-name="Preformatted_20_Text">Level 1:tensorflow: <text:s/>in <text:s/>--&gt; gradients/Reshape_2_grad/Reshape:0</text:p>
      <text:p text:style-name="Preformatted_20_Text">Level 1:tensorflow: <text:s/>out --&gt; gradients/transpose_3_grad/transpose:0</text:p>
      <text:p text:style-name="Preformatted_20_Text">Level 1:tensorflow:Gradient for 'transpose_4'</text:p>
      <text:p text:style-name="Preformatted_20_Text">Level 1:tensorflow: <text:s/>in <text:s/>--&gt; gradients/Reshape_3_grad/Reshape:0</text:p>
      <text:p text:style-name="Preformatted_20_Text">Level 1:tensorflow: <text:s/>out --&gt; gradients/transpose_4_grad/transpose:0</text:p>
      <text:p text:style-name="Preformatted_20_Text">Level 1:tensorflow:Gradient for 'transpose_5'</text:p>
      <text:p text:style-name="Preformatted_20_Text">Level 1:tensorflow: <text:s/>in <text:s/>--&gt; gradients/Reshape_4_grad/Reshape:0</text:p>
      <text:p text:style-name="Preformatted_20_Text">Level 1:tensorflow: <text:s/>out --&gt; gradients/transpose_5_grad/transpose:0</text:p>
      <text:p text:style-name="Preformatted_20_Text">Level 1:tensorflow:Gradient for 'transpose_6'</text:p>
      <text:p text:style-name="Preformatted_20_Text">Level 1:tensorflow: <text:s/>in <text:s/>--&gt; gradients/Reshape_5_grad/Reshape:0</text:p>
      <text:p text:style-name="Preformatted_20_Text">Level 1:tensorflow: <text:s/>out --&gt; gradients/transpose_6_grad/transpose:0</text:p>
      <text:p text:style-name="Preformatted_20_Text">Level 1:tensorflow:Gradient for 'transpose_7'</text:p>
      <text:p text:style-name="Preformatted_20_Text">Level 1:tensorflow: <text:s/>in <text:s/>--&gt; gradients/Reshape_6_grad/Reshape:0</text:p>
      <text:p text:style-name="Preformatted_20_Text">Level 1:tensorflow: <text:s/>out --&gt; gradients/transpose_7_grad/transpose:0</text:p>
      <text:p text:style-name="Preformatted_20_Text">Level 1:tensorflow:Gradient for 'transpose_8'</text:p>
      <text:p text:style-name="Preformatted_20_Text">Level 1:tensorflow: <text:s/>in <text:s/>--&gt; gradients/Reshape_7_grad/Reshape:0</text:p>
      <text:p text:style-name="Preformatted_20_Text">Level 1:tensorflow: <text:s/>out --&gt; gradients/transpose_8_grad/transpose:0</text:p>
      <text:p text:style-name="Preformatted_20_Text">Level 1:tensorflow:Gradient for 'split_2'</text:p>
      <text:p text:style-name="Preformatted_20_Text">Level 1:tensorflow: <text:s/>in <text:s/>--&gt; gradients/Reshape_8_grad/Reshape:0, <text:soft-page-break/>gradients/Reshape_9_grad/Reshape:0, gradients/Reshape_10_grad/Reshape:0, gradients/Reshape_11_grad/Reshape:0, gradients/Reshape_12_grad/Reshape:0, gradients/Reshape_13_grad/Reshape:0, gradients/Reshape_14_grad/Reshape:0, gradients/Reshape_15_grad/Reshape:0</text:p>
      <text:p text:style-name="Preformatted_20_Text">Level 1:tensorflow: <text:s/>out --&gt; gradients/split_2_grad/concat:0</text:p>
      <text:p text:style-name="Preformatted_20_Text">Level 1:tensorflow:Gradient for 'split'</text:p>
      <text:p text:style-name="Preformatted_20_Text">Level 1:tensorflow: <text:s/>in <text:s/>--&gt; gradients/transpose_1_grad/transpose:0, gradients/transpose_2_grad/transpose:0, gradients/transpose_3_grad/transpose:0, gradients/transpose_4_grad/transpose:0</text:p>
      <text:p text:style-name="Preformatted_20_Text">Level 1:tensorflow: <text:s/>out --&gt; gradients/split_grad/concat:0</text:p>
      <text:p text:style-name="Preformatted_20_Text">Level 1:tensorflow:Gradient for 'split_1'</text:p>
      <text:p text:style-name="Preformatted_20_Text">Level 1:tensorflow: <text:s/>in <text:s/>--&gt; gradients/transpose_5_grad/transpose:0, gradients/transpose_6_grad/transpose:0, gradients/transpose_7_grad/transpose:0, gradients/transpose_8_grad/transpose:0</text:p>
      <text:p text:style-name="Preformatted_20_Text">Level 1:tensorflow: <text:s/>out --&gt; gradients/split_1_grad/concat:0</text:p>
      <text:p text:style-name="Preformatted_20_Text">Level 1:tensorflow:Gradient for 'concat'</text:p>
      <text:p text:style-name="Preformatted_20_Text">Level 1:tensorflow: <text:s/>in <text:s/>--&gt; gradients/split_2_grad/concat:0</text:p>
      <text:p text:style-name="Preformatted_20_Text">Level 1:tensorflow: <text:s/>out --&gt; gradients/concat_grad/Slice:0, gradients/concat_grad/Slice_1:0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Level 1:tensorflow: <text:s/>out --&gt; gradients/grad_ys_3:0</text:p>
      <text:p text:style-name="Preformatted_20_Text">Level 1:tensorflow:Gradient for 'strided_slice_2'</text:p>
      <text:p text:style-name="Preformatted_20_Text">Level 1:tensorflow: <text:s/>in <text:s/>--&gt; gradients/grad_ys_0:0</text:p>
      <text:p text:style-name="Preformatted_20_Text">Level 1:tensorflow: <text:s/>out --&gt; gradients/strided_slice_2_grad/StridedSliceGrad:0</text:p>
      <text:p text:style-name="Preformatted_20_Text">Level 1:tensorflow:Gradient for 'transpose_1'</text:p>
      <text:p text:style-name="Preformatted_20_Text">Level 1:tensorflow: <text:s/>in <text:s/>--&gt; gradients/grad_ys_1:0</text:p>
      <text:p text:style-name="Preformatted_20_Text">Level 1:tensorflow: <text:s/>out --&gt; gradients/transpose_1_grad/transpose:0</text:p>
      <text:p text:style-name="Preformatted_20_Text">Level 2:tensorflow: <text:s/>_AggregatedGrads 2 x (1, None, 32) using add_n</text:p>
      <text:p text:style-name="Preformatted_20_Text">Level 1:tensorflow:Gradient for 'TensorArrayV2Stack/TensorListStack'</text:p>
      <text:p text:style-name="Preformatted_20_Text">Level 1:tensorflow: <text:s/>in <text:s/>--&gt; gradients/AddN:0</text:p>
      <text:p text:style-name="Preformatted_20_Text">Level 1:tensorflow: <text:s/>out --&gt; gradients/TensorArrayV2Stack/TensorListStack_grad/TensorListFromTensor:0</text:p>
      <text:p text:style-name="Preformatted_20_Text">Level 1:tensorflow:Gradient for 'while/Identity_3'</text:p>
      <text:p text:style-name="Preformatted_20_Text">Level 1:tensorflow: <text:s/>in <text:s/>--&gt; gradients/while_grad/gradients/grad_ys_0:0</text:p>
      <text:p text:style-name="Preformatted_20_Text">Level 1:tensorflow: <text:s/>out --&gt; gradients/while_grad/gradients/grad_ys_0:0</text:p>
      <text:p text:style-name="Preformatted_20_Text">Level 1:tensorflow:Gradient for 'while/Identity_4'</text:p>
      <text:p text:style-name="Preformatted_20_Text">Level 1:tensorflow: <text:s/>in <text:s/>--&gt; gradients/while_grad/gradients/grad_ys_1:0</text:p>
      <text:p text:style-name="Preformatted_20_Text">Level 1:tensorflow: <text:s/>out --&gt; gradients/while_grad/gradients/grad_ys_1:0</text:p>
      <text:p text:style-name="Preformatted_20_Text">Level 1:tensorflow:Gradient for 'while/Identity_5'</text:p>
      <text:p text:style-name="Preformatted_20_Text">Level 1:tensorflow: <text:s/>in <text:s/>--&gt; gradients/while_grad/gradients/grad_ys_2:0</text:p>
      <text:p text:style-name="Preformatted_20_Text">Level 1:tensorflow: <text:s/>out --&gt; gradients/while_grad/gradients/grad_ys_2:0</text:p>
      <text:p text:style-name="Preformatted_20_Text">Level 1:tensorflow:Gradient for 'while/TensorArrayV2Write/TensorListSetItem'</text:p>
      <text:p text:style-name="Preformatted_20_Text">Level 1:tensorflow: <text:s/>in <text:s/>--&gt; gradients/while_grad/gradients/grad_ys_0:0</text:p>
      <text:p text:style-name="Preformatted_20_Text">Level 1:tensorflow: <text:s/>out --&gt; gradients/while_grad/gradients/while/TensorArrayV2Write/TensorListSetItem_grad/TensorListSetItem:0, gradients/while_grad/gradients/while/TensorArrayV2Write/TensorListSetItem_grad/TensorListGetItem:0</text:p>
      <text:p text:style-name="Preformatted_20_Text">Level 2:tensorflow: <text:s/>_AggregatedGrads 2 x (None, 32) using add_n</text:p>
      <text:p text:style-name="Preformatted_20_Text"><text:soft-page-break/>Level 1:tensorflow:Gradient for 'while/mul_2'</text:p>
      <text:p text:style-name="Preformatted_20_Text">Level 1:tensorflow: <text:s/>in <text:s/>--&gt; gradients/while_grad/gradients/AddN:0</text:p>
      <text:p text:style-name="Preformatted_20_Text">Level 1:tensorflow: <text:s/>out --&gt; gradients/while_grad/gradients/while/mul_2_grad/Reshape:0, gradients/while_grad/gradients/while/mul_2_grad/Reshape_1:0</text:p>
      <text:p text:style-name="Preformatted_20_Text">Level 1:tensorflow:Gradient for 'while/Sigmoid_2'</text:p>
      <text:p text:style-name="Preformatted_20_Text">Level 1:tensorflow: <text:s/>in <text:s/>--&gt; gradients/while_grad/gradients/while/mul_2_grad/Reshape:0</text:p>
      <text:p text:style-name="Preformatted_20_Text">Level 1:tensorflow: <text:s/>out --&gt; gradients/while_grad/gradients/while/Sigmoid_2_grad/SigmoidGrad:0</text:p>
      <text:p text:style-name="Preformatted_20_Text">Level 1:tensorflow:Gradient for 'while/Tanh_1'</text:p>
      <text:p text:style-name="Preformatted_20_Text">Level 1:tensorflow: <text:s/>in <text:s/>--&gt; gradients/while_grad/gradients/while/mul_2_grad/Reshape_1:0</text:p>
      <text:p text:style-name="Preformatted_20_Text">Level 1:tensorflow: <text:s/>out --&gt; gradients/while_grad/gradients/while/Tanh_1_grad/TanhGrad:0</text:p>
      <text:p text:style-name="Preformatted_20_Text">Level 2:tensorflow: <text:s/>_AggregatedGrads 2 x (None, 32) using add_n</text:p>
      <text:p text:style-name="Preformatted_20_Text">Level 1:tensorflow:Gradient for 'while/add_1'</text:p>
      <text:p text:style-name="Preformatted_20_Text">Level 1:tensorflow: <text:s/>in <text:s/>--&gt; gradients/while_grad/gradients/AddN_1:0</text:p>
      <text:p text:style-name="Preformatted_20_Text">Level 1:tensorflow: <text:s/>out --&gt; gradients/while_grad/gradients/while/add_1_grad/Reshape:0, gradients/while_grad/gradients/while/add_1_grad/Reshape_1:0</text:p>
      <text:p text:style-name="Preformatted_20_Text">Level 1:tensorflow:Gradient for 'while/mul'</text:p>
      <text:p text:style-name="Preformatted_20_Text">Level 1:tensorflow: <text:s/>in <text:s/>--&gt; gradients/while_grad/gradients/while/add_1_grad/Reshape:0</text:p>
      <text:p text:style-name="Preformatted_20_Text">Level 1:tensorflow: <text:s/>out --&gt; gradients/while_grad/gradients/while/mul_grad/Reshape:0, gradients/while_grad/gradients/while/mul_grad/Reshape_1:0</text:p>
      <text:p text:style-name="Preformatted_20_Text">Level 1:tensorflow:Gradient for 'while/mul_1'</text:p>
      <text:p text:style-name="Preformatted_20_Text">Level 1:tensorflow: <text:s/>in <text:s/>--&gt; gradients/while_grad/gradients/while/add_1_grad/Reshape_1:0</text:p>
      <text:p text:style-name="Preformatted_20_Text">Level 1:tensorflow: <text:s/>out --&gt; gradients/while_grad/gradients/while/mul_1_grad/Reshape:0, gradients/while_grad/gradients/while/mul_1_grad/Reshape_1:0</text:p>
      <text:p text:style-name="Preformatted_20_Text">Level 1:tensorflow:Gradient for 'while/Sigmoid_1'</text:p>
      <text:p text:style-name="Preformatted_20_Text">Level 1:tensorflow: <text:s/>in <text:s/>--&gt; gradients/while_grad/gradients/while/mul_grad/Reshape:0</text:p>
      <text:p text:style-name="Preformatted_20_Text">Level 1:tensorflow: <text:s/>out --&gt; gradients/while_grad/gradients/while/Sigmoid_1_grad/SigmoidGrad:0</text:p>
      <text:p text:style-name="Preformatted_20_Text">Level 1:tensorflow:Gradient for 'while/Sigmoid'</text:p>
      <text:p text:style-name="Preformatted_20_Text">Level 1:tensorflow: <text:s/>in <text:s/>--&gt; gradients/while_grad/gradients/while/mul_1_grad/Reshape:0</text:p>
      <text:p text:style-name="Preformatted_20_Text">Level 1:tensorflow: <text:s/>out --&gt; gradients/while_grad/gradients/while/Sigmoid_grad/SigmoidGrad:0</text:p>
      <text:p text:style-name="Preformatted_20_Text">Level 1:tensorflow:Gradient for 'while/Tanh'</text:p>
      <text:p text:style-name="Preformatted_20_Text">Level 1:tensorflow: <text:s/>in <text:s/>--&gt; gradients/while_grad/gradients/while/mul_1_grad/Reshape_1:0</text:p>
      <text:p text:style-name="Preformatted_20_Text">Level 1:tensorflow: <text:s/>out --&gt; gradients/while_grad/gradients/while/Tanh_grad/TanhGrad:0</text:p>
      <text:p text:style-name="Preformatted_20_Text">Level 1:tensorflow:Gradient for 'while/split'</text:p>
      <text:p text:style-name="Preformatted_20_Text">Level 1:tensorflow: <text:s/>in <text:s/>--&gt; gradients/while_grad/gradients/while/Sigmoid_grad/SigmoidGrad:0, gradients/while_grad/gradients/while/Sigmoid_1_grad/SigmoidGrad:0, gradients/while_grad/gradients/while/Tanh_grad/TanhGrad:0, gradients/while_grad/gradients/while/Sigmoid_2_grad/SigmoidGrad:0</text:p>
      <text:p text:style-name="Preformatted_20_Text">Level 1:tensorflow: <text:s/>out --&gt; gradients/while_grad/gradients/while/split_grad/concat:0</text:p>
      <text:p text:style-name="Preformatted_20_Text">Level 1:tensorflow:Gradient for 'while/BiasAdd'</text:p>
      <text:p text:style-name="Preformatted_20_Text">Level 1:tensorflow: <text:s/>in <text:s/>--&gt; gradients/while_grad/gradients/while/split_grad/concat:0</text:p>
      <text:p text:style-name="Preformatted_20_Text"><text:soft-page-break/>Level 1:tensorflow: <text:s/>out --&gt; gradients/while_grad/gradients/while/split_grad/concat:0, gradients/while_grad/gradients/while/BiasAdd_grad/BiasAddGrad:0</text:p>
      <text:p text:style-name="Preformatted_20_Text">Level 1:tensorflow:Gradient for 'while/add'</text:p>
      <text:p text:style-name="Preformatted_20_Text">Level 1:tensorflow: <text:s/>in <text:s/>--&gt; gradients/while_grad/gradients/while/split_grad/concat:0</text:p>
      <text:p text:style-name="Preformatted_20_Text">Level 1:tensorflow: <text:s/>out --&gt; gradients/while_grad/gradients/while/add_grad/Reshape:0, gradients/while_grad/gradients/while/add_grad/Reshape_1:0</text:p>
      <text:p text:style-name="Preformatted_20_Text">Level 2:tensorflow: <text:s/>_AggregatedGrads 2 x (128,) using add_n</text:p>
      <text:p text:style-name="Preformatted_20_Text">Level 1:tensorflow:Gradient for 'while/MatMul'</text:p>
      <text:p text:style-name="Preformatted_20_Text">Level 1:tensorflow: <text:s/>in <text:s/>--&gt; gradients/while_grad/gradients/while/add_grad/Reshape:0</text:p>
      <text:p text:style-name="Preformatted_20_Text">Level 1:tensorflow: <text:s/>out --&gt; gradients/while_grad/gradients/while/MatMul_grad/MatMul:0, gradients/while_grad/gradients/while/MatMul_grad/MatMul_1:0</text:p>
      <text:p text:style-name="Preformatted_20_Text">Level 1:tensorflow:Gradient for 'while/MatMul_1'</text:p>
      <text:p text:style-name="Preformatted_20_Text">Level 1:tensorflow: <text:s/>in <text:s/>--&gt; gradients/while_grad/gradients/while/add_grad/Reshape_1:0</text:p>
      <text:p text:style-name="Preformatted_20_Text">Level 1:tensorflow: <text:s/>out --&gt; gradients/while_grad/gradients/while/MatMul_1_grad/MatMul:0, gradients/while_grad/gradients/while/MatMul_1_grad/MatMul_1:0</text:p>
      <text:p text:style-name="Preformatted_20_Text">Level 1:tensorflow:Gradient for 'while/TensorArrayV2Read/TensorListGetItem'</text:p>
      <text:p text:style-name="Preformatted_20_Text">Level 1:tensorflow: <text:s/>in <text:s/>--&gt; gradients/while_grad/gradients/while/MatMul_grad/MatMul:0</text:p>
      <text:p text:style-name="Preformatted_20_Text">Level 1:tensorflow: <text:s/>out --&gt; gradients/while_grad/gradients/while/TensorArrayV2Read/TensorListGetItem_grad/TensorListSetItem:0</text:p>
      <text:p text:style-name="Preformatted_20_Text">Level 2:tensorflow: <text:s/>_AggregatedGrads 2 x (64, 128) using add_n</text:p>
      <text:p text:style-name="Preformatted_20_Text">Level 2:tensorflow: <text:s/>_AggregatedGrads 2 x (32, 128) using add_n</text:p>
      <text:p text:style-name="Preformatted_20_Text">Level 2:tensorflow: <text:s/>_AggregatedGrads 2 x () using add_n</text:p>
      <text:p text:style-name="Preformatted_20_Text">Level 1:tensorflow:Gradient for 'while'</text:p>
      <text:p text:style-name="Preformatted_20_Text">Level 1:tensorflow: <text:s/>in <text:s/>--&gt; gradients/TensorArrayV2Stack/TensorListStack_grad/TensorListFromTensor:0, gradients/grad_ys_2:0, gradients/grad_ys_3:0, gradients/zeros_like:0, gradients/zeros_like_1:0, gradients/zeros_like_2:0, gradients/zeros_like_3:0</text:p>
      <text:p text:style-name="Preformatted_20_Text">Level 1:tensorflow: <text:s/>out --&gt; gradients/while_grad/Identity_3:0, gradients/while_grad/Identity_4:0, gradients/while_grad/Identity_5:0, gradients/while_grad/Identity_6:0, gradients/while_grad/Identity_7:0, gradients/while_grad/Identity_8:0, gradients/while_grad/Identity_9:0</text:p>
      <text:p text:style-name="Preformatted_20_Text">Level 1:tensorflow:Gradient for 'TensorArrayUnstack/TensorListFromTensor'</text:p>
      <text:p text:style-name="Preformatted_20_Text">Level 1:tensorflow: <text:s/>in <text:s/>--&gt; gradients/while_grad/Identity_6:0</text:p>
      <text:p text:style-name="Preformatted_20_Text">Level 1:tensorflow: <text:s/>out --&gt; gradients/TensorArrayUnstack/TensorListFromTensor_grad/TensorListStack:0</text:p>
      <text:p text:style-name="Preformatted_20_Text">Level 1:tensorflow:Gradient for 'transpose'</text:p>
      <text:p text:style-name="Preformatted_20_Text">Level 1:tensorflow: <text:s/>in <text:s/>--&gt; gradients/TensorArrayUnstack/TensorListFromTensor_grad/TensorListStack:0</text:p>
      <text:p text:style-name="Preformatted_20_Text">Level 1:tensorflow: <text:s/>out --&gt; gradients/transpose_grad/transpose:0</text:p>
      <text:p text:style-name="Preformatted_20_Text">Level 1:tensorflow:Gradient for 'Identity'</text:p>
      <text:p text:style-name="Preformatted_20_Text">Level 1:tensorflow: <text:s/>in <text:s/>--&gt; gradients/grad_ys_0:0</text:p>
      <text:p text:style-name="Preformatted_20_Text">Level 1:tensorflow: <text:s/>out --&gt; gradients/grad_ys_0:0</text:p>
      <text:p text:style-name="Preformatted_20_Text">Level 1:tensorflow:Gradient for 'Identity_1'</text:p>
      <text:p text:style-name="Preformatted_20_Text">Level 1:tensorflow: <text:s/>in <text:s/>--&gt; gradients/grad_ys_1:0</text:p>
      <text:p text:style-name="Preformatted_20_Text">Level 1:tensorflow: <text:s/>out --&gt; gradients/grad_ys_1:0</text:p>
      <text:p text:style-name="Preformatted_20_Text">Level 1:tensorflow:Gradient for 'Identity_2'</text:p>
      <text:p text:style-name="Preformatted_20_Text">Level 1:tensorflow: <text:s/>in <text:s/>--&gt; gradients/grad_ys_2:0</text:p>
      <text:p text:style-name="Preformatted_20_Text">Level 1:tensorflow: <text:s/>out --&gt; gradients/grad_ys_2:0</text:p>
      <text:p text:style-name="Preformatted_20_Text">Level 1:tensorflow:Gradient for 'Identity_3'</text:p>
      <text:p text:style-name="Preformatted_20_Text">Level 1:tensorflow: <text:s/>in <text:s/>--&gt; gradients/grad_ys_3:0</text:p>
      <text:p text:style-name="Preformatted_20_Text"><text:soft-page-break/>Level 1:tensorflow: <text:s/>out --&gt; gradients/grad_ys_3:0</text:p>
      <text:p text:style-name="Preformatted_20_Text">Level 1:tensorflow:Gradient for 'strided_slice_2'</text:p>
      <text:p text:style-name="Preformatted_20_Text">Level 1:tensorflow: <text:s/>in <text:s/>--&gt; gradients/grad_ys_0:0</text:p>
      <text:p text:style-name="Preformatted_20_Text">Level 1:tensorflow: <text:s/>out --&gt; gradients/strided_slice_2_grad/StridedSliceGrad:0</text:p>
      <text:p text:style-name="Preformatted_20_Text">Level 1:tensorflow:Gradient for 'transpose_1'</text:p>
      <text:p text:style-name="Preformatted_20_Text">Level 1:tensorflow: <text:s/>in <text:s/>--&gt; gradients/grad_ys_1:0</text:p>
      <text:p text:style-name="Preformatted_20_Text">Level 1:tensorflow: <text:s/>out --&gt; gradients/transpose_1_grad/transpose:0</text:p>
      <text:p text:style-name="Preformatted_20_Text">Level 2:tensorflow: <text:s/>_AggregatedGrads 2 x (20, None, 64) using add_n</text:p>
      <text:p text:style-name="Preformatted_20_Text">Level 1:tensorflow:Gradient for 'TensorArrayV2Stack/TensorListStack'</text:p>
      <text:p text:style-name="Preformatted_20_Text">Level 1:tensorflow: <text:s/>in <text:s/>--&gt; gradients/AddN:0</text:p>
      <text:p text:style-name="Preformatted_20_Text">Level 1:tensorflow: <text:s/>out --&gt; gradients/TensorArrayV2Stack/TensorListStack_grad/TensorListFromTensor:0</text:p>
      <text:p text:style-name="Preformatted_20_Text">Level 1:tensorflow:Gradient for 'while/Identity_3'</text:p>
      <text:p text:style-name="Preformatted_20_Text">Level 1:tensorflow: <text:s/>in <text:s/>--&gt; gradients/while_grad/gradients/grad_ys_0:0</text:p>
      <text:p text:style-name="Preformatted_20_Text">Level 1:tensorflow: <text:s/>out --&gt; gradients/while_grad/gradients/grad_ys_0:0</text:p>
      <text:p text:style-name="Preformatted_20_Text">Level 1:tensorflow:Gradient for 'while/Identity_4'</text:p>
      <text:p text:style-name="Preformatted_20_Text">Level 1:tensorflow: <text:s/>in <text:s/>--&gt; gradients/while_grad/gradients/grad_ys_1:0</text:p>
      <text:p text:style-name="Preformatted_20_Text">Level 1:tensorflow: <text:s/>out --&gt; gradients/while_grad/gradients/grad_ys_1:0</text:p>
      <text:p text:style-name="Preformatted_20_Text">Level 1:tensorflow:Gradient for 'while/Identity_5'</text:p>
      <text:p text:style-name="Preformatted_20_Text">Level 1:tensorflow: <text:s/>in <text:s/>--&gt; gradients/while_grad/gradients/grad_ys_2:0</text:p>
      <text:p text:style-name="Preformatted_20_Text">Level 1:tensorflow: <text:s/>out --&gt; gradients/while_grad/gradients/grad_ys_2:0</text:p>
      <text:p text:style-name="Preformatted_20_Text">Level 1:tensorflow:Gradient for 'while/TensorArrayV2Write/TensorListSetItem'</text:p>
      <text:p text:style-name="Preformatted_20_Text">Level 1:tensorflow: <text:s/>in <text:s/>--&gt; gradients/while_grad/gradients/grad_ys_0:0</text:p>
      <text:p text:style-name="Preformatted_20_Text">Level 1:tensorflow: <text:s/>out --&gt; gradients/while_grad/gradients/while/TensorArrayV2Write/TensorListSetItem_grad/TensorListSetItem:0, gradients/while_grad/gradients/while/TensorArrayV2Write/TensorListSetItem_grad/TensorListGetItem:0</text:p>
      <text:p text:style-name="Preformatted_20_Text">Level 2:tensorflow: <text:s/>_AggregatedGrads 2 x (None, 64) using add_n</text:p>
      <text:p text:style-name="Preformatted_20_Text">Level 1:tensorflow:Gradient for 'while/mul_2'</text:p>
      <text:p text:style-name="Preformatted_20_Text">Level 1:tensorflow: <text:s/>in <text:s/>--&gt; gradients/while_grad/gradients/AddN:0</text:p>
      <text:p text:style-name="Preformatted_20_Text">Level 1:tensorflow: <text:s/>out --&gt; gradients/while_grad/gradients/while/mul_2_grad/Reshape:0, gradients/while_grad/gradients/while/mul_2_grad/Reshape_1:0</text:p>
      <text:p text:style-name="Preformatted_20_Text">Level 1:tensorflow:Gradient for 'while/Sigmoid_2'</text:p>
      <text:p text:style-name="Preformatted_20_Text">Level 1:tensorflow: <text:s/>in <text:s/>--&gt; gradients/while_grad/gradients/while/mul_2_grad/Reshape:0</text:p>
      <text:p text:style-name="Preformatted_20_Text">Level 1:tensorflow: <text:s/>out --&gt; gradients/while_grad/gradients/while/Sigmoid_2_grad/SigmoidGrad:0</text:p>
      <text:p text:style-name="Preformatted_20_Text">Level 1:tensorflow:Gradient for 'while/Tanh_1'</text:p>
      <text:p text:style-name="Preformatted_20_Text">Level 1:tensorflow: <text:s/>in <text:s/>--&gt; gradients/while_grad/gradients/while/mul_2_grad/Reshape_1:0</text:p>
      <text:p text:style-name="Preformatted_20_Text">Level 1:tensorflow: <text:s/>out --&gt; gradients/while_grad/gradients/while/Tanh_1_grad/TanhGrad:0</text:p>
      <text:p text:style-name="Preformatted_20_Text">Level 2:tensorflow: <text:s/>_AggregatedGrads 2 x (None, 64) using add_n</text:p>
      <text:p text:style-name="Preformatted_20_Text">Level 1:tensorflow:Gradient for 'while/add_1'</text:p>
      <text:p text:style-name="Preformatted_20_Text">Level 1:tensorflow: <text:s/>in <text:s/>--&gt; gradients/while_grad/gradients/AddN_1:0</text:p>
      <text:p text:style-name="Preformatted_20_Text">Level 1:tensorflow: <text:s/>out --&gt; gradients/while_grad/gradients/while/add_1_grad/Reshape:0, gradients/while_grad/gradients/while/add_1_grad/Reshape_1:0</text:p>
      <text:p text:style-name="Preformatted_20_Text">Level 1:tensorflow:Gradient for 'while/mul'</text:p>
      <text:p text:style-name="Preformatted_20_Text">Level 1:tensorflow: <text:s/>in <text:s/>--&gt; gradients/while_grad/gradients/while/add_1_grad/Reshape:0</text:p>
      <text:p text:style-name="Preformatted_20_Text">Level 1:tensorflow: <text:s/>out --&gt; gradients/while_grad/gradients/while/mul_grad/Reshape:0, gradients/while_grad/gradients/while/mul_grad/Reshape_1:0</text:p>
      <text:p text:style-name="Preformatted_20_Text">Level 1:tensorflow:Gradient for 'while/mul_1'</text:p>
      <text:p text:style-name="Preformatted_20_Text">Level 1:tensorflow: <text:s/>in <text:s/>--&gt; gradients/while_grad/gradients/while/add_1_grad/Reshape_1:0</text:p>
      <text:p text:style-name="Preformatted_20_Text"><text:soft-page-break/>Level 1:tensorflow: <text:s/>out --&gt; gradients/while_grad/gradients/while/mul_1_grad/Reshape:0, gradients/while_grad/gradients/while/mul_1_grad/Reshape_1:0</text:p>
      <text:p text:style-name="Preformatted_20_Text">Level 1:tensorflow:Gradient for 'while/Sigmoid_1'</text:p>
      <text:p text:style-name="Preformatted_20_Text">Level 1:tensorflow: <text:s/>in <text:s/>--&gt; gradients/while_grad/gradients/while/mul_grad/Reshape:0</text:p>
      <text:p text:style-name="Preformatted_20_Text">Level 1:tensorflow: <text:s/>out --&gt; gradients/while_grad/gradients/while/Sigmoid_1_grad/SigmoidGrad:0</text:p>
      <text:p text:style-name="Preformatted_20_Text">Level 1:tensorflow:Gradient for 'while/Sigmoid'</text:p>
      <text:p text:style-name="Preformatted_20_Text">Level 1:tensorflow: <text:s/>in <text:s/>--&gt; gradients/while_grad/gradients/while/mul_1_grad/Reshape:0</text:p>
      <text:p text:style-name="Preformatted_20_Text">Level 1:tensorflow: <text:s/>out --&gt; gradients/while_grad/gradients/while/Sigmoid_grad/SigmoidGrad:0</text:p>
      <text:p text:style-name="Preformatted_20_Text">Level 1:tensorflow:Gradient for 'while/Tanh'</text:p>
      <text:p text:style-name="Preformatted_20_Text">Level 1:tensorflow: <text:s/>in <text:s/>--&gt; gradients/while_grad/gradients/while/mul_1_grad/Reshape_1:0</text:p>
      <text:p text:style-name="Preformatted_20_Text">Level 1:tensorflow: <text:s/>out --&gt; gradients/while_grad/gradients/while/Tanh_grad/TanhGrad:0</text:p>
      <text:p text:style-name="Preformatted_20_Text">Level 1:tensorflow:Gradient for 'while/split'</text:p>
      <text:p text:style-name="Preformatted_20_Text">Level 1:tensorflow: <text:s/>in <text:s/>--&gt; gradients/while_grad/gradients/while/Sigmoid_grad/SigmoidGrad:0, gradients/while_grad/gradients/while/Sigmoid_1_grad/SigmoidGrad:0, gradients/while_grad/gradients/while/Tanh_grad/TanhGrad:0, gradients/while_grad/gradients/while/Sigmoid_2_grad/SigmoidGrad:0</text:p>
      <text:p text:style-name="Preformatted_20_Text">Level 1:tensorflow: <text:s/>out --&gt; gradients/while_grad/gradients/while/split_grad/concat:0</text:p>
      <text:p text:style-name="Preformatted_20_Text">Level 1:tensorflow:Gradient for 'while/BiasAdd'</text:p>
      <text:p text:style-name="Preformatted_20_Text">Level 1:tensorflow: <text:s/>in <text:s/>--&gt; gradients/while_grad/gradients/while/split_grad/concat:0</text:p>
      <text:p text:style-name="Preformatted_20_Text">Level 1:tensorflow: <text:s/>out --&gt; gradients/while_grad/gradients/while/split_grad/concat:0, gradients/while_grad/gradients/while/BiasAdd_grad/BiasAddGrad:0</text:p>
      <text:p text:style-name="Preformatted_20_Text">Level 1:tensorflow:Gradient for 'while/add'</text:p>
      <text:p text:style-name="Preformatted_20_Text">Level 1:tensorflow: <text:s/>in <text:s/>--&gt; gradients/while_grad/gradients/while/split_grad/concat:0</text:p>
      <text:p text:style-name="Preformatted_20_Text">Level 1:tensorflow: <text:s/>out --&gt; gradients/while_grad/gradients/while/add_grad/Reshape:0, gradients/while_grad/gradients/while/add_grad/Reshape_1:0</text:p>
      <text:p text:style-name="Preformatted_20_Text">Level 2:tensorflow: <text:s/>_AggregatedGrads 2 x (256,) using add_n</text:p>
      <text:p text:style-name="Preformatted_20_Text">Level 1:tensorflow:Gradient for 'while/MatMul'</text:p>
      <text:p text:style-name="Preformatted_20_Text">Level 1:tensorflow: <text:s/>in <text:s/>--&gt; gradients/while_grad/gradients/while/add_grad/Reshape:0</text:p>
      <text:p text:style-name="Preformatted_20_Text">Level 1:tensorflow: <text:s/>out --&gt; gradients/while_grad/gradients/while/MatMul_grad/MatMul:0, gradients/while_grad/gradients/while/MatMul_grad/MatMul_1:0</text:p>
      <text:p text:style-name="Preformatted_20_Text">Level 1:tensorflow:Gradient for 'while/MatMul_1'</text:p>
      <text:p text:style-name="Preformatted_20_Text">Level 1:tensorflow: <text:s/>in <text:s/>--&gt; gradients/while_grad/gradients/while/add_grad/Reshape_1:0</text:p>
      <text:p text:style-name="Preformatted_20_Text">Level 1:tensorflow: <text:s/>out --&gt; gradients/while_grad/gradients/while/MatMul_1_grad/MatMul:0, gradients/while_grad/gradients/while/MatMul_1_grad/MatMul_1:0</text:p>
      <text:p text:style-name="Preformatted_20_Text">Level 1:tensorflow:Gradient for 'while/TensorArrayV2Read/TensorListGetItem'</text:p>
      <text:p text:style-name="Preformatted_20_Text">Level 1:tensorflow: <text:s/>in <text:s/>--&gt; gradients/while_grad/gradients/while/MatMul_grad/MatMul:0</text:p>
      <text:p text:style-name="Preformatted_20_Text">Level 1:tensorflow: <text:s/>out --&gt; gradients/while_grad/gradients/while/TensorArrayV2Read/TensorListGetItem_grad/TensorListSetItem:0</text:p>
      <text:p text:style-name="Preformatted_20_Text">Level 2:tensorflow: <text:s/>_AggregatedGrads 2 x (2, 256) using add_n</text:p>
      <text:p text:style-name="Preformatted_20_Text">Level 2:tensorflow: <text:s/>_AggregatedGrads 2 x (64, 256) using add_n</text:p>
      <text:p text:style-name="Preformatted_20_Text"><text:soft-page-break/>Level 2:tensorflow: <text:s/>_AggregatedGrads 2 x () using add_n</text:p>
      <text:p text:style-name="Preformatted_20_Text">Level 1:tensorflow:Gradient for 'while'</text:p>
      <text:p text:style-name="Preformatted_20_Text">Level 1:tensorflow: <text:s/>in <text:s/>--&gt; gradients/TensorArrayV2Stack/TensorListStack_grad/TensorListFromTensor:0, gradients/grad_ys_2:0, gradients/grad_ys_3:0, gradients/zeros_like:0, gradients/zeros_like_1:0, gradients/zeros_like_2:0, gradients/zeros_like_3:0</text:p>
      <text:p text:style-name="Preformatted_20_Text">Level 1:tensorflow: <text:s/>out --&gt; gradients/while_grad/Identity_3:0, gradients/while_grad/Identity_4:0, gradients/while_grad/Identity_5:0, gradients/while_grad/Identity_6:0, gradients/while_grad/Identity_7:0, gradients/while_grad/Identity_8:0, gradients/while_grad/Identity_9:0</text:p>
      <text:p text:style-name="Preformatted_20_Text">Level 1:tensorflow:Gradient for 'TensorArrayUnstack/TensorListFromTensor'</text:p>
      <text:p text:style-name="Preformatted_20_Text">Level 1:tensorflow: <text:s/>in <text:s/>--&gt; gradients/while_grad/Identity_6:0</text:p>
      <text:p text:style-name="Preformatted_20_Text">Level 1:tensorflow: <text:s/>out --&gt; gradients/TensorArrayUnstack/TensorListFromTensor_grad/TensorListStack:0</text:p>
      <text:p text:style-name="Preformatted_20_Text">Level 1:tensorflow:Gradient for 'transpose'</text:p>
      <text:p text:style-name="Preformatted_20_Text">Level 1:tensorflow: <text:s/>in <text:s/>--&gt; gradients/TensorArrayUnstack/TensorListFromTensor_grad/TensorListStack:0</text:p>
      <text:p text:style-name="Preformatted_20_Text">Level 1:tensorflow: <text:s/>out --&gt; gradients/transpose_grad/transpose:0</text:p>
      <text:p text:style-name="Preformatted_20_Text">Level 1:tensorflow:Registering CustomGradient-8918 (&lt;function _graph_mode_decorator.&lt;locals&gt;.internal_grad_fn at 0x7f52e025eca0&gt;) in gradient.</text:p>
      <text:p text:style-name="Preformatted_20_Text">INFO:ml_engine.transfer_learning:Simulated pre-trained weights initialized</text:p>
      <text:p text:style-name="Preformatted_20_Text">INFO:ml_engine.transfer_learning:Froze 2 pre-trained layers for fine-tuning</text:p>
      <text:p text:style-name="Preformatted_20_Text">INFO:ml_engine.gan_model:Initializing GANModel on device: cpu</text:p>
      <text:p text:style-name="Preformatted_20_Text">INFO:ml_engine.hrl_model:{'event': 'hrl_init', 'device': 'cpu', 'state_size': 4, 'action_size': 3}</text:p>
      <text:p text:style-name="Preformatted_20_Text">ERROR:__main__:{'event': 'unexpected_error', 'error': '__init__() takes 3 positional arguments but 4 were given'}</text:p>
      <text:p text:style-name="Preformatted_20_Text">ERROR:__main__:{'event': 'fatal_error', 'error': '__init__() takes 3 positional arguments but 4 were given'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0" meta:image-count="0" meta:object-count="0" meta:page-count="47" meta:paragraph-count="1646" meta:word-count="11828" meta:character-count="161377" meta:non-whitespace-character-count="150648"/>
  </office:meta>
</office:document-meta>
</file>